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C0000007A651A4487F4036AEC.png" manifest:media-type="image/png"/>
  <manifest:file-entry manifest:full-path="Pictures/100000000000014B000000F0142AA45666771B7F.png" manifest:media-type="image/png"/>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1DF000001C297909CAD8C15C84D.png" manifest:media-type="image/png"/>
  <manifest:file-entry manifest:full-path="Pictures/100000000000024E0000024526DE2969505589ED.png" manifest:media-type="image/png"/>
  <manifest:file-entry manifest:full-path="Pictures/10000000000002CE000000EE6F1CD74C1DAB44ED.png" manifest:media-type="image/png"/>
  <manifest:file-entry manifest:full-path="Pictures/100000000000011800000058FB6F1D01BD5EFF08.png" manifest:media-type="image/png"/>
  <manifest:file-entry manifest:full-path="Pictures/100000000000010E00000161935314C1555BDB91.png" manifest:media-type="image/png"/>
  <manifest:file-entry manifest:full-path="Pictures/10000000000000FC000000C95D76AF772884319E.png" manifest:media-type="image/png"/>
  <manifest:file-entry manifest:full-path="Pictures/10000000000001F7000000D459E11C2041773A77.png" manifest:media-type="image/png"/>
  <manifest:file-entry manifest:full-path="Pictures/100002000000002000000020A6BB2897B4B7679A.png" manifest:media-type="image/png"/>
  <manifest:file-entry manifest:full-path="Pictures/100000000000022D000001AF715D3784946D2A23.png" manifest:media-type="image/png"/>
  <manifest:file-entry manifest:full-path="Pictures/10000000000001E1000000EE6F15FED11FC5487C.png" manifest:media-type="image/png"/>
  <manifest:file-entry manifest:full-path="Pictures/10000000000000CC00000134922FAA9414585368.png" manifest:media-type="image/png"/>
  <manifest:file-entry manifest:full-path="Pictures/1000000000000241000001A413E4028133E38EF6.png" manifest:media-type="image/png"/>
  <manifest:file-entry manifest:full-path="Pictures/10000000000001ED000001C4DB5756D63271B925.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0000000019300000110C070DB9AF07C59DD.png" manifest:media-type="image/png"/>
  <manifest:file-entry manifest:full-path="Pictures/1000000000000182000001841D181F51E0DFE0F6.png" manifest:media-type="image/png"/>
  <manifest:file-entry manifest:full-path="Pictures/1000000000000183000000D2D14105DF432C6892.png" manifest:media-type="image/png"/>
  <manifest:file-entry manifest:full-path="Pictures/1000020000000020000000206284DE9C05FFED8F.png" manifest:media-type="image/png"/>
  <manifest:file-entry manifest:full-path="Pictures/1000000000000167000000F2F2C9BDA203DE6A64.png" manifest:media-type="image/png"/>
  <manifest:file-entry manifest:full-path="Pictures/10000000000001C3000000C192A0F1570F53CACC.png" manifest:media-type="image/png"/>
  <manifest:file-entry manifest:full-path="Pictures/10000000000001E500000099E61B0A34763E5D57.png" manifest:media-type="image/png"/>
  <manifest:file-entry manifest:full-path="Pictures/100000000000016800000188D5BE43001425D125.png" manifest:media-type="image/png"/>
  <manifest:file-entry manifest:full-path="Pictures/100000000000022E000000EBA66035FBAFA2B961.png" manifest:media-type="image/png"/>
  <manifest:file-entry manifest:full-path="Pictures/10000000000001E5000001FCAC9E966A21580F6B.png" manifest:media-type="image/png"/>
  <manifest:file-entry manifest:full-path="Pictures/100000000000018D000001A3B651D87446E436BB.png" manifest:media-type="image/png"/>
  <manifest:file-entry manifest:full-path="Pictures/10000000000002CE000001B0F01ABE6A4575F25F.png" manifest:media-type="image/png"/>
  <manifest:file-entry manifest:full-path="Pictures/10000000000001F5000000D45EF097A113E298CA.png" manifest:media-type="image/png"/>
  <manifest:file-entry manifest:full-path="Pictures/1000000000000197000000D509100DC0284337D4.png" manifest:media-type="image/png"/>
  <manifest:file-entry manifest:full-path="Pictures/10000201000001EC0000006A959BA172963E3EED.png" manifest:media-type="image/png"/>
  <manifest:file-entry manifest:full-path="Pictures/1000020100000233000001395570F3D7544BA4AE.png" manifest:media-type="image/png"/>
  <manifest:file-entry manifest:full-path="Pictures/1000000000000211000000D424D7ADF5A6A3FAA8.png" manifest:media-type="image/png"/>
  <manifest:file-entry manifest:full-path="Pictures/100000000000022F00000128A17841E0E01564DC.png" manifest:media-type="image/png"/>
  <manifest:file-entry manifest:full-path="Pictures/10000000000002070000026835AAD7A26DCCA7FC.png" manifest:media-type="image/png"/>
  <manifest:file-entry manifest:full-path="Pictures/100000000000016200000125325E34DFD2C6C8C1.png" manifest:media-type="image/png"/>
  <manifest:file-entry manifest:full-path="Pictures/100000000000016A0000014D174B89D18D36F602.png" manifest:media-type="image/png"/>
  <manifest:file-entry manifest:full-path="Pictures/1000000000000352000003646E41EB9ECBFFD83C.png" manifest:media-type="image/png"/>
  <manifest:file-entry manifest:full-path="Pictures/10000000000000C5000000F1C1BDD6FF231BD8FB.png" manifest:media-type="image/png"/>
  <manifest:file-entry manifest:full-path="Pictures/100000000000010200000097850B48F217340552.png" manifest:media-type="image/png"/>
  <manifest:file-entry manifest:full-path="Pictures/10000000000000E40000006976C3B240D2A28637.png" manifest:media-type="image/png"/>
  <manifest:file-entry manifest:full-path="Pictures/1000000000000106000000D32063D1A6572263BD.png" manifest:media-type="image/png"/>
  <manifest:file-entry manifest:full-path="Pictures/10000201000001EB00000069B5EB80E69324CCE1.png" manifest:media-type="image/png"/>
  <manifest:file-entry manifest:full-path="Pictures/10000000000001690000017458ECBF1918470815.png" manifest:media-type="image/png"/>
  <manifest:file-entry manifest:full-path="Pictures/10000000000001E1000001F8D806863BA9576222.png" manifest:media-type="image/png"/>
  <manifest:file-entry manifest:full-path="Pictures/100000000000017E0000011B304E6DF44915B4B3.png" manifest:media-type="image/png"/>
  <manifest:file-entry manifest:full-path="Pictures/1000000000000175000000A0D19048092F4CB60C.png" manifest:media-type="image/png"/>
  <manifest:file-entry manifest:full-path="Pictures/10000000000001A400000116D3309E2F93EF6169.png" manifest:media-type="image/png"/>
  <manifest:file-entry manifest:full-path="Pictures/10000000000000A6000000CF5B29BCC0CF74AF94.png" manifest:media-type="image/png"/>
  <manifest:file-entry manifest:full-path="Pictures/100000000000011800000126DDEDA9848B29C9AB.png" manifest:media-type="image/png"/>
  <manifest:file-entry manifest:full-path="Pictures/100000000000017F0000011CEBF2B97F7C72C237.png" manifest:media-type="image/png"/>
  <manifest:file-entry manifest:full-path="Pictures/10000000000000C5000000F1D09C8E5A45D38711.png" manifest:media-type="image/png"/>
  <manifest:file-entry manifest:full-path="Pictures/10000000000000C5000000F39264341A1E0AF031.png" manifest:media-type="image/png"/>
  <manifest:file-entry manifest:full-path="Pictures/1000000000000229000000E0F5797D8F5CD6414D.png" manifest:media-type="image/png"/>
  <manifest:file-entry manifest:full-path="Pictures/100000000000025B000002CAC98F33DAD0ABEE04.png" manifest:media-type="image/png"/>
  <manifest:file-entry manifest:full-path="Pictures/100002000000000B0000000B70A9EE9903C9253B.gif" manifest:media-type="image/gif"/>
  <manifest:file-entry manifest:full-path="Pictures/100000000000015B000000F36DD0E58DE4E54CF2.png" manifest:media-type="image/png"/>
  <manifest:file-entry manifest:full-path="Pictures/100000000000015B000000F3D0CA4681BF3F8AA5.png" manifest:media-type="image/png"/>
  <manifest:file-entry manifest:full-path="Pictures/1000000000000123000000587DF8F72567F4136C.png" manifest:media-type="image/png"/>
  <manifest:file-entry manifest:full-path="Pictures/100000000000018600000130E1A7A943C47FD109.png" manifest:media-type="image/png"/>
  <manifest:file-entry manifest:full-path="Pictures/1000000000000168000000F20346AC22FFEEAC34.png" manifest:media-type="image/png"/>
  <manifest:file-entry manifest:full-path="Pictures/100000000000008B00000102F6DB7CA2005035FD.png" manifest:media-type="image/png"/>
  <manifest:file-entry manifest:full-path="Pictures/100000000000018D000000C1CE799D2715500148.png" manifest:media-type="image/png"/>
  <manifest:file-entry manifest:full-path="Pictures/1000000000000165000001241F7B88F7C4E9818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3.496cm" fo:margin-top="0.199cm" fo:margin-bottom="0.4cm" table:align="left" fo:background-color="transparent" style:may-break-between-rows="false">
        <style:background-image/>
      </style:table-properties>
    </style:style>
    <style:style style:name="Table4.A" style:family="table-column">
      <style:table-column-properties style:column-width="5.106cm"/>
    </style:style>
    <style:style style:name="Table4.B" style:family="table-column">
      <style:table-column-properties style:column-width="4.895cm"/>
    </style:style>
    <style:style style:name="Table4.C" style:family="table-column">
      <style:table-column-properties style:column-width="3.494cm"/>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11.903cm" fo:margin-top="0.199cm" fo:margin-bottom="0.4cm" table:align="left" fo:background-color="transparent" style:may-break-between-rows="false">
        <style:background-image/>
      </style:table-properties>
    </style:style>
    <style:style style:name="Table6.A" style:family="table-column">
      <style:table-column-properties style:column-width="2.796cm"/>
    </style:style>
    <style:style style:name="Table6.B" style:family="table-column">
      <style:table-column-properties style:column-width="2.51cm"/>
    </style:style>
    <style:style style:name="Table6.C" style:family="table-column">
      <style:table-column-properties style:column-width="3.298cm"/>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left="0cm" fo:margin-right="0cm" fo:margin-top="0.3cm" fo:margin-bottom="0cm" table:align="margins" fo:keep-with-next="auto" style:may-break-between-rows="false"/>
    </style:style>
    <style:style style:name="Table7.A" style:family="table-column">
      <style:table-column-properties style:column-width="3.394cm" style:rel-column-width="13082*"/>
    </style:style>
    <style:style style:name="Table7.B" style:family="table-column">
      <style:table-column-properties style:column-width="3.436cm" style:rel-column-width="13245*"/>
    </style:style>
    <style:style style:name="Table7.C" style:family="table-column">
      <style:table-column-properties style:column-width="10.171cm" style:rel-column-width="3920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997cm" fo:margin-left="0cm" fo:margin-right="0.004cm" fo:margin-top="0cm" fo:margin-bottom="0.423cm" table:align="margins" fo:keep-with-next="auto" style:may-break-between-rows="true"/>
    </style:style>
    <style:style style:name="Table5.A" style:family="table-column">
      <style:table-column-properties style:column-width="2.492cm" style:rel-column-width="9609*"/>
    </style:style>
    <style:style style:name="Table5.B" style:family="table-column">
      <style:table-column-properties style:column-width="3.101cm" style:rel-column-width="11956*"/>
    </style:style>
    <style:style style:name="Table5.C" style:family="table-column">
      <style:table-column-properties style:column-width="2.706cm" style:rel-column-width="10432*"/>
    </style:style>
    <style:style style:name="Table5.D" style:family="table-column">
      <style:table-column-properties style:column-width="2.6cm" style:rel-column-width="10024*"/>
    </style:style>
    <style:style style:name="Table5.E" style:family="table-column">
      <style:table-column-properties style:column-width="6.098cm"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97cm"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97cm" fo:border-left="none" fo:border-right="none" fo:border-top="0.05pt solid #999999" fo:border-bottom="0.05pt solid #999999">
        <style:background-image/>
      </style:table-cell-properties>
    </style:style>
    <style:style style:name="Table5.E2" style:family="table-cell">
      <style:table-cell-properties fo:background-color="#ffffff" fo:padding="0.097cm"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97cm" fo:border-left="none" fo:border-right="none" fo:border-top="none" fo:border-bottom="0.05pt solid #999999">
        <style:background-image/>
      </style:table-cell-properties>
    </style:style>
    <style:style style:name="Table5.E3" style:family="table-cell">
      <style:table-cell-properties fo:background-color="#ffffff" fo:padding="0.097cm" fo:border-left="none" fo:border-right="none" fo:border-top="none" fo:border-bottom="0.05pt solid #999999">
        <style:background-image/>
      </style:table-cell-properties>
    </style:style>
    <style:style style:name="Table5.A4" style:family="table-cell">
      <style:table-cell-properties fo:background-color="#ffffff" fo:padding="0.097cm" fo:border-left="none" fo:border-right="none" fo:border-top="none" fo:border-bottom="0.05pt solid #999999">
        <style:background-image/>
      </style:table-cell-properties>
    </style:style>
    <style:style style:name="Table5.B4" style:family="table-cell">
      <style:table-cell-properties fo:background-color="#ffffff" fo:padding="0.097cm" fo:border-left="none" fo:border-right="none" fo:border-top="none" fo:border-bottom="0.05pt solid #999999">
        <style:background-image/>
      </style:table-cell-properties>
    </style:style>
    <style:style style:name="Table5.C4" style:family="table-cell">
      <style:table-cell-properties fo:background-color="#ffffff" fo:padding="0.097cm" fo:border-left="none" fo:border-right="none" fo:border-top="none" fo:border-bottom="0.05pt solid #999999">
        <style:background-image/>
      </style:table-cell-properties>
    </style:style>
    <style:style style:name="Table5.D4" style:family="table-cell">
      <style:table-cell-properties fo:background-color="#ffffff" fo:padding="0.097cm" fo:border-left="none" fo:border-right="none" fo:border-top="none" fo:border-bottom="0.05pt solid #999999">
        <style:background-image/>
      </style:table-cell-properties>
    </style:style>
    <style:style style:name="Table5.E4" style:family="table-cell">
      <style:table-cell-properties fo:background-color="#ffffff" fo:padding="0.097cm" fo:border-left="none" fo:border-right="none" fo:border-top="none" fo:border-bottom="0.05pt solid #999999">
        <style:background-image/>
      </style:table-cell-properties>
    </style:style>
    <style:style style:name="Table5.A5" style:family="table-cell">
      <style:table-cell-properties fo:background-color="#ffffff" fo:padding="0.097cm" fo:border-left="none" fo:border-right="none" fo:border-top="none" fo:border-bottom="0.05pt solid #999999">
        <style:background-image/>
      </style:table-cell-properties>
    </style:style>
    <style:style style:name="Table5.B5" style:family="table-cell">
      <style:table-cell-properties fo:background-color="#ffffff" fo:padding="0.097cm" fo:border-left="none" fo:border-right="none" fo:border-top="none" fo:border-bottom="0.05pt solid #999999">
        <style:background-image/>
      </style:table-cell-properties>
    </style:style>
    <style:style style:name="Table5.C5" style:family="table-cell">
      <style:table-cell-properties fo:background-color="#ffffff" fo:padding="0.097cm" fo:border-left="none" fo:border-right="none" fo:border-top="none" fo:border-bottom="0.05pt solid #999999">
        <style:background-image/>
      </style:table-cell-properties>
    </style:style>
    <style:style style:name="Table5.D5" style:family="table-cell">
      <style:table-cell-properties fo:background-color="#ffffff" fo:padding="0.097cm" fo:border-left="none" fo:border-right="none" fo:border-top="none" fo:border-bottom="0.05pt solid #999999">
        <style:background-image/>
      </style:table-cell-properties>
    </style:style>
    <style:style style:name="Table5.E5" style:family="table-cell">
      <style:table-cell-properties fo:background-color="#ffffff" fo:padding="0.097cm" fo:border-left="none" fo:border-right="none" fo:border-top="none" fo:border-bottom="0.05pt solid #999999">
        <style:background-image/>
      </style:table-cell-properties>
    </style:style>
    <style:style style:name="Table5.A6" style:family="table-cell">
      <style:table-cell-properties fo:background-color="#ffffff" fo:padding="0.097cm" fo:border-left="none" fo:border-right="none" fo:border-top="none" fo:border-bottom="0.05pt solid #999999">
        <style:background-image/>
      </style:table-cell-properties>
    </style:style>
    <style:style style:name="Table5.B6" style:family="table-cell">
      <style:table-cell-properties fo:background-color="#ffffff" fo:padding="0.097cm" fo:border-left="none" fo:border-right="none" fo:border-top="none" fo:border-bottom="0.05pt solid #999999">
        <style:background-image/>
      </style:table-cell-properties>
    </style:style>
    <style:style style:name="Table5.C6" style:family="table-cell">
      <style:table-cell-properties fo:background-color="#ffffff" fo:padding="0.097cm" fo:border-left="none" fo:border-right="none" fo:border-top="none" fo:border-bottom="0.05pt solid #999999">
        <style:background-image/>
      </style:table-cell-properties>
    </style:style>
    <style:style style:name="Table5.D6" style:family="table-cell">
      <style:table-cell-properties fo:background-color="#ffffff" fo:padding="0.097cm" fo:border-left="none" fo:border-right="none" fo:border-top="none" fo:border-bottom="0.05pt solid #999999">
        <style:background-image/>
      </style:table-cell-properties>
    </style:style>
    <style:style style:name="Table5.E6" style:family="table-cell">
      <style:table-cell-properties fo:background-color="#ffffff"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3b32780"/>
    </style:style>
    <style:style style:name="P3" style:family="paragraph" style:parent-style-name="Caption" style:master-page-name="">
      <style:paragraph-properties style:page-number="auto" fo:keep-with-next="always"/>
      <style:text-properties officeooo:paragraph-rsid="00501fc0"/>
    </style:style>
    <style:style style:name="P4" style:family="paragraph" style:parent-style-name="Caption" style:master-page-name="">
      <style:paragraph-properties style:page-number="auto" fo:keep-with-next="always"/>
      <style:text-properties officeooo:paragraph-rsid="00989bc0"/>
    </style:style>
    <style:style style:name="P5" style:family="paragraph" style:parent-style-name="Text_20_body" style:master-page-name="">
      <style:paragraph-properties style:page-number="auto" fo:keep-with-next="always"/>
      <style:text-properties officeooo:rsid="006c1c1b" officeooo:paragraph-rsid="006ff6dd"/>
    </style:style>
    <style:style style:name="P6" style:family="paragraph" style:parent-style-name="Text_20_body" style:master-page-name="">
      <style:paragraph-properties fo:keep-together="always" fo:orphans="0" fo:widows="0" style:page-number="auto"/>
      <style:text-properties officeooo:rsid="011802a6" officeooo:paragraph-rsid="01205e6d"/>
    </style:style>
    <style:style style:name="P7" style:family="paragraph" style:parent-style-name="Text_20_body" style:master-page-name="">
      <style:paragraph-properties style:page-number="auto"/>
      <style:text-properties officeooo:paragraph-rsid="00701af5"/>
    </style:style>
    <style:style style:name="P8" style:family="paragraph" style:parent-style-name="Definition_20_Term" style:master-page-name="">
      <style:paragraph-properties fo:keep-together="always" style:page-number="auto"/>
      <style:text-properties officeooo:paragraph-rsid="03fbf075"/>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4fd6c"/>
    </style:style>
    <style:style style:name="P17" style:family="paragraph" style:parent-style-name="Text_20_body">
      <style:text-properties officeooo:rsid="006c1c1b" officeooo:paragraph-rsid="00825fa3"/>
    </style:style>
    <style:style style:name="P18" style:family="paragraph" style:parent-style-name="Text_20_body">
      <style:text-properties officeooo:paragraph-rsid="006db1ca"/>
    </style:style>
    <style:style style:name="P19" style:family="paragraph" style:parent-style-name="Text_20_body">
      <style:text-properties officeooo:paragraph-rsid="0074fd6c"/>
    </style:style>
    <style:style style:name="P20" style:family="paragraph" style:parent-style-name="Text_20_body">
      <style:text-properties officeooo:rsid="0076df9f" officeooo:paragraph-rsid="0076df9f"/>
    </style:style>
    <style:style style:name="P21" style:family="paragraph" style:parent-style-name="Text_20_body">
      <style:text-properties officeooo:paragraph-rsid="00787ed8"/>
    </style:style>
    <style:style style:name="P22" style:family="paragraph" style:parent-style-name="Text_20_body">
      <style:text-properties officeooo:rsid="0078d7af" officeooo:paragraph-rsid="0078d7af"/>
    </style:style>
    <style:style style:name="P23" style:family="paragraph" style:parent-style-name="Text_20_body">
      <style:text-properties officeooo:paragraph-rsid="0078d7af"/>
    </style:style>
    <style:style style:name="P24" style:family="paragraph" style:parent-style-name="Text_20_body">
      <style:text-properties officeooo:paragraph-rsid="00825fa3"/>
    </style:style>
    <style:style style:name="P25" style:family="paragraph" style:parent-style-name="Text_20_body">
      <style:text-properties officeooo:paragraph-rsid="009eaaa4"/>
    </style:style>
    <style:style style:name="P26" style:family="paragraph" style:parent-style-name="Text_20_body">
      <style:text-properties officeooo:rsid="00b0e0f1" officeooo:paragraph-rsid="00b0e0f1"/>
    </style:style>
    <style:style style:name="P27" style:family="paragraph" style:parent-style-name="Text_20_body">
      <style:text-properties officeooo:rsid="00c401ba" officeooo:paragraph-rsid="00c401ba"/>
    </style:style>
    <style:style style:name="P28" style:family="paragraph" style:parent-style-name="Text_20_body">
      <style:text-properties officeooo:rsid="00c401ba" officeooo:paragraph-rsid="01ca8d5f"/>
    </style:style>
    <style:style style:name="P29" style:family="paragraph" style:parent-style-name="Text_20_body">
      <style:text-properties officeooo:rsid="00914892" officeooo:paragraph-rsid="00914892"/>
    </style:style>
    <style:style style:name="P30" style:family="paragraph" style:parent-style-name="Text_20_body">
      <style:text-properties officeooo:rsid="009a1e3a" officeooo:paragraph-rsid="00fd06c2"/>
    </style:style>
    <style:style style:name="P31" style:family="paragraph" style:parent-style-name="Text_20_body">
      <style:text-properties officeooo:rsid="0148f3f5" officeooo:paragraph-rsid="01030fcf"/>
    </style:style>
    <style:style style:name="P32" style:family="paragraph" style:parent-style-name="Text_20_body">
      <style:text-properties officeooo:rsid="014a1b30" officeooo:paragraph-rsid="01030fcf"/>
    </style:style>
    <style:style style:name="P33" style:family="paragraph" style:parent-style-name="Text_20_body">
      <style:text-properties officeooo:rsid="011f816d" officeooo:paragraph-rsid="011f816d"/>
    </style:style>
    <style:style style:name="P34" style:family="paragraph" style:parent-style-name="Text_20_body">
      <style:text-properties officeooo:paragraph-rsid="0124ea24"/>
    </style:style>
    <style:style style:name="P35" style:family="paragraph" style:parent-style-name="Text_20_body">
      <style:text-properties officeooo:rsid="0131d376" officeooo:paragraph-rsid="0131d376"/>
    </style:style>
    <style:style style:name="P36" style:family="paragraph" style:parent-style-name="Text_20_body">
      <style:text-properties officeooo:rsid="009eaaa4" officeooo:paragraph-rsid="009eaaa4"/>
    </style:style>
    <style:style style:name="P37" style:family="paragraph" style:parent-style-name="Text_20_body">
      <style:text-properties officeooo:rsid="015ec564" officeooo:paragraph-rsid="015ec564"/>
    </style:style>
    <style:style style:name="P38" style:family="paragraph" style:parent-style-name="Text_20_body">
      <style:text-properties officeooo:paragraph-rsid="01c6039d"/>
    </style:style>
    <style:style style:name="P39" style:family="paragraph" style:parent-style-name="Text_20_body">
      <style:text-properties officeooo:paragraph-rsid="00f51afd"/>
    </style:style>
    <style:style style:name="P40" style:family="paragraph" style:parent-style-name="Text_20_body">
      <style:text-properties officeooo:paragraph-rsid="01f0ae0b"/>
    </style:style>
    <style:style style:name="P41" style:family="paragraph" style:parent-style-name="Text_20_body">
      <style:text-properties officeooo:rsid="0105d23d" officeooo:paragraph-rsid="01e6427d"/>
    </style:style>
    <style:style style:name="P42" style:family="paragraph" style:parent-style-name="Text_20_body">
      <style:text-properties officeooo:paragraph-rsid="01f44e73"/>
    </style:style>
    <style:style style:name="P43" style:family="paragraph" style:parent-style-name="Text_20_body">
      <style:text-properties officeooo:paragraph-rsid="01f917db"/>
    </style:style>
    <style:style style:name="P44" style:family="paragraph" style:parent-style-name="Text_20_body">
      <style:text-properties officeooo:rsid="0150b6b0" officeooo:paragraph-rsid="0201981f"/>
    </style:style>
    <style:style style:name="P45" style:family="paragraph" style:parent-style-name="Text_20_body">
      <style:text-properties officeooo:paragraph-rsid="0128a7b3"/>
    </style:style>
    <style:style style:name="P46" style:family="paragraph" style:parent-style-name="Text_20_body">
      <style:text-properties officeooo:rsid="013cc2e2" officeooo:paragraph-rsid="0101ff64"/>
    </style:style>
    <style:style style:name="P47" style:family="paragraph" style:parent-style-name="Text_20_body">
      <style:text-properties officeooo:paragraph-rsid="0300bb1c"/>
    </style:style>
    <style:style style:name="P48" style:family="paragraph" style:parent-style-name="Text_20_body">
      <style:text-properties officeooo:paragraph-rsid="01310d7c"/>
    </style:style>
    <style:style style:name="P49" style:family="paragraph" style:parent-style-name="Text_20_body">
      <style:text-properties officeooo:rsid="010392cb" officeooo:paragraph-rsid="0201981f"/>
    </style:style>
    <style:style style:name="P50" style:family="paragraph" style:parent-style-name="Text_20_body">
      <style:text-properties officeooo:rsid="0105e7d3" officeooo:paragraph-rsid="01102f95"/>
    </style:style>
    <style:style style:name="P51" style:family="paragraph" style:parent-style-name="Text_20_body">
      <style:text-properties officeooo:rsid="006e57db" officeooo:paragraph-rsid="007debf1"/>
    </style:style>
    <style:style style:name="P52" style:family="paragraph" style:parent-style-name="Text_20_body">
      <style:text-properties officeooo:paragraph-rsid="00a4af65"/>
    </style:style>
    <style:style style:name="P53" style:family="paragraph" style:parent-style-name="Text_20_body">
      <style:text-properties officeooo:paragraph-rsid="03b98879"/>
    </style:style>
    <style:style style:name="P54" style:family="paragraph" style:parent-style-name="Text_20_body">
      <style:text-properties officeooo:rsid="00fbff48" officeooo:paragraph-rsid="03bb3887"/>
    </style:style>
    <style:style style:name="P55" style:family="paragraph" style:parent-style-name="Text_20_body">
      <style:text-properties officeooo:paragraph-rsid="03bb3887"/>
    </style:style>
    <style:style style:name="P56" style:family="paragraph" style:parent-style-name="Text_20_body">
      <style:text-properties officeooo:paragraph-rsid="03bffa18"/>
    </style:style>
    <style:style style:name="P57" style:family="paragraph" style:parent-style-name="Text_20_body">
      <style:text-properties officeooo:rsid="0099e8b0" officeooo:paragraph-rsid="03bb3887"/>
    </style:style>
    <style:style style:name="P58" style:family="paragraph" style:parent-style-name="Text_20_body">
      <style:text-properties officeooo:paragraph-rsid="00ac0fd4"/>
    </style:style>
    <style:style style:name="P59" style:family="paragraph" style:parent-style-name="Text_20_body">
      <style:text-properties officeooo:paragraph-rsid="03de6a21"/>
    </style:style>
    <style:style style:name="P60" style:family="paragraph" style:parent-style-name="Text_20_body">
      <style:text-properties officeooo:paragraph-rsid="03e0ac15"/>
    </style:style>
    <style:style style:name="P61" style:family="paragraph" style:parent-style-name="Text_20_body">
      <style:text-properties officeooo:paragraph-rsid="03e0dcb4"/>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paragraph-rsid="007debf1"/>
    </style:style>
    <style:style style:name="P64" style:family="paragraph" style:parent-style-name="Text_20_body">
      <style:text-properties officeooo:paragraph-rsid="00818f57"/>
    </style:style>
    <style:style style:name="P65" style:family="paragraph" style:parent-style-name="Text_20_body">
      <style:text-properties officeooo:paragraph-rsid="007fe06e"/>
    </style:style>
    <style:style style:name="P66" style:family="paragraph" style:parent-style-name="Text_20_body">
      <style:text-properties officeooo:paragraph-rsid="00895a33"/>
    </style:style>
    <style:style style:name="P67" style:family="paragraph" style:parent-style-name="Text_20_body">
      <style:text-properties officeooo:paragraph-rsid="00845d3a"/>
    </style:style>
    <style:style style:name="P68" style:family="paragraph" style:parent-style-name="Text_20_body">
      <style:text-properties officeooo:paragraph-rsid="00832ac3"/>
    </style:style>
    <style:style style:name="P69" style:family="paragraph" style:parent-style-name="Text_20_body">
      <style:text-properties officeooo:rsid="007a4559" officeooo:paragraph-rsid="007a4559"/>
    </style:style>
    <style:style style:name="P70" style:family="paragraph" style:parent-style-name="Definition_20_Term">
      <style:text-properties officeooo:paragraph-rsid="006bfdf9"/>
    </style:style>
    <style:style style:name="P71" style:family="paragraph" style:parent-style-name="Definition_20_Term">
      <style:text-properties officeooo:paragraph-rsid="006db1ca"/>
    </style:style>
    <style:style style:name="P72" style:family="paragraph" style:parent-style-name="Definition_20_Term">
      <style:text-properties officeooo:paragraph-rsid="006ff6dd"/>
    </style:style>
    <style:style style:name="P73" style:family="paragraph" style:parent-style-name="Definition_20_Term">
      <style:text-properties officeooo:paragraph-rsid="0074fd6c"/>
    </style:style>
    <style:style style:name="P74" style:family="paragraph" style:parent-style-name="Definition_20_Term">
      <style:text-properties officeooo:paragraph-rsid="0076df9f"/>
    </style:style>
    <style:style style:name="P75" style:family="paragraph" style:parent-style-name="Definition_20_Term">
      <style:text-properties officeooo:paragraph-rsid="00825fa3"/>
    </style:style>
    <style:style style:name="P76" style:family="paragraph" style:parent-style-name="Definition_20_Term">
      <style:text-properties officeooo:paragraph-rsid="00d34d0f"/>
    </style:style>
    <style:style style:name="P77" style:family="paragraph" style:parent-style-name="Definition_20_Term">
      <style:text-properties officeooo:rsid="00fb5013" officeooo:paragraph-rsid="00f51afd"/>
    </style:style>
    <style:style style:name="P78" style:family="paragraph" style:parent-style-name="Definition_20_Term">
      <style:text-properties officeooo:paragraph-rsid="00f51afd"/>
    </style:style>
    <style:style style:name="P79" style:family="paragraph" style:parent-style-name="Definition_20_Term">
      <style:text-properties officeooo:paragraph-rsid="00fd06c2"/>
    </style:style>
    <style:style style:name="P80" style:family="paragraph" style:parent-style-name="Definition_20_Term">
      <style:text-properties officeooo:paragraph-rsid="03bb3887"/>
    </style:style>
    <style:style style:name="P81" style:family="paragraph" style:parent-style-name="Definition_20_Term">
      <style:text-properties officeooo:paragraph-rsid="03d5e0c5"/>
    </style:style>
    <style:style style:name="P82" style:family="paragraph" style:parent-style-name="Definition_20_Term">
      <style:text-properties officeooo:rsid="03e2df11" officeooo:paragraph-rsid="03e2df11"/>
    </style:style>
    <style:style style:name="P83" style:family="paragraph" style:parent-style-name="Definition_20_Term">
      <style:text-properties officeooo:paragraph-rsid="03fbf075"/>
    </style:style>
    <style:style style:name="P84" style:family="paragraph" style:parent-style-name="Definition_20_Term">
      <style:text-properties officeooo:paragraph-rsid="03fc7099"/>
    </style:style>
    <style:style style:name="P85" style:family="paragraph" style:parent-style-name="Definition_20_Term">
      <style:text-properties officeooo:rsid="006c1c1b" officeooo:paragraph-rsid="03fed4fa"/>
    </style:style>
    <style:style style:name="P86" style:family="paragraph" style:parent-style-name="Definition_20_Term">
      <style:text-properties officeooo:paragraph-rsid="03fed4fa"/>
    </style:style>
    <style:style style:name="P87" style:family="paragraph" style:parent-style-name="Text_20_body_20_indent">
      <style:text-properties officeooo:rsid="00686c29" officeooo:paragraph-rsid="00686c29"/>
    </style:style>
    <style:style style:name="P88" style:family="paragraph" style:parent-style-name="Text_20_body_20_indent">
      <style:text-properties officeooo:paragraph-rsid="006a35d1"/>
    </style:style>
    <style:style style:name="P89" style:family="paragraph" style:parent-style-name="Text_20_body_20_indent">
      <style:text-properties officeooo:paragraph-rsid="006bfdf9"/>
    </style:style>
    <style:style style:name="P90" style:family="paragraph" style:parent-style-name="Text_20_body_20_indent">
      <style:text-properties officeooo:rsid="006c1c1b" officeooo:paragraph-rsid="006ff6dd"/>
    </style:style>
    <style:style style:name="P91" style:family="paragraph" style:parent-style-name="Text_20_body_20_indent">
      <style:text-properties officeooo:rsid="006c1c1b" officeooo:paragraph-rsid="0076df9f"/>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4fd6c"/>
    </style:style>
    <style:style style:name="P95" style:family="paragraph" style:parent-style-name="Text_20_body_20_indent">
      <style:text-properties officeooo:rsid="006c1c1b" officeooo:paragraph-rsid="00825fa3"/>
    </style:style>
    <style:style style:name="P96" style:family="paragraph" style:parent-style-name="Text_20_body_20_indent">
      <style:text-properties officeooo:rsid="006c1c1b" officeooo:paragraph-rsid="03fbf075"/>
    </style:style>
    <style:style style:name="P97" style:family="paragraph" style:parent-style-name="Text_20_body_20_indent">
      <style:text-properties officeooo:rsid="006c1c1b" officeooo:paragraph-rsid="03fc7099"/>
    </style:style>
    <style:style style:name="P98" style:family="paragraph" style:parent-style-name="Text_20_body_20_indent">
      <style:text-properties officeooo:rsid="006c1c1b" officeooo:paragraph-rsid="03fed4fa"/>
    </style:style>
    <style:style style:name="P99" style:family="paragraph" style:parent-style-name="Text_20_body_20_indent">
      <style:text-properties officeooo:paragraph-rsid="006db1ca"/>
    </style:style>
    <style:style style:name="P100" style:family="paragraph" style:parent-style-name="Text_20_body_20_indent">
      <style:text-properties officeooo:paragraph-rsid="0074fd6c"/>
    </style:style>
    <style:style style:name="P101" style:family="paragraph" style:parent-style-name="Text_20_body_20_indent">
      <style:text-properties officeooo:paragraph-rsid="0076df9f"/>
    </style:style>
    <style:style style:name="P102" style:family="paragraph" style:parent-style-name="Text_20_body_20_indent">
      <style:text-properties officeooo:rsid="007b14c4" officeooo:paragraph-rsid="03fed4fa"/>
    </style:style>
    <style:style style:name="P103" style:family="paragraph" style:parent-style-name="Text_20_body_20_indent">
      <style:text-properties officeooo:rsid="007debf1" officeooo:paragraph-rsid="03fed4fa"/>
    </style:style>
    <style:style style:name="P104" style:family="paragraph" style:parent-style-name="Text_20_body_20_indent">
      <style:text-properties officeooo:rsid="007ef3cd" officeooo:paragraph-rsid="03fed4fa"/>
    </style:style>
    <style:style style:name="P105" style:family="paragraph" style:parent-style-name="Text_20_body_20_indent">
      <style:text-properties officeooo:paragraph-rsid="00825fa3"/>
    </style:style>
    <style:style style:name="P106" style:family="paragraph" style:parent-style-name="Text_20_body_20_indent">
      <style:text-properties officeooo:rsid="00a06f0c" officeooo:paragraph-rsid="00a06f0c"/>
    </style:style>
    <style:style style:name="P107" style:family="paragraph" style:parent-style-name="Text_20_body_20_indent">
      <style:text-properties officeooo:paragraph-rsid="00a06f0c"/>
    </style:style>
    <style:style style:name="P108" style:family="paragraph" style:parent-style-name="Text_20_body_20_indent">
      <style:text-properties officeooo:paragraph-rsid="00d34d0f"/>
    </style:style>
    <style:style style:name="P109" style:family="paragraph" style:parent-style-name="Text_20_body_20_indent">
      <style:text-properties officeooo:rsid="00f83f4e" officeooo:paragraph-rsid="00f51afd"/>
    </style:style>
    <style:style style:name="P110" style:family="paragraph" style:parent-style-name="Text_20_body_20_indent">
      <style:text-properties officeooo:paragraph-rsid="00f51afd"/>
    </style:style>
    <style:style style:name="P111" style:family="paragraph" style:parent-style-name="Text_20_body_20_indent">
      <style:text-properties officeooo:rsid="0127fc40" officeooo:paragraph-rsid="03bb3887"/>
    </style:style>
    <style:style style:name="P112" style:family="paragraph" style:parent-style-name="Text_20_body_20_indent">
      <style:text-properties officeooo:paragraph-rsid="00fd06c2"/>
    </style:style>
    <style:style style:name="P113" style:family="paragraph" style:parent-style-name="Text_20_body_20_indent">
      <style:text-properties officeooo:paragraph-rsid="00501fc0"/>
    </style:style>
    <style:style style:name="P114" style:family="paragraph" style:parent-style-name="Text_20_body_20_indent">
      <style:text-properties officeooo:paragraph-rsid="014fcf81"/>
    </style:style>
    <style:style style:name="P115" style:family="paragraph" style:parent-style-name="Text_20_body_20_indent">
      <style:text-properties officeooo:paragraph-rsid="01721896"/>
    </style:style>
    <style:style style:name="P116" style:family="paragraph" style:parent-style-name="Text_20_body_20_indent">
      <style:text-properties officeooo:paragraph-rsid="017477e5"/>
    </style:style>
    <style:style style:name="P117" style:family="paragraph" style:parent-style-name="Text_20_body_20_indent">
      <style:text-properties officeooo:paragraph-rsid="0178cd5f"/>
    </style:style>
    <style:style style:name="P118" style:family="paragraph" style:parent-style-name="Text_20_body_20_indent">
      <style:text-properties officeooo:paragraph-rsid="01b3c96f"/>
    </style:style>
    <style:style style:name="P119" style:family="paragraph" style:parent-style-name="Text_20_body_20_indent">
      <style:text-properties officeooo:paragraph-rsid="00fea555"/>
    </style:style>
    <style:style style:name="P120" style:family="paragraph" style:parent-style-name="Text_20_body_20_indent">
      <style:text-properties officeooo:rsid="00a18380" officeooo:paragraph-rsid="014a6d90"/>
    </style:style>
    <style:style style:name="P121" style:family="paragraph" style:parent-style-name="Text_20_body_20_indent">
      <style:text-properties officeooo:paragraph-rsid="03d5e0c5"/>
    </style:style>
    <style:style style:name="P122" style:family="paragraph" style:parent-style-name="Text_20_body_20_indent">
      <style:text-properties officeooo:paragraph-rsid="03e23c1b"/>
    </style:style>
    <style:style style:name="P123" style:family="paragraph" style:parent-style-name="Text_20_body_20_indent">
      <style:text-properties officeooo:paragraph-rsid="017e05ad"/>
    </style:style>
    <style:style style:name="P124" style:family="paragraph" style:parent-style-name="Text_20_body_20_indent">
      <style:text-properties officeooo:rsid="03e2df11" officeooo:paragraph-rsid="03e2df11"/>
    </style:style>
    <style:style style:name="P125" style:family="paragraph" style:parent-style-name="Text_20_body_20_indent">
      <style:text-properties officeooo:rsid="00a5cc97" officeooo:paragraph-rsid="00a5cc97"/>
    </style:style>
    <style:style style:name="P126" style:family="paragraph" style:parent-style-name="Text_20_body_20_indent">
      <style:text-properties officeooo:paragraph-rsid="03fbf075"/>
    </style:style>
    <style:style style:name="P127" style:family="paragraph" style:parent-style-name="Text_20_body_20_indent">
      <style:text-properties officeooo:paragraph-rsid="03fc7099"/>
    </style:style>
    <style:style style:name="P128" style:family="paragraph" style:parent-style-name="Text_20_body_20_indent">
      <style:text-properties officeooo:paragraph-rsid="03fddec4"/>
    </style:style>
    <style:style style:name="P129" style:family="paragraph" style:parent-style-name="Text_20_body_20_indent">
      <style:text-properties officeooo:paragraph-rsid="03fed4fa"/>
    </style:style>
    <style:style style:name="P130" style:family="paragraph" style:parent-style-name="Text_20_Note">
      <style:text-properties officeooo:paragraph-rsid="00501fc0"/>
    </style:style>
    <style:style style:name="P131" style:family="paragraph" style:parent-style-name="Text_20_Note">
      <style:text-properties officeooo:paragraph-rsid="006c1c1b"/>
    </style:style>
    <style:style style:name="P132" style:family="paragraph" style:parent-style-name="Text_20_Note">
      <style:text-properties officeooo:paragraph-rsid="006e57db"/>
    </style:style>
    <style:style style:name="P133" style:family="paragraph" style:parent-style-name="Text_20_Note">
      <style:text-properties officeooo:paragraph-rsid="0071a6ce"/>
    </style:style>
    <style:style style:name="P134" style:family="paragraph" style:parent-style-name="Text_20_Note">
      <style:text-properties officeooo:paragraph-rsid="0074fd6c"/>
    </style:style>
    <style:style style:name="P135" style:family="paragraph" style:parent-style-name="Text_20_Note">
      <style:text-properties officeooo:paragraph-rsid="00787ed8"/>
    </style:style>
    <style:style style:name="P136" style:family="paragraph" style:parent-style-name="Text_20_Note">
      <style:text-properties officeooo:paragraph-rsid="007a4559"/>
    </style:style>
    <style:style style:name="P137" style:family="paragraph" style:parent-style-name="Text_20_Note">
      <style:text-properties officeooo:paragraph-rsid="00825fa3"/>
    </style:style>
    <style:style style:name="P138" style:family="paragraph" style:parent-style-name="Text_20_Note">
      <style:text-properties officeooo:paragraph-rsid="00832ac3"/>
    </style:style>
    <style:style style:name="P139" style:family="paragraph" style:parent-style-name="Text_20_Note">
      <style:text-properties officeooo:paragraph-rsid="00f51afd"/>
    </style:style>
    <style:style style:name="P140" style:family="paragraph" style:parent-style-name="Text_20_Note">
      <style:text-properties officeooo:rsid="012ec673" officeooo:paragraph-rsid="00fd7ec4"/>
    </style:style>
    <style:style style:name="P141" style:family="paragraph" style:parent-style-name="Text_20_Note">
      <style:text-properties officeooo:rsid="0135b11b" officeooo:paragraph-rsid="00fd7ec4"/>
    </style:style>
    <style:style style:name="P142" style:family="paragraph" style:parent-style-name="Text_20_Note">
      <style:text-properties officeooo:rsid="010a20ab" officeooo:paragraph-rsid="010a20ab"/>
    </style:style>
    <style:style style:name="P143" style:family="paragraph" style:parent-style-name="Text_20_Note">
      <style:text-properties officeooo:paragraph-rsid="01101055"/>
    </style:style>
    <style:style style:name="P144" style:family="paragraph" style:parent-style-name="Text_20_Note">
      <style:text-properties officeooo:rsid="011af1d6" officeooo:paragraph-rsid="011af1d6"/>
    </style:style>
    <style:style style:name="P145" style:family="paragraph" style:parent-style-name="Text_20_Note">
      <style:text-properties officeooo:paragraph-rsid="0148dcca"/>
    </style:style>
    <style:style style:name="P146" style:family="paragraph" style:parent-style-name="Text_20_Note">
      <style:text-properties officeooo:paragraph-rsid="01661c5b"/>
    </style:style>
    <style:style style:name="P147" style:family="paragraph" style:parent-style-name="Text_20_Note">
      <style:text-properties officeooo:rsid="006c1c1b" officeooo:paragraph-rsid="017066a8"/>
    </style:style>
    <style:style style:name="P148" style:family="paragraph" style:parent-style-name="Text_20_Note">
      <style:text-properties officeooo:rsid="006c1c1b" officeooo:paragraph-rsid="01acb9cc"/>
    </style:style>
    <style:style style:name="P149" style:family="paragraph" style:parent-style-name="Text_20_Note">
      <style:text-properties officeooo:rsid="006c1c1b" officeooo:paragraph-rsid="01b3fcf6"/>
    </style:style>
    <style:style style:name="P150" style:family="paragraph" style:parent-style-name="Text_20_Note">
      <style:text-properties officeooo:rsid="006c1c1b" officeooo:paragraph-rsid="03fc7099"/>
    </style:style>
    <style:style style:name="P151" style:family="paragraph" style:parent-style-name="Text_20_Note">
      <style:text-properties officeooo:rsid="014546d9" officeooo:paragraph-rsid="0101ff64"/>
    </style:style>
    <style:style style:name="P152" style:family="paragraph" style:parent-style-name="Text_20_Note">
      <style:text-properties officeooo:rsid="0300bb1c" officeooo:paragraph-rsid="0300bb1c"/>
    </style:style>
    <style:style style:name="P153" style:family="paragraph" style:parent-style-name="Text_20_Note">
      <style:text-properties officeooo:paragraph-rsid="03e49eb4"/>
    </style:style>
    <style:style style:name="P154" style:family="paragraph" style:parent-style-name="Text_20_Note">
      <style:text-properties officeooo:paragraph-rsid="03fbf075"/>
    </style:style>
    <style:style style:name="P155" style:family="paragraph" style:parent-style-name="Text_20_Note">
      <style:text-properties officeooo:paragraph-rsid="03fc7099"/>
    </style:style>
    <style:style style:name="P156" style:family="paragraph" style:parent-style-name="Text_20_Note">
      <style:text-properties officeooo:paragraph-rsid="00845d3a"/>
    </style:style>
    <style:style style:name="P157" style:family="paragraph" style:parent-style-name="Table_20_Contents">
      <style:text-properties officeooo:paragraph-rsid="005189cb"/>
    </style:style>
    <style:style style:name="P158" style:family="paragraph" style:parent-style-name="Table_20_Contents">
      <style:text-properties officeooo:paragraph-rsid="00929941"/>
    </style:style>
    <style:style style:name="P159" style:family="paragraph" style:parent-style-name="Table_20_Contents">
      <style:text-properties officeooo:paragraph-rsid="00989bc0"/>
    </style:style>
    <style:style style:name="P160" style:family="paragraph" style:parent-style-name="Table_20_Contents">
      <style:text-properties officeooo:rsid="00989bc0" officeooo:paragraph-rsid="00989bc0"/>
    </style:style>
    <style:style style:name="P161" style:family="paragraph" style:parent-style-name="Table_20_Contents">
      <style:text-properties officeooo:rsid="00b0e0f1" officeooo:paragraph-rsid="00b0e0f1"/>
    </style:style>
    <style:style style:name="P162" style:family="paragraph" style:parent-style-name="Table_20_Contents">
      <style:text-properties officeooo:rsid="00b2b63e" officeooo:paragraph-rsid="00b2b63e"/>
    </style:style>
    <style:style style:name="P163" style:family="paragraph" style:parent-style-name="Table_20_Contents">
      <style:text-properties officeooo:paragraph-rsid="00b43230"/>
    </style:style>
    <style:style style:name="P164" style:family="paragraph" style:parent-style-name="Table_20_Contents">
      <style:text-properties officeooo:rsid="00c23c23" officeooo:paragraph-rsid="00c23c23"/>
    </style:style>
    <style:style style:name="P165" style:family="paragraph" style:parent-style-name="Table_20_Contents">
      <style:text-properties officeooo:rsid="03ece590" officeooo:paragraph-rsid="03ece590"/>
    </style:style>
    <style:style style:name="P166" style:family="paragraph" style:parent-style-name="Table_20_Contents">
      <style:text-properties officeooo:rsid="03f09c03" officeooo:paragraph-rsid="03f09c03"/>
    </style:style>
    <style:style style:name="P167" style:family="paragraph" style:parent-style-name="Table_20_Heading">
      <style:text-properties officeooo:paragraph-rsid="00501fc0"/>
    </style:style>
    <style:style style:name="P168" style:family="paragraph" style:parent-style-name="Table_20_Heading">
      <style:text-properties officeooo:paragraph-rsid="005189cb"/>
    </style:style>
    <style:style style:name="P169" style:family="paragraph" style:parent-style-name="Table_20_Heading">
      <style:text-properties officeooo:paragraph-rsid="0094f528"/>
    </style:style>
    <style:style style:name="P170" style:family="paragraph" style:parent-style-name="Table_20_Heading">
      <style:text-properties officeooo:rsid="00989bc0" officeooo:paragraph-rsid="00989bc0"/>
    </style:style>
    <style:style style:name="P171" style:family="paragraph" style:parent-style-name="Table_20_Heading">
      <style:text-properties officeooo:rsid="00b2b63e" officeooo:paragraph-rsid="00b2b63e"/>
    </style:style>
    <style:style style:name="P172" style:family="paragraph" style:parent-style-name="Table_20_Heading">
      <style:text-properties officeooo:rsid="00b2b63e" officeooo:paragraph-rsid="00501fc0"/>
    </style:style>
    <style:style style:name="P173" style:family="paragraph" style:parent-style-name="Standard">
      <style:text-properties officeooo:paragraph-rsid="005189cb"/>
    </style:style>
    <style:style style:name="P174" style:family="paragraph" style:parent-style-name="Subtitle">
      <style:text-properties officeooo:rsid="005189cb"/>
    </style:style>
    <style:style style:name="P175" style:family="paragraph" style:parent-style-name="Caption">
      <style:paragraph-properties fo:keep-with-next="always"/>
      <style:text-properties officeooo:paragraph-rsid="00501fc0"/>
    </style:style>
    <style:style style:name="P176" style:family="paragraph" style:parent-style-name="Figure">
      <style:text-properties officeooo:paragraph-rsid="03bb3887"/>
    </style:style>
    <style:style style:name="P177" style:family="paragraph" style:parent-style-name="Figure">
      <style:text-properties officeooo:paragraph-rsid="03c04e7c"/>
    </style:style>
    <style:style style:name="P178" style:family="paragraph" style:parent-style-name="Figure">
      <style:text-properties officeooo:paragraph-rsid="00fea555"/>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Guide_20_Name">
      <style:text-properties fo:language="en" fo:country="US" officeooo:rsid="03d2dfad" officeooo:paragraph-rsid="03d2dfad"/>
    </style:style>
    <style:style style:name="P183" style:family="paragraph" style:parent-style-name="Figure">
      <style:paragraph-properties fo:margin-top="0.199cm" fo:margin-bottom="0.101cm" loext:contextual-spacing="false"/>
    </style:style>
    <style:style style:name="P184" style:family="paragraph" style:parent-style-name="Text_20_body">
      <style:paragraph-properties fo:keep-with-next="auto"/>
      <style:text-properties officeooo:paragraph-rsid="03fc7099"/>
    </style:style>
    <style:style style:name="P185" style:family="paragraph" style:parent-style-name="Guide_20_Name" style:master-page-name="First_20_Page">
      <style:paragraph-properties style:page-number="auto" fo:break-before="page"/>
      <style:text-properties fo:language="en" fo:country="US"/>
    </style:style>
    <style:style style:name="P186" style:family="paragraph" style:parent-style-name="Heading_20_1">
      <style:text-properties officeooo:paragraph-rsid="00501fc0"/>
    </style:style>
    <style:style style:name="P187" style:family="paragraph" style:parent-style-name="Heading_20_1">
      <style:text-properties officeooo:rsid="0300bb1c" officeooo:paragraph-rsid="00501fc0"/>
    </style:style>
    <style:style style:name="P188" style:family="paragraph" style:parent-style-name="Heading_20_1">
      <style:text-properties officeooo:rsid="0112783d" officeooo:paragraph-rsid="0112783d"/>
    </style:style>
    <style:style style:name="P189" style:family="paragraph" style:parent-style-name="Heading_20_1">
      <style:text-properties officeooo:rsid="022c7bdc" officeooo:paragraph-rsid="00501fc0"/>
    </style:style>
    <style:style style:name="P190" style:family="paragraph" style:parent-style-name="Heading_20_1" style:master-page-name="Front_20_Matter">
      <style:paragraph-properties style:page-number="auto"/>
      <style:text-properties fo:language="en" fo:country="US"/>
    </style:style>
    <style:style style:name="P191" style:family="paragraph" style:parent-style-name="Heading_20_1" style:master-page-name="Standard">
      <style:paragraph-properties style:page-number="auto"/>
      <style:text-properties officeooo:paragraph-rsid="0380ffa2"/>
    </style:style>
    <style:style style:name="P192" style:family="paragraph" style:parent-style-name="Heading_20_2">
      <style:text-properties officeooo:paragraph-rsid="005189cb"/>
    </style:style>
    <style:style style:name="P193" style:family="paragraph" style:parent-style-name="Heading_20_2">
      <style:text-properties officeooo:rsid="00f1b9de" officeooo:paragraph-rsid="00f1b9de"/>
    </style:style>
    <style:style style:name="P194" style:family="paragraph" style:parent-style-name="Heading_20_2">
      <style:text-properties officeooo:rsid="00f51afd" officeooo:paragraph-rsid="00f51afd"/>
    </style:style>
    <style:style style:name="P195" style:family="paragraph" style:parent-style-name="Heading_20_2">
      <style:text-properties officeooo:paragraph-rsid="00501fc0"/>
    </style:style>
    <style:style style:name="P196" style:family="paragraph" style:parent-style-name="Heading_20_2">
      <style:text-properties officeooo:rsid="01f29293" officeooo:paragraph-rsid="00501fc0"/>
    </style:style>
    <style:style style:name="P197" style:family="paragraph" style:parent-style-name="Heading_20_2">
      <style:text-properties officeooo:rsid="0112783d" officeooo:paragraph-rsid="0112783d"/>
    </style:style>
    <style:style style:name="P198" style:family="paragraph" style:parent-style-name="Heading_20_2">
      <style:text-properties officeooo:paragraph-rsid="01145230"/>
    </style:style>
    <style:style style:name="P199" style:family="paragraph" style:parent-style-name="Heading_20_2">
      <style:text-properties officeooo:rsid="0144d8c8" officeooo:paragraph-rsid="0144d8c8"/>
    </style:style>
    <style:style style:name="P200" style:family="paragraph" style:parent-style-name="Heading_20_2">
      <style:text-properties officeooo:rsid="014e218e" officeooo:paragraph-rsid="014e218e"/>
    </style:style>
    <style:style style:name="P201" style:family="paragraph" style:parent-style-name="Heading_20_2">
      <style:text-properties officeooo:paragraph-rsid="0071a6ce"/>
    </style:style>
    <style:style style:name="P202" style:family="paragraph" style:parent-style-name="Heading_20_2">
      <style:text-properties officeooo:paragraph-rsid="0074fd6c"/>
    </style:style>
    <style:style style:name="P203" style:family="paragraph" style:parent-style-name="Heading_20_2">
      <style:text-properties officeooo:paragraph-rsid="00787ed8"/>
    </style:style>
    <style:style style:name="P204" style:family="paragraph" style:parent-style-name="Heading_20_2">
      <style:text-properties officeooo:paragraph-rsid="007a4559"/>
    </style:style>
    <style:style style:name="P205" style:family="paragraph" style:parent-style-name="Heading_20_2">
      <style:text-properties officeooo:paragraph-rsid="007c8806"/>
    </style:style>
    <style:style style:name="P206" style:family="paragraph" style:parent-style-name="Heading_20_2">
      <style:text-properties officeooo:paragraph-rsid="00818f57"/>
    </style:style>
    <style:style style:name="P207" style:family="paragraph" style:parent-style-name="Heading_20_2">
      <style:text-properties officeooo:paragraph-rsid="00825fa3"/>
    </style:style>
    <style:style style:name="P208" style:family="paragraph" style:parent-style-name="Heading_20_2">
      <style:text-properties officeooo:paragraph-rsid="00832ac3"/>
    </style:style>
    <style:style style:name="P209" style:family="paragraph" style:parent-style-name="Heading_20_2">
      <style:paragraph-properties fo:margin-top="0.4cm" fo:margin-bottom="0.101cm" loext:contextual-spacing="false"/>
      <style:text-properties officeooo:paragraph-rsid="006e57db"/>
    </style:style>
    <style:style style:name="P210" style:family="paragraph" style:parent-style-name="Heading_20_2" style:master-page-name="">
      <style:paragraph-properties style:page-number="auto"/>
      <style:text-properties officeooo:paragraph-rsid="03fc7099"/>
    </style:style>
    <style:style style:name="P211" style:family="paragraph" style:parent-style-name="Heading_20_3">
      <style:text-properties fo:language="en" fo:country="US"/>
    </style:style>
    <style:style style:name="P212" style:family="paragraph" style:parent-style-name="Heading_20_3">
      <style:text-properties officeooo:rsid="00f887c2" officeooo:paragraph-rsid="00f887c2"/>
    </style:style>
    <style:style style:name="P213" style:family="paragraph" style:parent-style-name="Heading_20_3">
      <style:text-properties officeooo:rsid="00faf744" officeooo:paragraph-rsid="00faf744"/>
    </style:style>
    <style:style style:name="P214" style:family="paragraph" style:parent-style-name="Heading_20_3">
      <style:text-properties officeooo:paragraph-rsid="03bb3887"/>
    </style:style>
    <style:style style:name="P215" style:family="paragraph" style:parent-style-name="Heading_20_3">
      <style:text-properties officeooo:rsid="00fbff48" officeooo:paragraph-rsid="00fbff48"/>
    </style:style>
    <style:style style:name="P216" style:family="paragraph" style:parent-style-name="Heading_20_3">
      <style:text-properties officeooo:rsid="0127fc40" officeooo:paragraph-rsid="00fd06c2"/>
    </style:style>
    <style:style style:name="P217" style:family="paragraph" style:parent-style-name="Heading_20_3">
      <style:text-properties officeooo:paragraph-rsid="00501fc0"/>
    </style:style>
    <style:style style:name="P218" style:family="paragraph" style:parent-style-name="Heading_20_3">
      <style:text-properties officeooo:paragraph-rsid="00b00f51"/>
    </style:style>
    <style:style style:name="P219" style:family="paragraph" style:parent-style-name="Heading_20_3">
      <style:text-properties officeooo:rsid="010d6cd8" officeooo:paragraph-rsid="010d6cd8"/>
    </style:style>
    <style:style style:name="P220" style:family="paragraph" style:parent-style-name="Heading_20_3" style:master-page-name="">
      <style:paragraph-properties fo:margin-left="0cm" fo:margin-right="1cm" fo:margin-top="0.499cm" fo:margin-bottom="0.101cm" loext:contextual-spacing="false" fo:text-indent="0cm" style:auto-text-indent="false" style:page-number="auto"/>
    </style:style>
    <style:style style:name="P221" style:family="paragraph" style:parent-style-name="Heading_20_Caution">
      <style:text-properties fo:color="#ffff00" style:font-name="Liberation Sans2" fo:font-size="13pt" fo:font-weight="bold" officeooo:rsid="040142a9" officeooo:paragraph-rsid="040142a9" style:font-size-asian="10.5pt" style:font-weight-asian="normal" style:font-weight-complex="normal"/>
    </style:style>
    <style:style style:name="P222" style:family="paragraph" style:parent-style-name="Heading_20_Caution">
      <style:text-properties officeooo:paragraph-rsid="00501fc0"/>
    </style:style>
    <style:style style:name="P223" style:family="paragraph" style:parent-style-name="Heading_20_Caution">
      <style:text-properties officeooo:rsid="03e49eb4" officeooo:paragraph-rsid="03e49eb4"/>
    </style:style>
    <style:style style:name="P224" style:family="paragraph" style:parent-style-name="Heading_20_Note">
      <style:text-properties officeooo:rsid="00efd83e" officeooo:paragraph-rsid="00efd83e"/>
    </style:style>
    <style:style style:name="P225" style:family="paragraph" style:parent-style-name="Heading_20_Note">
      <style:text-properties officeooo:rsid="00fb5013" officeooo:paragraph-rsid="00f51afd"/>
    </style:style>
    <style:style style:name="P226" style:family="paragraph" style:parent-style-name="Heading_20_Note">
      <style:text-properties officeooo:rsid="00fade59" officeooo:paragraph-rsid="00fade59"/>
    </style:style>
    <style:style style:name="P227" style:family="paragraph" style:parent-style-name="Heading_20_Note">
      <style:text-properties officeooo:rsid="00faf744" officeooo:paragraph-rsid="03fbf075"/>
    </style:style>
    <style:style style:name="P228" style:family="paragraph" style:parent-style-name="Heading_20_Note">
      <style:text-properties officeooo:rsid="01101055" officeooo:paragraph-rsid="01101055"/>
    </style:style>
    <style:style style:name="P229" style:family="paragraph" style:parent-style-name="Heading_20_Note">
      <style:text-properties officeooo:rsid="0123e7db" officeooo:paragraph-rsid="0123e7db"/>
    </style:style>
    <style:style style:name="P230" style:family="paragraph" style:parent-style-name="Heading_20_Note">
      <style:text-properties officeooo:rsid="012b49ca" officeooo:paragraph-rsid="03bffa18"/>
    </style:style>
    <style:style style:name="P231" style:family="paragraph" style:parent-style-name="Heading_20_Note">
      <style:text-properties officeooo:paragraph-rsid="03c04e7c"/>
    </style:style>
    <style:style style:name="P232" style:family="paragraph" style:parent-style-name="Heading_20_Tip">
      <style:text-properties officeooo:rsid="00f51afd" officeooo:paragraph-rsid="00f51afd"/>
    </style:style>
    <style:style style:name="P233" style:family="paragraph" style:parent-style-name="Heading_20_Tip">
      <style:text-properties officeooo:rsid="00fd7ec4" officeooo:paragraph-rsid="00fd7ec4"/>
    </style:style>
    <style:style style:name="P234" style:family="paragraph" style:parent-style-name="Heading_20_Tip">
      <style:text-properties officeooo:rsid="0143fe43" officeooo:paragraph-rsid="0101ff64"/>
    </style:style>
    <style:style style:name="P235" style:family="paragraph" style:parent-style-name="Heading_20_Tip">
      <style:text-properties officeooo:rsid="0124ea24" officeooo:paragraph-rsid="0124ea24"/>
    </style:style>
    <style:style style:name="P236" style:family="paragraph" style:parent-style-name="Heading_20_Tip">
      <style:text-properties officeooo:rsid="0148dcca" officeooo:paragraph-rsid="0148dcca"/>
    </style:style>
    <style:style style:name="P237" style:family="paragraph" style:parent-style-name="Heading_20_Tip">
      <style:text-properties officeooo:rsid="01661c5b" officeooo:paragraph-rsid="01661c5b"/>
    </style:style>
    <style:style style:name="P238" style:family="paragraph" style:parent-style-name="Heading_20_Tip">
      <style:text-properties officeooo:rsid="01661c5b" officeooo:paragraph-rsid="017066a8"/>
    </style:style>
    <style:style style:name="P239" style:family="paragraph" style:parent-style-name="Heading_20_Tip">
      <style:text-properties officeooo:rsid="01661c5b" officeooo:paragraph-rsid="01b3fcf6"/>
    </style:style>
    <style:style style:name="P240" style:family="paragraph" style:parent-style-name="Heading_20_Tip">
      <style:text-properties officeooo:rsid="01661c5b" officeooo:paragraph-rsid="03fc7099"/>
    </style:style>
    <style:style style:name="P241" style:family="paragraph" style:parent-style-name="Heading_20_Tip">
      <style:text-properties officeooo:rsid="006c1c1b" officeooo:paragraph-rsid="007a4559"/>
    </style:style>
    <style:style style:name="P242" style:family="paragraph" style:parent-style-name="Heading_20_Tip">
      <style:text-properties officeooo:paragraph-rsid="03fc7099"/>
    </style:style>
    <style:style style:name="P243" style:family="paragraph" style:parent-style-name="Heading_20_Tip">
      <style:paragraph-properties fo:margin-top="0.131cm" fo:margin-bottom="0.049cm" loext:contextual-spacing="false"/>
    </style:style>
    <style:style style:name="P244" style:family="paragraph" style:parent-style-name="List_20_1">
      <style:text-properties officeooo:rsid="0099eb99" officeooo:paragraph-rsid="03fbf075"/>
    </style:style>
    <style:style style:name="P245" style:family="paragraph" style:parent-style-name="List_20_1">
      <style:text-properties officeooo:paragraph-rsid="03fbf075"/>
    </style:style>
    <style:style style:name="P246" style:family="paragraph" style:parent-style-name="List_20_1">
      <style:text-properties officeooo:paragraph-rsid="00501fc0"/>
    </style:style>
    <style:style style:name="P247" style:family="paragraph" style:parent-style-name="List_20_1">
      <style:text-properties officeooo:paragraph-rsid="03e49eb4"/>
    </style:style>
    <style:style style:name="P248" style:family="paragraph" style:parent-style-name="List_20_1">
      <style:text-properties officeooo:rsid="009d469b" officeooo:paragraph-rsid="009d469b"/>
    </style:style>
    <style:style style:name="P249" style:family="paragraph" style:parent-style-name="List_20_1">
      <style:text-properties officeooo:rsid="009eaaa4" officeooo:paragraph-rsid="009eaaa4"/>
    </style:style>
    <style:style style:name="P250" style:family="paragraph" style:parent-style-name="List_20_1" style:list-style-name="List_20_1">
      <style:text-properties officeooo:rsid="009eaaa4" officeooo:paragraph-rsid="009eaaa4"/>
    </style:style>
    <style:style style:name="P251" style:family="paragraph" style:parent-style-name="List_20_2">
      <style:text-properties officeooo:paragraph-rsid="00f51afd"/>
    </style:style>
    <style:style style:name="P252" style:family="paragraph" style:parent-style-name="List_20_2">
      <style:text-properties officeooo:paragraph-rsid="00fade59"/>
    </style:style>
    <style:style style:name="P253" style:family="paragraph" style:parent-style-name="List_20_2">
      <style:text-properties officeooo:paragraph-rsid="03bb3887"/>
    </style:style>
    <style:style style:name="P254" style:family="paragraph" style:parent-style-name="List_20_2">
      <style:text-properties officeooo:paragraph-rsid="00fd06c2"/>
    </style:style>
    <style:style style:name="P255" style:family="paragraph" style:parent-style-name="List_20_2">
      <style:text-properties officeooo:paragraph-rsid="014a6d90"/>
    </style:style>
    <style:style style:name="P256" style:family="paragraph" style:parent-style-name="List_20_2">
      <style:text-properties officeooo:paragraph-rsid="03e0dcb4"/>
    </style:style>
    <style:style style:name="P257" style:family="paragraph" style:parent-style-name="List_20_2">
      <style:text-properties officeooo:paragraph-rsid="0151c6cb"/>
    </style:style>
    <style:style style:name="P258" style:family="paragraph" style:parent-style-name="List_20_2">
      <style:text-properties officeooo:paragraph-rsid="00501fc0"/>
    </style:style>
    <style:style style:name="P259" style:family="paragraph" style:parent-style-name="List_20_2">
      <style:text-properties officeooo:paragraph-rsid="0154ed67"/>
    </style:style>
    <style:style style:name="P260" style:family="paragraph" style:parent-style-name="List_20_2">
      <style:text-properties officeooo:paragraph-rsid="0156332a"/>
    </style:style>
    <style:style style:name="P261" style:family="paragraph" style:parent-style-name="List_20_2" style:master-page-name="">
      <style:paragraph-properties fo:orphans="2" fo:widows="2" style:page-number="auto" fo:keep-with-next="always"/>
      <style:text-properties officeooo:paragraph-rsid="00f51afd"/>
    </style:style>
    <style:style style:name="P262" style:family="paragraph" style:parent-style-name="List_20_2" style:master-page-name="">
      <style:paragraph-properties fo:orphans="2" fo:widows="2" style:page-number="auto" fo:keep-with-next="always"/>
      <style:text-properties officeooo:paragraph-rsid="00fd06c2"/>
    </style:style>
    <style:style style:name="P263" style:family="paragraph" style:parent-style-name="Numbering_20_1">
      <style:text-properties officeooo:paragraph-rsid="00501fc0"/>
    </style:style>
    <style:style style:name="P264" style:family="paragraph" style:parent-style-name="Numbering_20_1">
      <style:text-properties officeooo:paragraph-rsid="005cbe8b"/>
    </style:style>
    <style:style style:name="P265" style:family="paragraph" style:parent-style-name="Numbering_20_1">
      <style:text-properties officeooo:paragraph-rsid="00f395bc"/>
    </style:style>
    <style:style style:name="P266" style:family="paragraph" style:parent-style-name="Numbering_20_1">
      <style:text-properties officeooo:paragraph-rsid="00914892"/>
    </style:style>
    <style:style style:name="P267" style:family="paragraph" style:parent-style-name="Numbering_20_1" style:list-style-name="Numbering_20_1"/>
    <style:style style:name="P268" style:family="paragraph" style:parent-style-name="Numbering_20_1" style:list-style-name="Numbering_20_1">
      <style:text-properties officeooo:paragraph-rsid="00929941"/>
    </style:style>
    <style:style style:name="P269" style:family="paragraph" style:parent-style-name="Numbering_20_1" style:list-style-name="Numbering_20_1">
      <style:text-properties officeooo:paragraph-rsid="03fbf075"/>
    </style:style>
    <style:style style:name="P270" style:family="paragraph" style:parent-style-name="Numbering_20_1" style:list-style-name="Numbering_20_1">
      <style:text-properties officeooo:paragraph-rsid="0096ba82"/>
    </style:style>
    <style:style style:name="P271" style:family="paragraph" style:parent-style-name="Numbering_20_1" style:list-style-name="Numbering_20_1">
      <style:text-properties officeooo:paragraph-rsid="0096bc39"/>
    </style:style>
    <style:style style:name="P272" style:family="paragraph" style:parent-style-name="Numbering_20_1" style:list-style-name="Numbering_20_1">
      <style:text-properties officeooo:paragraph-rsid="00989bc0"/>
    </style:style>
    <style:style style:name="P273" style:family="paragraph" style:parent-style-name="Numbering_20_1" style:list-style-name="Numbering_20_1">
      <style:text-properties officeooo:paragraph-rsid="00fbff48"/>
    </style:style>
    <style:style style:name="P274" style:family="paragraph" style:parent-style-name="Numbering_20_1" style:list-style-name="Numbering_20_1">
      <style:text-properties officeooo:paragraph-rsid="010392cb"/>
    </style:style>
    <style:style style:name="P275" style:family="paragraph" style:parent-style-name="Numbering_20_1" style:list-style-name="Numbering_20_1">
      <style:text-properties officeooo:paragraph-rsid="02272418"/>
    </style:style>
    <style:style style:name="P276" style:family="paragraph" style:parent-style-name="Numbering_20_1" style:list-style-name="Numbering_20_1">
      <style:text-properties officeooo:paragraph-rsid="0227ee34"/>
    </style:style>
    <style:style style:name="P277" style:family="paragraph" style:parent-style-name="Numbering_20_1" style:list-style-name="Numbering_20_1">
      <style:text-properties officeooo:paragraph-rsid="03cb2beb"/>
    </style:style>
    <style:style style:name="P278" style:family="paragraph" style:parent-style-name="Numbering_20_1">
      <style:text-properties officeooo:rsid="0096ba82" officeooo:paragraph-rsid="00501fc0"/>
    </style:style>
    <style:style style:name="P279" style:family="paragraph" style:parent-style-name="Numbering_20_1">
      <style:text-properties officeooo:paragraph-rsid="00aef768"/>
    </style:style>
    <style:style style:name="P280" style:family="paragraph" style:parent-style-name="Numbering_20_1">
      <style:text-properties officeooo:paragraph-rsid="00fd7ec4"/>
    </style:style>
    <style:style style:name="P281" style:family="paragraph" style:parent-style-name="Numbering_20_1">
      <style:text-properties officeooo:rsid="014a1b30" officeooo:paragraph-rsid="01030fcf"/>
    </style:style>
    <style:style style:name="P282" style:family="paragraph" style:parent-style-name="Numbering_20_1">
      <style:text-properties officeooo:paragraph-rsid="01030fcf"/>
    </style:style>
    <style:style style:name="P283" style:family="paragraph" style:parent-style-name="Numbering_20_1">
      <style:text-properties officeooo:paragraph-rsid="03fbf075"/>
    </style:style>
    <style:style style:name="P284" style:family="paragraph" style:parent-style-name="Numbering_20_1">
      <style:text-properties officeooo:rsid="01145230" officeooo:paragraph-rsid="01145230"/>
    </style:style>
    <style:style style:name="P285" style:family="paragraph" style:parent-style-name="Numbering_20_1" style:list-style-name="Numbering_20_1">
      <style:text-properties officeooo:rsid="02272418" officeooo:paragraph-rsid="02272418"/>
    </style:style>
    <style:style style:name="P286" style:family="paragraph" style:parent-style-name="Numbering_20_1">
      <style:text-properties officeooo:paragraph-rsid="022ee623"/>
    </style:style>
    <style:style style:name="P287" style:family="paragraph" style:parent-style-name="Numbering_20_1">
      <style:text-properties officeooo:paragraph-rsid="00aa6d13"/>
    </style:style>
    <style:style style:name="P288" style:family="paragraph" style:parent-style-name="Numbering_20_1">
      <style:text-properties officeooo:paragraph-rsid="00a8dcf2"/>
    </style:style>
    <style:style style:name="P289" style:family="paragraph" style:parent-style-name="Numbering_20_1">
      <style:text-properties officeooo:paragraph-rsid="0154ed67"/>
    </style:style>
    <style:style style:name="P290" style:family="paragraph" style:parent-style-name="Numbering_20_1">
      <style:text-properties officeooo:paragraph-rsid="00a6de83"/>
    </style:style>
    <style:style style:name="P291" style:family="paragraph" style:parent-style-name="Text_20_body" style:list-style-name="L1">
      <style:text-properties officeooo:rsid="015ec564" officeooo:paragraph-rsid="015ec564"/>
    </style:style>
    <style:style style:name="P292" style:family="paragraph" style:parent-style-name="Text_20_body" style:list-style-name="L1">
      <style:text-properties officeooo:rsid="03e0dcb4" officeooo:paragraph-rsid="03e0dcb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5" style:font-size-asian="10.5pt" style:font-name-complex="Liberation Sans5" style:font-size-complex="10.5pt"/>
    </style:style>
    <style:style style:name="T7" style:family="text">
      <style:text-properties style:font-name="Times New Roman"/>
    </style:style>
    <style:style style:name="T8" style:family="text">
      <style:text-properties officeooo:rsid="005189cb"/>
    </style:style>
    <style:style style:name="T9" style:family="text">
      <style:text-properties officeooo:rsid="006194b1"/>
    </style:style>
    <style:style style:name="T10"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13" style:family="text">
      <style:text-properties officeooo:rsid="00524143"/>
    </style:style>
    <style:style style:name="T14" style:family="text">
      <style:text-properties officeooo:rsid="005440f3"/>
    </style:style>
    <style:style style:name="T15" style:family="text">
      <style:text-properties officeooo:rsid="0055870d"/>
    </style:style>
    <style:style style:name="T16" style:family="text">
      <style:text-properties officeooo:rsid="0057a79e"/>
    </style:style>
    <style:style style:name="T17" style:family="text">
      <style:text-properties officeooo:rsid="00599a6f"/>
    </style:style>
    <style:style style:name="T18" style:family="text">
      <style:text-properties officeooo:rsid="005ab201"/>
    </style:style>
    <style:style style:name="T19" style:family="text">
      <style:text-properties officeooo:rsid="005c24e2"/>
    </style:style>
    <style:style style:name="T20" style:family="text">
      <style:text-properties officeooo:rsid="005cbe8b"/>
    </style:style>
    <style:style style:name="T21" style:family="text">
      <style:text-properties officeooo:rsid="005ffdc4"/>
    </style:style>
    <style:style style:name="T22" style:family="text">
      <style:text-properties officeooo:rsid="00672b3e"/>
    </style:style>
    <style:style style:name="T23" style:family="text">
      <style:text-properties officeooo:rsid="00686c29"/>
    </style:style>
    <style:style style:name="T24" style:family="text">
      <style:text-properties officeooo:rsid="0068cf1f"/>
    </style:style>
    <style:style style:name="T25" style:family="text">
      <style:text-properties officeooo:rsid="0068fb64"/>
    </style:style>
    <style:style style:name="T26" style:family="text">
      <style:text-properties officeooo:rsid="006bfdf9"/>
    </style:style>
    <style:style style:name="T27" style:family="text">
      <style:text-properties officeooo:rsid="006c1c1b"/>
    </style:style>
    <style:style style:name="T28" style:family="text">
      <style:text-properties officeooo:rsid="006c6ee3"/>
    </style:style>
    <style:style style:name="T29" style:family="text">
      <style:text-properties officeooo:rsid="006db1ca"/>
    </style:style>
    <style:style style:name="T30" style:family="text">
      <style:text-properties officeooo:rsid="006e57db"/>
    </style:style>
    <style:style style:name="T31" style:family="text">
      <style:text-properties officeooo:rsid="006ff6dd"/>
    </style:style>
    <style:style style:name="T32" style:family="text">
      <style:text-properties officeooo:rsid="00701af5"/>
    </style:style>
    <style:style style:name="T33" style:family="text">
      <style:text-properties officeooo:rsid="007382ab"/>
    </style:style>
    <style:style style:name="T34" style:family="text">
      <style:text-properties officeooo:rsid="0074fd6c"/>
    </style:style>
    <style:style style:name="T35" style:family="text">
      <style:text-properties officeooo:rsid="0076df9f"/>
    </style:style>
    <style:style style:name="T36" style:family="text">
      <style:text-properties officeooo:rsid="00787ed8"/>
    </style:style>
    <style:style style:name="T37" style:family="text">
      <style:text-properties officeooo:rsid="0078d7af"/>
    </style:style>
    <style:style style:name="T38" style:family="text">
      <style:text-properties officeooo:rsid="007a4559"/>
    </style:style>
    <style:style style:name="T39" style:family="text">
      <style:text-properties officeooo:rsid="007b14c4"/>
    </style:style>
    <style:style style:name="T40" style:family="text">
      <style:text-properties officeooo:rsid="007c8806"/>
    </style:style>
    <style:style style:name="T41" style:family="text">
      <style:text-properties officeooo:rsid="007debf1"/>
    </style:style>
    <style:style style:name="T42" style:family="text">
      <style:text-properties officeooo:rsid="007fe06e"/>
    </style:style>
    <style:style style:name="T43" style:family="text">
      <style:text-properties officeooo:rsid="00818f57"/>
    </style:style>
    <style:style style:name="T44" style:family="text">
      <style:text-properties officeooo:rsid="00825fa3"/>
    </style:style>
    <style:style style:name="T45" style:family="text">
      <style:text-properties officeooo:rsid="00832ac3"/>
    </style:style>
    <style:style style:name="T46" style:family="text">
      <style:text-properties officeooo:rsid="00845d3a"/>
    </style:style>
    <style:style style:name="T47" style:family="text">
      <style:text-properties officeooo:rsid="008c395a"/>
    </style:style>
    <style:style style:name="T48" style:family="text">
      <style:text-properties officeooo:rsid="00929941"/>
    </style:style>
    <style:style style:name="T49" style:family="text">
      <style:text-properties style:font-name="Liberation Sans" fo:font-size="11pt" style:font-size-asian="10.5pt"/>
    </style:style>
    <style:style style:name="T50" style:family="text">
      <style:text-properties style:font-name="Liberation Sans" fo:font-size="11pt" officeooo:rsid="00914892" style:font-size-asian="10.5pt"/>
    </style:style>
    <style:style style:name="T51" style:family="text">
      <style:text-properties style:font-name="Liberation Sans" fo:font-size="11pt" officeooo:rsid="00cd71ae" style:font-size-asian="10.5pt"/>
    </style:style>
    <style:style style:name="T52" style:family="text">
      <style:text-properties style:font-name="Liberation Sans" fo:font-size="11pt" officeooo:rsid="00fbff48" style:font-size-asian="10.5pt"/>
    </style:style>
    <style:style style:name="T53" style:family="text">
      <style:text-properties style:font-name="Liberation Sans" fo:font-size="11pt" officeooo:rsid="012ce4d7" style:font-size-asian="10.5pt"/>
    </style:style>
    <style:style style:name="T54" style:family="text">
      <style:text-properties style:font-name="Liberation Sans" fo:font-size="11pt" officeooo:rsid="01101055" style:font-size-asian="10.5pt" style:font-weight-asian="normal" style:font-weight-complex="normal"/>
    </style:style>
    <style:style style:name="T55" style:family="text">
      <style:text-properties style:font-name="Liberation Sans" fo:font-size="11pt" officeooo:rsid="03b5ff3f" style:font-size-asian="10.5pt" style:font-weight-asian="normal" style:font-weight-complex="normal"/>
    </style:style>
    <style:style style:name="T56" style:family="text">
      <style:text-properties style:font-name="Liberation Sans" fo:font-size="11pt" officeooo:rsid="0148dcca" style:font-size-asian="10.5pt" style:font-weight-asian="normal" style:font-weight-complex="normal"/>
    </style:style>
    <style:style style:name="T57" style:family="text">
      <style:text-properties style:font-name="Liberation Sans" fo:font-size="11pt" officeooo:rsid="03e49eb4" style:font-size-asian="10.5pt" style:font-weight-asian="normal" style:font-weight-complex="normal"/>
    </style:style>
    <style:style style:name="T58" style:family="text">
      <style:text-properties style:font-name="Liberation Sans" fo:font-size="11pt" officeooo:rsid="03e7cca6" style:font-size-asian="10.5pt" style:font-weight-asian="normal" style:font-weight-complex="normal"/>
    </style:style>
    <style:style style:name="T59" style:family="text">
      <style:text-properties style:font-name="Liberation Sans" fo:font-size="11pt" officeooo:rsid="011f816d" style:font-size-asian="10.5pt"/>
    </style:style>
    <style:style style:name="T60" style:family="text">
      <style:text-properties style:font-name="Liberation Sans" fo:font-size="11pt" officeooo:rsid="014a6d90" style:font-size-asian="10.5pt"/>
    </style:style>
    <style:style style:name="T61" style:family="text">
      <style:text-properties style:font-name="Liberation Sans" fo:font-size="11pt" officeooo:rsid="020ee417" style:font-size-asian="10.5pt"/>
    </style:style>
    <style:style style:name="T62" style:family="text">
      <style:text-properties style:font-name="Liberation Sans" fo:font-size="11pt" officeooo:rsid="027cb6e7" style:font-size-asian="10.5pt"/>
    </style:style>
    <style:style style:name="T63" style:family="text">
      <style:text-properties style:font-name="Liberation Sans" fo:font-size="11pt" officeooo:rsid="039bc4f9" style:font-size-asian="10.5pt"/>
    </style:style>
    <style:style style:name="T64" style:family="text">
      <style:text-properties style:font-name="Liberation Sans" fo:font-size="11pt" officeooo:rsid="039c7fe7" style:font-size-asian="10.5pt"/>
    </style:style>
    <style:style style:name="T65" style:family="text">
      <style:text-properties style:font-name="Liberation Sans" fo:font-size="11pt" officeooo:rsid="02b6fad3" style:font-size-asian="10.5pt"/>
    </style:style>
    <style:style style:name="T66" style:family="text">
      <style:text-properties style:font-name="Liberation Sans" fo:font-size="11pt" officeooo:rsid="02b7d138" style:font-size-asian="10.5pt"/>
    </style:style>
    <style:style style:name="T67" style:family="text">
      <style:text-properties style:font-name="Liberation Sans" fo:font-size="11pt" officeooo:rsid="00a4af65" style:font-size-asian="10.5pt"/>
    </style:style>
    <style:style style:name="T68" style:family="text">
      <style:text-properties style:font-name="Liberation Sans" fo:font-size="11pt" officeooo:rsid="03b5ff3f" style:font-size-asian="10.5pt"/>
    </style:style>
    <style:style style:name="T69" style:family="text">
      <style:text-properties style:font-name="Liberation Sans" fo:font-size="11pt" officeooo:rsid="00f1b9de" style:font-size-asian="10.5pt"/>
    </style:style>
    <style:style style:name="T70" style:family="text">
      <style:text-properties style:font-name="Liberation Sans" fo:font-size="11pt" officeooo:rsid="03b67f39" style:font-size-asian="10.5pt"/>
    </style:style>
    <style:style style:name="T71" style:family="text">
      <style:text-properties style:font-name="Liberation Sans" fo:font-size="11pt" officeooo:rsid="00f395bc" style:font-size-asian="10.5pt"/>
    </style:style>
    <style:style style:name="T72" style:family="text">
      <style:text-properties style:font-name="Liberation Sans" fo:font-size="11pt" officeooo:rsid="0092fbe0" style:font-size-asian="10.5pt"/>
    </style:style>
    <style:style style:name="T73" style:family="text">
      <style:text-properties style:font-name="Liberation Sans" fo:font-size="11pt" officeooo:rsid="03b98879" style:font-size-asian="10.5pt"/>
    </style:style>
    <style:style style:name="T74" style:family="text">
      <style:text-properties style:font-name="Liberation Sans" fo:font-size="11pt" officeooo:rsid="01223d61" style:font-size-asian="10.5pt"/>
    </style:style>
    <style:style style:name="T75" style:family="text">
      <style:text-properties style:font-name="Liberation Sans" fo:font-size="11pt" officeooo:rsid="03bb3887" style:font-size-asian="10.5pt"/>
    </style:style>
    <style:style style:name="T76" style:family="text">
      <style:text-properties style:font-name="Liberation Sans" fo:font-size="11pt" officeooo:rsid="014a1b30" style:font-size-asian="10.5pt"/>
    </style:style>
    <style:style style:name="T77" style:family="text">
      <style:text-properties style:font-name="Liberation Sans" fo:font-size="11pt" officeooo:rsid="03be6923" style:font-size-asian="10.5pt"/>
    </style:style>
    <style:style style:name="T78" style:family="text">
      <style:text-properties style:font-name="Liberation Sans" fo:font-size="11pt" officeooo:rsid="014c1438" style:font-size-asian="10.5pt"/>
    </style:style>
    <style:style style:name="T79" style:family="text">
      <style:text-properties style:font-name="Liberation Sans" fo:font-size="11pt" officeooo:rsid="022ee623" style:font-size-asian="10.5pt"/>
    </style:style>
    <style:style style:name="T80" style:family="text">
      <style:text-properties style:font-name="Liberation Sans" fo:font-size="11pt" officeooo:rsid="03bffa18" style:font-size-asian="10.5pt"/>
    </style:style>
    <style:style style:name="T81" style:family="text">
      <style:text-properties style:font-name="Liberation Sans" fo:font-size="11pt" officeooo:rsid="03de1489" style:font-size-asian="10.5pt"/>
    </style:style>
    <style:style style:name="T82" style:family="text">
      <style:text-properties style:font-name="Liberation Sans" fo:font-size="11pt" officeooo:rsid="03e0ac15" style:font-size-asian="10.5pt"/>
    </style:style>
    <style:style style:name="T83" style:family="text">
      <style:text-properties style:font-name="Liberation Sans" fo:font-size="11pt" officeooo:rsid="03e0dcb4" style:font-size-asian="10.5pt"/>
    </style:style>
    <style:style style:name="T84" style:family="text">
      <style:text-properties style:font-name="Liberation Sans" fo:font-size="11pt" officeooo:rsid="03e7cca6" style:font-size-asian="10.5pt"/>
    </style:style>
    <style:style style:name="T85" style:family="text">
      <style:text-properties style:font-name="Liberation Sans" fo:font-size="11pt" officeooo:rsid="040251df" style:font-size-asian="10.5pt"/>
    </style:style>
    <style:style style:name="T86" style:family="text">
      <style:text-properties style:font-name="Liberation Sans" fo:font-size="10.5pt" officeooo:rsid="03f3a50e" style:font-size-asian="10.5pt"/>
    </style:style>
    <style:style style:name="T87" style:family="text">
      <style:text-properties officeooo:rsid="0094f528"/>
    </style:style>
    <style:style style:name="T88" style:family="text">
      <style:text-properties officeooo:rsid="00966a08"/>
    </style:style>
    <style:style style:name="T89" style:family="text">
      <style:text-properties officeooo:rsid="0096ba82"/>
    </style:style>
    <style:style style:name="T90" style:family="text">
      <style:text-properties style:text-position="0% 100%"/>
    </style:style>
    <style:style style:name="T91" style:family="text">
      <style:text-properties style:text-position="0% 100%" officeooo:rsid="0096ba82"/>
    </style:style>
    <style:style style:name="T92" style:family="text">
      <style:text-properties style:text-position="0% 100%" style:font-name="Liberation Sans" fo:font-size="10.5pt" style:font-size-asian="10.5pt"/>
    </style:style>
    <style:style style:name="T93" style:family="text">
      <style:text-properties officeooo:rsid="0096bc39"/>
    </style:style>
    <style:style style:name="T94" style:family="text">
      <style:text-properties officeooo:rsid="00989bc0"/>
    </style:style>
    <style:style style:name="T95" style:family="text">
      <style:text-properties officeooo:rsid="0098f9e9"/>
    </style:style>
    <style:style style:name="T96" style:family="text">
      <style:text-properties officeooo:rsid="0099cca2"/>
    </style:style>
    <style:style style:name="T97" style:family="text">
      <style:text-properties officeooo:rsid="0099e8b0"/>
    </style:style>
    <style:style style:name="T98" style:family="text">
      <style:text-properties officeooo:rsid="0099eb99"/>
    </style:style>
    <style:style style:name="T99" style:family="text">
      <style:text-properties officeooo:rsid="009a0dc6"/>
    </style:style>
    <style:style style:name="T100" style:family="text">
      <style:text-properties style:font-name="LiberationSans" fo:font-size="11pt" officeooo:rsid="009b20c8" style:font-size-asian="11pt"/>
    </style:style>
    <style:style style:name="T101" style:family="text">
      <style:text-properties style:font-name="LiberationSans" fo:font-size="11pt" officeooo:rsid="009bba83" style:font-size-asian="11pt"/>
    </style:style>
    <style:style style:name="T102" style:family="text">
      <style:text-properties style:font-name="LiberationSans" fo:font-size="11pt" officeooo:rsid="00c23c23" style:font-size-asian="11pt"/>
    </style:style>
    <style:style style:name="T103" style:family="text">
      <style:text-properties style:font-name="LiberationSans" fo:font-size="11pt" officeooo:rsid="0127fc40" style:font-size-asian="11pt"/>
    </style:style>
    <style:style style:name="T104" style:family="text">
      <style:text-properties style:font-name="LiberationSans" fo:font-size="11pt" officeooo:rsid="01f0ae0b" style:font-size-asian="11pt"/>
    </style:style>
    <style:style style:name="T105" style:family="text">
      <style:text-properties style:text-position="sub 58%"/>
    </style:style>
    <style:style style:name="T106" style:family="text">
      <style:text-properties officeooo:rsid="009eaaa4"/>
    </style:style>
    <style:style style:name="T107" style:family="text">
      <style:text-properties officeooo:rsid="00a06f0c"/>
    </style:style>
    <style:style style:name="T108" style:family="text">
      <style:text-properties fo:font-size="11pt" officeooo:rsid="00a06f0c"/>
    </style:style>
    <style:style style:name="T109" style:family="text">
      <style:text-properties fo:font-size="11pt" officeooo:rsid="00686c29"/>
    </style:style>
    <style:style style:name="T110" style:family="text">
      <style:text-properties fo:font-size="11pt" officeooo:rsid="00aa6d13"/>
    </style:style>
    <style:style style:name="T111" style:family="text">
      <style:text-properties fo:font-size="11pt" officeooo:rsid="009b20c8"/>
    </style:style>
    <style:style style:name="T112" style:family="text">
      <style:text-properties fo:font-size="11pt" officeooo:rsid="014a6d90"/>
    </style:style>
    <style:style style:name="T113" style:family="text">
      <style:text-properties fo:font-size="11pt" officeooo:rsid="02325ddc"/>
    </style:style>
    <style:style style:name="T114" style:family="text">
      <style:text-properties fo:font-size="11pt" officeooo:rsid="0237599b"/>
    </style:style>
    <style:style style:name="T115" style:family="text">
      <style:text-properties fo:font-size="11pt" officeooo:rsid="02b8e775"/>
    </style:style>
    <style:style style:name="T116" style:family="text">
      <style:text-properties fo:font-size="11pt" officeooo:rsid="036422e0"/>
    </style:style>
    <style:style style:name="T117" style:family="text">
      <style:text-properties officeooo:rsid="00a33881"/>
    </style:style>
    <style:style style:name="T118" style:family="text">
      <style:text-properties officeooo:rsid="00a4af65"/>
    </style:style>
    <style:style style:name="T119" style:family="text">
      <style:text-properties officeooo:rsid="00a655aa"/>
    </style:style>
    <style:style style:name="T120" style:family="text">
      <style:text-properties officeooo:rsid="00a6de83"/>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d15e6e"/>
    </style:style>
    <style:style style:name="T141" style:family="text">
      <style:text-properties officeooo:rsid="00d34d0f"/>
    </style:style>
    <style:style style:name="T142" style:family="text">
      <style:text-properties officeooo:rsid="00d794d2"/>
    </style:style>
    <style:style style:name="T143" style:family="text">
      <style:text-properties officeooo:rsid="00d90cc5"/>
    </style:style>
    <style:style style:name="T144" style:family="text">
      <style:text-properties officeooo:rsid="00dafef5"/>
    </style:style>
    <style:style style:name="T145" style:family="text">
      <style:text-properties officeooo:rsid="00ee9ad1"/>
    </style:style>
    <style:style style:name="T146" style:family="text">
      <style:text-properties officeooo:rsid="00f1b9de"/>
    </style:style>
    <style:style style:name="T147" style:family="text">
      <style:text-properties officeooo:rsid="00f395bc"/>
    </style:style>
    <style:style style:name="T148" style:family="text">
      <style:text-properties officeooo:rsid="00f51afd"/>
    </style:style>
    <style:style style:name="T149" style:family="text">
      <style:text-properties officeooo:rsid="00fb5013"/>
    </style:style>
    <style:style style:name="T150" style:family="text">
      <style:text-properties officeooo:rsid="00f83f4e"/>
    </style:style>
    <style:style style:name="T151" style:family="text">
      <style:text-properties officeooo:rsid="00f9abf5"/>
    </style:style>
    <style:style style:name="T152" style:family="text">
      <style:text-properties officeooo:rsid="00f7d989"/>
    </style:style>
    <style:style style:name="T153" style:family="text">
      <style:text-properties officeooo:rsid="00f887c2"/>
    </style:style>
    <style:style style:name="T154" style:family="text">
      <style:text-properties officeooo:rsid="00f9b28b"/>
    </style:style>
    <style:style style:name="T155" style:family="text">
      <style:text-properties officeooo:rsid="00fade59"/>
    </style:style>
    <style:style style:name="T156" style:family="text">
      <style:text-properties officeooo:rsid="0092fbe0"/>
    </style:style>
    <style:style style:name="T157" style:family="text">
      <style:text-properties officeooo:rsid="00faf744"/>
    </style:style>
    <style:style style:name="T158" style:family="text">
      <style:text-properties officeooo:rsid="0105d23d"/>
    </style:style>
    <style:style style:name="T159" style:family="text">
      <style:text-properties officeooo:rsid="00fbff48"/>
    </style:style>
    <style:style style:name="T160" style:family="text">
      <style:text-properties officeooo:rsid="0110117e"/>
    </style:style>
    <style:style style:name="T161" style:family="text">
      <style:text-properties officeooo:rsid="0117b9fc"/>
    </style:style>
    <style:style style:name="T162" style:family="text">
      <style:text-properties officeooo:rsid="00fd06c2"/>
    </style:style>
    <style:style style:name="T163" style:family="text">
      <style:text-properties officeooo:rsid="0127fc40"/>
    </style:style>
    <style:style style:name="T164" style:family="text">
      <style:text-properties officeooo:rsid="01223d61"/>
    </style:style>
    <style:style style:name="T165" style:family="text">
      <style:text-properties officeooo:rsid="01234f84"/>
    </style:style>
    <style:style style:name="T166" style:family="text">
      <style:text-properties officeooo:rsid="012502d0"/>
    </style:style>
    <style:style style:name="T167" style:family="text">
      <style:text-properties officeooo:rsid="012827fe"/>
    </style:style>
    <style:style style:name="T168" style:family="text">
      <style:text-properties officeooo:rsid="012bc6d7"/>
    </style:style>
    <style:style style:name="T169" style:family="text">
      <style:text-properties officeooo:rsid="00fd7ec4"/>
    </style:style>
    <style:style style:name="T170" style:family="text">
      <style:text-properties officeooo:rsid="00fea555"/>
    </style:style>
    <style:style style:name="T171" style:family="text">
      <style:text-properties text:display="none"/>
    </style:style>
    <style:style style:name="T172" style:family="text">
      <style:text-properties officeooo:rsid="01000053"/>
    </style:style>
    <style:style style:name="T173" style:family="text">
      <style:text-properties officeooo:rsid="01030fcf"/>
    </style:style>
    <style:style style:name="T174" style:family="text">
      <style:text-properties officeooo:rsid="014f77bf"/>
    </style:style>
    <style:style style:name="T175" style:family="text">
      <style:text-properties officeooo:rsid="014a1b30"/>
    </style:style>
    <style:style style:name="T176" style:family="text">
      <style:text-properties officeooo:rsid="014c1438"/>
    </style:style>
    <style:style style:name="T177" style:family="text">
      <style:text-properties officeooo:rsid="014eb278"/>
    </style:style>
    <style:style style:name="T178" style:family="text">
      <style:text-properties officeooo:rsid="010392cb"/>
    </style:style>
    <style:style style:name="T179" style:family="text">
      <style:text-properties officeooo:rsid="0150b6b0"/>
    </style:style>
    <style:style style:name="T180" style:family="text">
      <style:text-properties officeooo:rsid="0104851c"/>
    </style:style>
    <style:style style:name="T181" style:family="text">
      <style:text-properties officeooo:rsid="0105e7d3"/>
    </style:style>
    <style:style style:name="T182" style:family="text">
      <style:text-properties officeooo:rsid="0109e83f"/>
    </style:style>
    <style:style style:name="T183" style:family="text">
      <style:text-properties officeooo:rsid="010b5eed"/>
    </style:style>
    <style:style style:name="T184" style:family="text">
      <style:text-properties officeooo:rsid="010d6cd8"/>
    </style:style>
    <style:style style:name="T185" style:family="text">
      <style:text-properties officeooo:rsid="010e2463"/>
    </style:style>
    <style:style style:name="T186" style:family="text">
      <style:text-properties officeooo:rsid="01101055"/>
    </style:style>
    <style:style style:name="T187" style:family="text">
      <style:text-properties officeooo:rsid="01102f95"/>
    </style:style>
    <style:style style:name="T188" style:family="text">
      <style:text-properties officeooo:rsid="0110ca06"/>
    </style:style>
    <style:style style:name="T189" style:family="text">
      <style:text-properties officeooo:rsid="01145230"/>
    </style:style>
    <style:style style:name="T190" style:family="text">
      <style:text-properties officeooo:rsid="011b2c1f"/>
    </style:style>
    <style:style style:name="T191" style:family="text">
      <style:text-properties officeooo:rsid="011f816d"/>
    </style:style>
    <style:style style:name="T192" style:family="text">
      <style:text-properties officeooo:rsid="01204979"/>
    </style:style>
    <style:style style:name="T193" style:family="text">
      <style:text-properties officeooo:rsid="0124ea24"/>
    </style:style>
    <style:style style:name="T194" style:family="text">
      <style:text-properties officeooo:rsid="0128a7b3"/>
    </style:style>
    <style:style style:name="T195" style:family="text">
      <style:text-properties officeooo:rsid="012a6a54"/>
    </style:style>
    <style:style style:name="T196" style:family="text">
      <style:text-properties officeooo:rsid="012f37bc"/>
    </style:style>
    <style:style style:name="T197" style:family="text">
      <style:text-properties officeooo:rsid="01308779"/>
    </style:style>
    <style:style style:name="T198" style:family="text">
      <style:text-properties style:font-name="Liberation Mono1" fo:font-size="11pt" officeooo:rsid="01308779" fo:background-color="#dddddd" loext:char-shading-value="0" style:font-size-asian="10.5pt"/>
    </style:style>
    <style:style style:name="T199" style:family="text">
      <style:text-properties officeooo:rsid="01310d7c"/>
    </style:style>
    <style:style style:name="T200" style:family="text">
      <style:text-properties officeooo:rsid="01328fcb"/>
    </style:style>
    <style:style style:name="T201" style:family="text">
      <style:text-properties officeooo:rsid="013575fe"/>
    </style:style>
    <style:style style:name="T202" style:family="text">
      <style:text-properties officeooo:rsid="014318a5"/>
    </style:style>
    <style:style style:name="T203" style:family="text">
      <style:text-properties officeooo:rsid="01439843"/>
    </style:style>
    <style:style style:name="T204" style:family="text">
      <style:text-properties officeooo:rsid="0148dcca"/>
    </style:style>
    <style:style style:name="T205" style:family="text">
      <style:text-properties officeooo:rsid="014a6d90"/>
    </style:style>
    <style:style style:name="T206" style:family="text">
      <style:text-properties officeooo:rsid="014c608d"/>
    </style:style>
    <style:style style:name="T207" style:family="text">
      <style:text-properties officeooo:rsid="014e1958"/>
    </style:style>
    <style:style style:name="T208" style:family="text">
      <style:text-properties officeooo:rsid="0151c6cb"/>
    </style:style>
    <style:style style:name="T209" style:family="text">
      <style:text-properties officeooo:rsid="0153600d"/>
    </style:style>
    <style:style style:name="T210" style:family="text">
      <style:text-properties officeooo:rsid="0154ed67"/>
    </style:style>
    <style:style style:name="T211" style:family="text">
      <style:text-properties officeooo:rsid="0156332a"/>
    </style:style>
    <style:style style:name="T212" style:family="text">
      <style:text-properties officeooo:rsid="0160683d"/>
    </style:style>
    <style:style style:name="T213" style:family="text">
      <style:text-properties officeooo:rsid="0161d367"/>
    </style:style>
    <style:style style:name="T214" style:family="text">
      <style:text-properties officeooo:rsid="016238bc"/>
    </style:style>
    <style:style style:name="T215" style:family="text">
      <style:text-properties officeooo:rsid="01655f06"/>
    </style:style>
    <style:style style:name="T216" style:family="text">
      <style:text-properties officeooo:rsid="01661c5b"/>
    </style:style>
    <style:style style:name="T217" style:family="text">
      <style:text-properties officeooo:rsid="01680561"/>
    </style:style>
    <style:style style:name="T218" style:family="text">
      <style:text-properties officeooo:rsid="016c9558"/>
    </style:style>
    <style:style style:name="T219" style:family="text">
      <style:text-properties officeooo:rsid="016e082f"/>
    </style:style>
    <style:style style:name="T220" style:family="text">
      <style:text-properties officeooo:rsid="016e70e0"/>
    </style:style>
    <style:style style:name="T221" style:family="text">
      <style:text-properties officeooo:rsid="017066a8"/>
    </style:style>
    <style:style style:name="T222" style:family="text">
      <style:text-properties officeooo:rsid="01706f42"/>
    </style:style>
    <style:style style:name="T223" style:family="text">
      <style:text-properties officeooo:rsid="01721896"/>
    </style:style>
    <style:style style:name="T224" style:family="text">
      <style:text-properties officeooo:rsid="0176f005"/>
    </style:style>
    <style:style style:name="T225" style:family="text">
      <style:text-properties officeooo:rsid="017856a9"/>
    </style:style>
    <style:style style:name="T226" style:family="text">
      <style:text-properties officeooo:rsid="017cb0ab"/>
    </style:style>
    <style:style style:name="T227" style:family="text">
      <style:text-properties officeooo:rsid="0185cbdb"/>
    </style:style>
    <style:style style:name="T228" style:family="text">
      <style:text-properties officeooo:rsid="018abebe"/>
    </style:style>
    <style:style style:name="T229" style:family="text">
      <style:text-properties officeooo:rsid="018da46c"/>
    </style:style>
    <style:style style:name="T230" style:family="text">
      <style:text-properties officeooo:rsid="0192eb82"/>
    </style:style>
    <style:style style:name="T231" style:family="text">
      <style:text-properties officeooo:rsid="019645ea"/>
    </style:style>
    <style:style style:name="T232" style:family="text">
      <style:text-properties officeooo:rsid="019a6899"/>
    </style:style>
    <style:style style:name="T233" style:family="text">
      <style:text-properties officeooo:rsid="019b6d50"/>
    </style:style>
    <style:style style:name="T234" style:family="text">
      <style:text-properties officeooo:rsid="019e7086"/>
    </style:style>
    <style:style style:name="T235" style:family="text">
      <style:text-properties officeooo:rsid="01a08e05"/>
    </style:style>
    <style:style style:name="T236" style:family="text">
      <style:text-properties officeooo:rsid="01a28bfb"/>
    </style:style>
    <style:style style:name="T237" style:family="text">
      <style:text-properties officeooo:rsid="01a56b9e"/>
    </style:style>
    <style:style style:name="T238" style:family="text">
      <style:text-properties officeooo:rsid="01a63e45"/>
    </style:style>
    <style:style style:name="T239" style:family="text">
      <style:text-properties officeooo:rsid="01b03540"/>
    </style:style>
    <style:style style:name="T240" style:family="text">
      <style:text-properties officeooo:rsid="01b3c96f"/>
    </style:style>
    <style:style style:name="T241" style:family="text">
      <style:text-properties officeooo:rsid="01b81ee2"/>
    </style:style>
    <style:style style:name="T242" style:family="text">
      <style:text-properties officeooo:rsid="01bed0d8"/>
    </style:style>
    <style:style style:name="T243" style:family="text">
      <style:text-properties officeooo:rsid="01c2e66e"/>
    </style:style>
    <style:style style:name="T244" style:family="text">
      <style:text-properties officeooo:rsid="01c6039d"/>
    </style:style>
    <style:style style:name="T245" style:family="text">
      <style:text-properties officeooo:rsid="01c7daa8"/>
    </style:style>
    <style:style style:name="T246" style:family="text">
      <style:text-properties officeooo:rsid="01ccb6b8"/>
    </style:style>
    <style:style style:name="T247" style:family="text">
      <style:text-properties officeooo:rsid="01ce1e13"/>
    </style:style>
    <style:style style:name="T248" style:family="text">
      <style:text-properties officeooo:rsid="01ce8955"/>
    </style:style>
    <style:style style:name="T249" style:family="text">
      <style:text-properties officeooo:rsid="01dbda34"/>
    </style:style>
    <style:style style:name="T250" style:family="text">
      <style:text-properties officeooo:rsid="01e1b6aa"/>
    </style:style>
    <style:style style:name="T251" style:family="text">
      <style:text-properties officeooo:rsid="01ed1186"/>
    </style:style>
    <style:style style:name="T252" style:family="text">
      <style:text-properties officeooo:rsid="01f0ae0b"/>
    </style:style>
    <style:style style:name="T253" style:family="text">
      <style:text-properties officeooo:rsid="01f44e73"/>
    </style:style>
    <style:style style:name="T254" style:family="text">
      <style:text-properties officeooo:rsid="01f46e4b"/>
    </style:style>
    <style:style style:name="T255" style:family="text">
      <style:text-properties officeooo:rsid="01f77598"/>
    </style:style>
    <style:style style:name="T256" style:family="text">
      <style:text-properties officeooo:rsid="01f917db"/>
    </style:style>
    <style:style style:name="T257" style:family="text">
      <style:text-properties officeooo:rsid="01faad43"/>
    </style:style>
    <style:style style:name="T258" style:family="text">
      <style:text-properties officeooo:rsid="01fcd4a1"/>
    </style:style>
    <style:style style:name="T259" style:family="text">
      <style:text-properties officeooo:rsid="01fe2fe9"/>
    </style:style>
    <style:style style:name="T260" style:family="text">
      <style:text-properties officeooo:rsid="0202970b"/>
    </style:style>
    <style:style style:name="T261" style:family="text">
      <style:text-properties officeooo:rsid="020388b4"/>
    </style:style>
    <style:style style:name="T262" style:family="text">
      <style:text-properties officeooo:rsid="020526e6"/>
    </style:style>
    <style:style style:name="T263" style:family="text">
      <style:text-properties officeooo:rsid="02054487"/>
    </style:style>
    <style:style style:name="T264" style:family="text">
      <style:text-properties officeooo:rsid="020a13c1"/>
    </style:style>
    <style:style style:name="T265" style:family="text">
      <style:text-properties officeooo:rsid="012f75f9"/>
    </style:style>
    <style:style style:name="T266" style:family="text">
      <style:text-properties officeooo:rsid="020fb990"/>
    </style:style>
    <style:style style:name="T267" style:family="text">
      <style:text-properties officeooo:rsid="02114560"/>
    </style:style>
    <style:style style:name="T268" style:family="text">
      <style:text-properties officeooo:rsid="02122b45"/>
    </style:style>
    <style:style style:name="T269" style:family="text">
      <style:text-properties officeooo:rsid="0215f90e"/>
    </style:style>
    <style:style style:name="T270" style:family="text">
      <style:text-properties officeooo:rsid="021a6768"/>
    </style:style>
    <style:style style:name="T271" style:family="text">
      <style:text-properties officeooo:rsid="021c3360"/>
    </style:style>
    <style:style style:name="T272" style:family="text">
      <style:text-properties officeooo:rsid="021d79d4"/>
    </style:style>
    <style:style style:name="T273" style:family="text">
      <style:text-properties officeooo:rsid="02205ecc"/>
    </style:style>
    <style:style style:name="T274" style:family="text">
      <style:text-properties officeooo:rsid="02272418"/>
    </style:style>
    <style:style style:name="T275" style:family="text">
      <style:text-properties officeooo:rsid="022aa217"/>
    </style:style>
    <style:style style:name="T276" style:family="text">
      <style:text-properties officeooo:rsid="022ee623"/>
    </style:style>
    <style:style style:name="T277" style:family="text">
      <style:text-properties officeooo:rsid="0230c06a"/>
    </style:style>
    <style:style style:name="T278" style:family="text">
      <style:text-properties officeooo:rsid="02325ddc"/>
    </style:style>
    <style:style style:name="T279" style:family="text">
      <style:text-properties officeooo:rsid="0233eca7"/>
    </style:style>
    <style:style style:name="T280" style:family="text">
      <style:text-properties officeooo:rsid="023a839d"/>
    </style:style>
    <style:style style:name="T281" style:family="text">
      <style:text-properties officeooo:rsid="023b4869"/>
    </style:style>
    <style:style style:name="T282" style:family="text">
      <style:text-properties officeooo:rsid="02456895"/>
    </style:style>
    <style:style style:name="T283" style:family="text">
      <style:text-properties officeooo:rsid="024f5467"/>
    </style:style>
    <style:style style:name="T284" style:family="text">
      <style:text-properties officeooo:rsid="026afce7"/>
    </style:style>
    <style:style style:name="T285" style:family="text">
      <style:text-properties officeooo:rsid="027a61a8"/>
    </style:style>
    <style:style style:name="T286" style:family="text">
      <style:text-properties officeooo:rsid="027bcd8f"/>
    </style:style>
    <style:style style:name="T287" style:family="text">
      <style:text-properties officeooo:rsid="02866ba0"/>
    </style:style>
    <style:style style:name="T288" style:family="text">
      <style:text-properties officeooo:rsid="0288c184"/>
    </style:style>
    <style:style style:name="T289" style:family="text">
      <style:text-properties officeooo:rsid="028af7d2"/>
    </style:style>
    <style:style style:name="T290" style:family="text">
      <style:text-properties officeooo:rsid="028bed1c"/>
    </style:style>
    <style:style style:name="T291" style:family="text">
      <style:text-properties officeooo:rsid="028ed166"/>
    </style:style>
    <style:style style:name="T292" style:family="text">
      <style:text-properties officeooo:rsid="0291b4b6"/>
    </style:style>
    <style:style style:name="T293" style:family="text">
      <style:text-properties officeooo:rsid="0294ce39"/>
    </style:style>
    <style:style style:name="T294" style:family="text">
      <style:text-properties officeooo:rsid="029a5506"/>
    </style:style>
    <style:style style:name="T295" style:family="text">
      <style:text-properties officeooo:rsid="02a1e344"/>
    </style:style>
    <style:style style:name="T296" style:family="text">
      <style:text-properties officeooo:rsid="02a47764"/>
    </style:style>
    <style:style style:name="T297" style:family="text">
      <style:text-properties officeooo:rsid="02a5b384"/>
    </style:style>
    <style:style style:name="T298" style:family="text">
      <style:text-properties officeooo:rsid="02a9a3c5"/>
    </style:style>
    <style:style style:name="T299" style:family="text">
      <style:text-properties officeooo:rsid="02aefc4a"/>
    </style:style>
    <style:style style:name="T300" style:family="text">
      <style:text-properties officeooo:rsid="02b807e1"/>
    </style:style>
    <style:style style:name="T301" style:family="text">
      <style:text-properties officeooo:rsid="02b98920"/>
    </style:style>
    <style:style style:name="T302" style:family="text">
      <style:text-properties officeooo:rsid="02ba64d0"/>
    </style:style>
    <style:style style:name="T303" style:family="text">
      <style:text-properties officeooo:rsid="02bd1b3b"/>
    </style:style>
    <style:style style:name="T304" style:family="text">
      <style:text-properties officeooo:rsid="02bfd994"/>
    </style:style>
    <style:style style:name="T305" style:family="text">
      <style:text-properties officeooo:rsid="02c1bed3"/>
    </style:style>
    <style:style style:name="T306" style:family="text">
      <style:text-properties officeooo:rsid="02cffb21"/>
    </style:style>
    <style:style style:name="T307" style:family="text">
      <style:text-properties officeooo:rsid="02d39c82"/>
    </style:style>
    <style:style style:name="T308" style:family="text">
      <style:text-properties officeooo:rsid="02d4a83a"/>
    </style:style>
    <style:style style:name="T309" style:family="text">
      <style:text-properties officeooo:rsid="02d60238"/>
    </style:style>
    <style:style style:name="T310" style:family="text">
      <style:text-properties officeooo:rsid="02dec80a"/>
    </style:style>
    <style:style style:name="T311" style:family="text">
      <style:text-properties officeooo:rsid="02e1f457"/>
    </style:style>
    <style:style style:name="T312" style:family="text">
      <style:text-properties officeooo:rsid="02e3e67a"/>
    </style:style>
    <style:style style:name="T313" style:family="text">
      <style:text-properties officeooo:rsid="02e44714"/>
    </style:style>
    <style:style style:name="T314" style:family="text">
      <style:text-properties officeooo:rsid="02e46ccf"/>
    </style:style>
    <style:style style:name="T315" style:family="text">
      <style:text-properties officeooo:rsid="02e648a5"/>
    </style:style>
    <style:style style:name="T316" style:family="text">
      <style:text-properties officeooo:rsid="02e77591"/>
    </style:style>
    <style:style style:name="T317" style:family="text">
      <style:text-properties officeooo:rsid="02e8b734"/>
    </style:style>
    <style:style style:name="T318" style:family="text">
      <style:text-properties officeooo:rsid="02e8f3b0"/>
    </style:style>
    <style:style style:name="T319" style:family="text">
      <style:text-properties officeooo:rsid="02e986a4"/>
    </style:style>
    <style:style style:name="T320" style:family="text">
      <style:text-properties officeooo:rsid="02eb7c5d"/>
    </style:style>
    <style:style style:name="T321" style:family="text">
      <style:text-properties officeooo:rsid="02ebea8e"/>
    </style:style>
    <style:style style:name="T322" style:family="text">
      <style:text-properties officeooo:rsid="02edd804"/>
    </style:style>
    <style:style style:name="T323" style:family="text">
      <style:text-properties officeooo:rsid="02f3c156"/>
    </style:style>
    <style:style style:name="T324" style:family="text">
      <style:text-properties officeooo:rsid="02f59135"/>
    </style:style>
    <style:style style:name="T325" style:family="text">
      <style:text-properties officeooo:rsid="02f6a6e5"/>
    </style:style>
    <style:style style:name="T326" style:family="text">
      <style:text-properties officeooo:rsid="02f82882"/>
    </style:style>
    <style:style style:name="T327" style:family="text">
      <style:text-properties officeooo:rsid="02f8e747"/>
    </style:style>
    <style:style style:name="T328" style:family="text">
      <style:text-properties officeooo:rsid="02fa4393"/>
    </style:style>
    <style:style style:name="T329" style:family="text">
      <style:text-properties officeooo:rsid="02fc2c32"/>
    </style:style>
    <style:style style:name="T330" style:family="text">
      <style:text-properties officeooo:rsid="02fcf340"/>
    </style:style>
    <style:style style:name="T331" style:family="text">
      <style:text-properties officeooo:rsid="02fd286c"/>
    </style:style>
    <style:style style:name="T332" style:family="text">
      <style:text-properties officeooo:rsid="02fdcc38"/>
    </style:style>
    <style:style style:name="T333" style:family="text">
      <style:text-properties officeooo:rsid="02fe966a"/>
    </style:style>
    <style:style style:name="T334" style:family="text">
      <style:text-properties officeooo:rsid="0300bb1c"/>
    </style:style>
    <style:style style:name="T335" style:family="text">
      <style:text-properties officeooo:rsid="03028e05"/>
    </style:style>
    <style:style style:name="T336" style:family="text">
      <style:text-properties officeooo:rsid="03138895"/>
    </style:style>
    <style:style style:name="T337" style:family="text">
      <style:text-properties officeooo:rsid="031562aa"/>
    </style:style>
    <style:style style:name="T338" style:family="text">
      <style:text-properties officeooo:rsid="0320ae16"/>
    </style:style>
    <style:style style:name="T339" style:family="text">
      <style:text-properties officeooo:rsid="03296447"/>
    </style:style>
    <style:style style:name="T340" style:family="text">
      <style:text-properties officeooo:rsid="032cd229"/>
    </style:style>
    <style:style style:name="T341" style:family="text">
      <style:text-properties officeooo:rsid="03333e47"/>
    </style:style>
    <style:style style:name="T342" style:family="text">
      <style:text-properties officeooo:rsid="0333c1ef"/>
    </style:style>
    <style:style style:name="T343" style:family="text">
      <style:text-properties officeooo:rsid="0340b082"/>
    </style:style>
    <style:style style:name="T344" style:family="text">
      <style:text-properties officeooo:rsid="0346492b"/>
    </style:style>
    <style:style style:name="T345" style:family="text">
      <style:text-properties officeooo:rsid="03497844"/>
    </style:style>
    <style:style style:name="T346" style:family="text">
      <style:text-properties officeooo:rsid="034b5e6b"/>
    </style:style>
    <style:style style:name="T347" style:family="text">
      <style:text-properties officeooo:rsid="034d3d29"/>
    </style:style>
    <style:style style:name="T348" style:family="text">
      <style:text-properties officeooo:rsid="034d75d4"/>
    </style:style>
    <style:style style:name="T349" style:family="text">
      <style:text-properties officeooo:rsid="03513d30"/>
    </style:style>
    <style:style style:name="T350" style:family="text">
      <style:text-properties officeooo:rsid="0355434c"/>
    </style:style>
    <style:style style:name="T351" style:family="text">
      <style:text-properties officeooo:rsid="0358aa37"/>
    </style:style>
    <style:style style:name="T352" style:family="text">
      <style:text-properties officeooo:rsid="035cf6ed"/>
    </style:style>
    <style:style style:name="T353" style:family="text">
      <style:text-properties officeooo:rsid="039bc4f9"/>
    </style:style>
    <style:style style:name="T354" style:family="text">
      <style:text-properties officeooo:rsid="03b5ff3f"/>
    </style:style>
    <style:style style:name="T355" style:family="text">
      <style:text-properties officeooo:rsid="00a18380"/>
    </style:style>
    <style:style style:name="T356" style:family="text">
      <style:text-properties officeooo:rsid="03b67f39"/>
    </style:style>
    <style:style style:name="T357" style:family="text">
      <style:text-properties officeooo:rsid="03bffa18"/>
    </style:style>
    <style:style style:name="T358" style:family="text">
      <style:text-properties officeooo:rsid="03d9bbc8"/>
    </style:style>
    <style:style style:name="T359" style:family="text">
      <style:text-properties officeooo:rsid="03de6a21"/>
    </style:style>
    <style:style style:name="T360" style:family="text">
      <style:text-properties officeooo:rsid="03e0ac15"/>
    </style:style>
    <style:style style:name="T361" style:family="text">
      <style:text-properties officeooo:rsid="03e0dcb4"/>
    </style:style>
    <style:style style:name="T362" style:family="text">
      <style:text-properties style:font-name="Liberation Sans2" fo:font-size="11pt" fo:font-weight="bold" officeooo:rsid="03e0dcb4" style:font-size-asian="10.5pt" style:font-weight-asian="bold" style:font-weight-complex="bold"/>
    </style:style>
    <style:style style:name="T363" style:family="text">
      <style:text-properties officeooo:rsid="03e49eb4"/>
    </style:style>
    <style:style style:name="T364" style:family="text">
      <style:text-properties officeooo:rsid="03e7cca6"/>
    </style:style>
    <style:style style:name="T365" style:family="text">
      <style:text-properties officeooo:rsid="03ea86c4"/>
    </style:style>
    <style:style style:name="T366" style:family="text">
      <style:text-properties officeooo:rsid="03ef1fda"/>
    </style:style>
    <style:style style:name="T367" style:family="text">
      <style:text-properties officeooo:rsid="03f3a50e"/>
    </style:style>
    <style:style style:name="T368" style:family="text">
      <style:text-properties officeooo:rsid="03f57b4b"/>
    </style:style>
    <style:style style:name="T369" style:family="text"/>
    <style:style style:name="fr1"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vertical-pos="top" style:vertical-rel="baselin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21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draw:frame draw:style-name="fr18" draw:name="Image1" text:anchor-type="as-char" svg:width="8.467cm" svg:height="1.778cm" draw:z-index="18"><draw:image xlink:href="Pictures/10000201000003E8000000D2A7FE72F00FFCF111.png" xlink:type="simple" xlink:show="embed" xlink:actuate="onLoad" loext:mime-type="image/png"/></draw:frame></text:p>
      <text:p text:style-name="P182">Průvodce programem Calc</text:p>
      <text:p text:style-name="Title">Kapitola 9<text:line-break/>Data Analysis</text:p>
      <text:p text:style-name="P174">Using Scenarios, Goal Seek, Solver, Statistics, others</text:p>
      <text:section text:style-name="Sect1" text:name="CG6409S1" text:condition="ooow:book eq 1" text:display="condition">
        <text:h text:style-name="P190"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16T19:06:09.930999702"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P165">Leo Moons</text:p>
            </table:table-cell>
            <table:table-cell table:style-name="Table2.A1" office:value-type="string">
              <text:p text:style-name="Table_20_Contents"/>
            </table:table-cell>
          </table:table-row>
        </table:table>
        <text:h text:style-name="P21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Kees Kriek</text:p>
            </table:table-cell>
            <table:table-cell table:style-name="Table3.A1" office:value-type="string">
              <text:p text:style-name="Table_20_Contents">Zachary Parliman</text:p>
            </table:table-cell>
            <table:table-cell table:style-name="Table3.A1" office:value-type="string">
              <text:p text:style-name="Table_20_Contents">Olivier Hallot</text:p>
            </table:table-cell>
          </table:table-row>
          <table:table-row>
            <table:table-cell table:style-name="Table3.A1" office:value-type="string">
              <text:p text:style-name="P166">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976451270" text:style-name="Heading_20_Caution">
          <text:list-item>
            <text:p text:style-name="P221">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3:19.215999757" text:fixed="true">červen</text:date><text:s/><text:date style:data-style-name="N107" text:date-value="2020-06-16T19:33:23.092999826" text:fixed="true">2020</text:date>. Kniha je určena pro LibreOffice <text:user-defined style:data-style-name="N0" text:name="LibreOffive Version">6.4</text:user-defined>.</text:p>
        <text:h text:style-name="P192" text:outline-level="2"><text:bookmark-start text:name="__RefHeading___Toc7948_3436621815"/>Používání LibreOffice na systému macOS<text:bookmark-end text:name="__RefHeading___Toc7948_3436621815"/></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tatky) této příručky.</text:p>
        <table:table table:name="Table1" table:style-name="Table1">
          <table:table-column table:style-name="Table1.A" table:number-columns-repeated="3"/>
          <table:table-row table:style-name="Table1.1">
            <table:table-cell table:style-name="Table1.A1" office:value-type="string">
              <text:p text:style-name="P168">Windows nebo Linux</text:p>
            </table:table-cell>
            <table:table-cell table:style-name="Table1.A1" office:value-type="string">
              <text:p text:style-name="P168">Ekvivalent pro macOS</text:p>
            </table:table-cell>
            <table:table-cell table:style-name="Table1.A1" office:value-type="string">
              <text:p text:style-name="P168">Výsledek</text:p>
            </table:table-cell>
          </table:table-row>
          <table:table-row table:style-name="Table1.1">
            <table:table-cell table:style-name="Table1.A2" office:value-type="string">
              <text:p text:style-name="P157"><text:span text:style-name="Strong_20_Emphasis">Nástroje &gt; Možnosti</text:span> výběr v nabídce</text:p>
            </table:table-cell>
            <table:table-cell table:style-name="Table1.A2" office:value-type="string">
              <text:p text:style-name="P157"><text:span text:style-name="Strong_20_Emphasis">LibreOffice &gt; Předvolby</text:span></text:p>
            </table:table-cell>
            <table:table-cell table:style-name="Table1.A2" office:value-type="string">
              <text:p text:style-name="P157">Otevřou se možnosti nastavení</text:p>
            </table:table-cell>
          </table:table-row>
          <table:table-row table:style-name="Table1.1">
            <table:table-cell table:style-name="Table1.A2" office:value-type="string">
              <text:p text:style-name="P157">Klepnutí pravým tlačítkem</text:p>
            </table:table-cell>
            <table:table-cell table:style-name="Table1.A2" office:value-type="string">
              <text:p text:style-name="P157">Control + klepnout a/nebo klepnutí pravým tlačítkem v závislosti na operačním systému počítače</text:p>
            </table:table-cell>
            <table:table-cell table:style-name="Table1.A2" office:value-type="string">
              <text:p text:style-name="P157">Otevře se místní nabídka</text:p>
            </table:table-cell>
          </table:table-row>
          <table:table-row table:style-name="Table1.1">
            <table:table-cell table:style-name="Table1.A2" office:value-type="string">
              <text:p text:style-name="P157"><text:span text:style-name="Keystroke">Ctrl (Control)</text:span></text:p>
            </table:table-cell>
            <table:table-cell table:style-name="Table1.A2" office:value-type="string">
              <text:p text:style-name="P157"><text:span text:style-name="Keystroke">⌘ (Command)</text:span></text:p>
            </table:table-cell>
            <table:table-cell table:style-name="Table1.A2" office:value-type="string">
              <text:p text:style-name="P157">Používá se i s dalšími klávesami</text:p>
            </table:table-cell>
          </table:table-row>
          <table:table-row table:style-name="Table1.1">
            <table:table-cell table:style-name="Table1.A2" office:value-type="string">
              <text:p text:style-name="P157"><text:span text:style-name="Keystroke">Ctrl + Q</text:span></text:p>
            </table:table-cell>
            <table:table-cell table:style-name="Table1.A2" office:value-type="string">
              <text:p text:style-name="P157"><text:span text:style-name="Keystroke">⌘</text:span>+<text:span text:style-name="Keystroke">Q</text:span></text:p>
            </table:table-cell>
            <table:table-cell table:style-name="Table1.A2" office:value-type="string">
              <text:p text:style-name="P157">Ukončit LibreOffice</text:p>
            </table:table-cell>
          </table:table-row>
          <table:table-row table:style-name="Table1.1">
            <table:table-cell table:style-name="Table1.A2" office:value-type="string">
              <text:p text:style-name="P157"><text:span text:style-name="Keystroke">F11</text:span></text:p>
            </table:table-cell>
            <table:table-cell table:style-name="Table1.A2" office:value-type="string">
              <text:p text:style-name="P157"><text:span text:style-name="Keystroke">⌘</text:span> + <text:span text:style-name="Keystroke">T</text:span></text:p>
            </table:table-cell>
            <table:table-cell table:style-name="Table1.A2" office:value-type="string">
              <text:p text:style-name="P157">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79"><text:a xlink:type="simple" xlink:href="#__RefHeading__5636_1566568644" text:style-name="Index_20_Link" text:visited-style-name="Index_20_Link">Autorská práva<text:tab/>2</text:a></text:p>
            <text:p text:style-name="P180"><text:a xlink:type="simple" xlink:href="#__RefHeading__5638_1566568644" text:style-name="Index_20_Link" text:visited-style-name="Index_20_Link">Přispěvatelé<text:tab/>2</text:a></text:p>
            <text:p text:style-name="P181"><text:a xlink:type="simple" xlink:href="#__RefHeading___Toc1847_1473846649" text:style-name="Index_20_Link" text:visited-style-name="Index_20_Link">Pro toto vydání<text:tab/>2</text:a></text:p>
            <text:p text:style-name="P181"><text:a xlink:type="simple" xlink:href="#__RefHeading___Toc28529_3211575895" text:style-name="Index_20_Link" text:visited-style-name="Index_20_Link">Pro předchozí vydání<text:tab/>2</text:a></text:p>
            <text:p text:style-name="P180"><text:a xlink:type="simple" xlink:href="#__RefHeading___Toc4648_402817234" text:style-name="Index_20_Link" text:visited-style-name="Index_20_Link">Zpětná vazba<text:tab/>2</text:a></text:p>
            <text:p text:style-name="P180"><text:a xlink:type="simple" xlink:href="#__RefHeading__5644_1566568644" text:style-name="Index_20_Link" text:visited-style-name="Index_20_Link">Datum vydání a verze programu<text:tab/>2</text:a></text:p>
            <text:p text:style-name="P180"><text:a xlink:type="simple" xlink:href="#__RefHeading___Toc7948_3436621815" text:style-name="Index_20_Link" text:visited-style-name="Index_20_Link">Používání LibreOffice na systému macOS<text:tab/>2</text:a></text:p>
            <text:p text:style-name="P179"><text:a xlink:type="simple" xlink:href="#__RefHeading___Toc211495_690378497" text:style-name="Index_20_Link" text:visited-style-name="Index_20_Link">Úvod<text:tab/>5</text:a></text:p>
            <text:p text:style-name="P179"><text:a xlink:type="simple" xlink:href="#__RefHeading__16724_1550029726" text:style-name="Index_20_Link" text:visited-style-name="Index_20_Link">Consolidating data<text:tab/>5</text:a></text:p>
            <text:p text:style-name="P180"><text:a xlink:type="simple" xlink:href="#__RefHeading___Toc72485_1696949546" text:style-name="Index_20_Link" text:visited-style-name="Index_20_Link">Consolidating data example<text:tab/>6</text:a></text:p>
            <text:p text:style-name="P180"><text:a xlink:type="simple" xlink:href="#__RefHeading___Toc72487_1696949546" text:style-name="Index_20_Link" text:visited-style-name="Index_20_Link">Consolidation settings<text:tab/>6</text:a></text:p>
            <text:p text:style-name="P180"><text:a xlink:type="simple" xlink:href="#__RefHeading___Toc72489_1696949546" text:style-name="Index_20_Link" text:visited-style-name="Index_20_Link">Consolidation example<text:tab/>7</text:a></text:p>
            <text:p text:style-name="P179"><text:a xlink:type="simple" xlink:href="#__RefHeading__16726_1550029726" text:style-name="Index_20_Link" text:visited-style-name="Index_20_Link">Creating subtotals<text:tab/>8</text:a></text:p>
            <text:p text:style-name="P180"><text:a xlink:type="simple" xlink:href="#__RefHeading__6593_618754536" text:style-name="Index_20_Link" text:visited-style-name="Index_20_Link">Using the SUBTOTAL function<text:tab/>8</text:a></text:p>
            <text:p text:style-name="P181"><text:a xlink:type="simple" xlink:href="#__RefHeading___Toc72491_1696949546" text:style-name="Index_20_Link" text:visited-style-name="Index_20_Link">A SUBTOTAL example<text:tab/>8</text:a></text:p>
            <text:p text:style-name="P180"><text:a xlink:type="simple" xlink:href="#__RefHeading__6595_618754536" text:style-name="Index_20_Link" text:visited-style-name="Index_20_Link">Using Data &gt; Subtotals<text:tab/>11</text:a></text:p>
            <text:p text:style-name="P181"><text:a xlink:type="simple" xlink:href="#__RefHeading___Toc72493_1696949546" text:style-name="Index_20_Link" text:visited-style-name="Index_20_Link">Using the Subtotals tool<text:tab/>11</text:a></text:p>
            <text:p text:style-name="P181"><text:a xlink:type="simple" xlink:href="#__RefHeading___Toc404905_690378497" text:style-name="Index_20_Link" text:visited-style-name="Index_20_Link">Subtotal outline<text:tab/>12</text:a></text:p>
            <text:p text:style-name="P181"><text:a xlink:type="simple" xlink:href="#__RefHeading___Toc34097_3767550078" text:style-name="Index_20_Link" text:visited-style-name="Index_20_Link">Subtotals tool options<text:tab/>13</text:a></text:p>
            <text:p text:style-name="P181"><text:a xlink:type="simple" xlink:href="#__RefHeading___Toc72497_1696949546" text:style-name="Index_20_Link" text:visited-style-name="Index_20_Link">Reset and Remove<text:tab/>14</text:a></text:p>
            <text:p text:style-name="P179"><text:a xlink:type="simple" xlink:href="#__RefHeading__16728_1550029726" text:style-name="Index_20_Link" text:visited-style-name="Index_20_Link">Using scenarios<text:tab/>14</text:a></text:p>
            <text:p text:style-name="P180"><text:a xlink:type="simple" xlink:href="#__RefHeading__16730_1550029726" text:style-name="Index_20_Link" text:visited-style-name="Index_20_Link">Creating scenarios<text:tab/>15</text:a></text:p>
            <text:p text:style-name="P180"><text:a xlink:type="simple" xlink:href="#__RefHeading__30556827" text:style-name="Index_20_Link" text:visited-style-name="Index_20_Link">Scenario settings<text:tab/>16</text:a></text:p>
            <text:p text:style-name="P180"><text:a xlink:type="simple" xlink:href="#__RefHeading__16732_1550029726" text:style-name="Index_20_Link" text:visited-style-name="Index_20_Link">Changing scenarios<text:tab/>17</text:a></text:p>
            <text:p text:style-name="P181"><text:a xlink:type="simple" xlink:href="#__RefHeading__16734_1550029726" text:style-name="Index_20_Link" text:visited-style-name="Index_20_Link">Changing scenario properties<text:tab/>17</text:a></text:p>
            <text:p text:style-name="P181"><text:a xlink:type="simple" xlink:href="#__RefHeading__16736_1550029726" text:style-name="Index_20_Link" text:visited-style-name="Index_20_Link">Changing scenario cell values<text:tab/>17</text:a></text:p>
            <text:p text:style-name="P180"><text:a xlink:type="simple" xlink:href="#__RefHeading__16738_1550029726" text:style-name="Index_20_Link" text:visited-style-name="Index_20_Link">Working with scenarios using the Navigator<text:tab/>18</text:a></text:p>
            <text:p text:style-name="P179"><text:a xlink:type="simple" xlink:href="#__RefHeading___Toc72499_1696949546" text:style-name="Index_20_Link" text:visited-style-name="Index_20_Link">Using the Multiple Operations tool<text:tab/>18</text:a></text:p>
            <text:p text:style-name="P180"><text:a xlink:type="simple" xlink:href="#__RefHeading___Toc72501_1696949546" text:style-name="Index_20_Link" text:visited-style-name="Index_20_Link">Multiple Operations with one formula and one variable<text:tab/>19</text:a></text:p>
            <text:p text:style-name="P181"><text:a xlink:type="simple" xlink:href="#__RefHeading__16746_1550029726" text:style-name="Index_20_Link" text:visited-style-name="Index_20_Link">An example with one formula and one variable<text:tab/>19</text:a></text:p>
            <text:p text:style-name="P180"><text:a xlink:type="simple" xlink:href="#__RefHeading__16748_1550029726" text:style-name="Index_20_Link" text:visited-style-name="Index_20_Link">Calculating with several formulas simultaneously<text:tab/>21</text:a></text:p>
            <text:p text:style-name="P181"><text:a xlink:type="simple" xlink:href="#__RefHeading___Toc72503_1696949546" text:style-name="Index_20_Link" text:visited-style-name="Index_20_Link">An example with two formulas and one variable<text:tab/>21</text:a></text:p>
            <text:p text:style-name="P180"><text:a xlink:type="simple" xlink:href="#__RefHeading__16750_1550029726" text:style-name="Index_20_Link" text:visited-style-name="Index_20_Link">Multiple operations with two variables<text:tab/>23</text:a></text:p>
            <text:p text:style-name="P181"><text:a xlink:type="simple" xlink:href="#__RefHeading__16752_1550029726" text:style-name="Index_20_Link" text:visited-style-name="Index_20_Link">Calculating with two variables<text:tab/>23</text:a></text:p>
            <text:p text:style-name="P179"><text:a xlink:type="simple" xlink:href="#__RefHeading__16754_1550029726" text:style-name="Index_20_Link" text:visited-style-name="Index_20_Link">Using Goal Seek<text:tab/>24</text:a></text:p>
            <text:p text:style-name="P180"><text:a xlink:type="simple" xlink:href="#__RefHeading__16756_1550029726" text:style-name="Index_20_Link" text:visited-style-name="Index_20_Link">Goal Seek example<text:tab/>25</text:a></text:p>
            <text:p text:style-name="P179"><text:a xlink:type="simple" xlink:href="#__RefHeading__16758_1550029726" text:style-name="Index_20_Link" text:visited-style-name="Index_20_Link">Using the Solver<text:tab/>26</text:a></text:p>
            <text:p text:style-name="P180"><text:a xlink:type="simple" xlink:href="#__RefHeading___Toc72509_1696949546" text:style-name="Index_20_Link" text:visited-style-name="Index_20_Link">Solver dialog<text:tab/>27</text:a></text:p>
            <text:p text:style-name="P180"><text:a xlink:type="simple" xlink:href="#__RefHeading___Toc72511_1696949546" text:style-name="Index_20_Link" text:visited-style-name="Index_20_Link">Solver options<text:tab/>29</text:a></text:p>
            <text:p text:style-name="P180"><text:a xlink:type="simple" xlink:href="#__RefHeading__16760_1550029726" text:style-name="Index_20_Link" text:visited-style-name="Index_20_Link">Solver example<text:tab/>29</text:a></text:p>
            <text:p text:style-name="P179"><text:a xlink:type="simple" xlink:href="#__RefHeading___Toc5577_2018368758" text:style-name="Index_20_Link" text:visited-style-name="Index_20_Link">Using Statistics tools<text:tab/>30</text:a></text:p>
            <text:p text:style-name="P180"><text:a xlink:type="simple" xlink:href="#__RefHeading___Toc5579_2018368758" text:style-name="Index_20_Link" text:visited-style-name="Index_20_Link">Sampling tool<text:tab/>31</text:a></text:p>
            <text:p text:style-name="P180"><text:a xlink:type="simple" xlink:href="#__RefHeading___Toc5581_2018368758" text:style-name="Index_20_Link" text:visited-style-name="Index_20_Link">Descriptive Statistics tool<text:tab/>32</text:a></text:p>
            <text:p text:style-name="P180"><text:soft-page-break/><text:a xlink:type="simple" xlink:href="#__RefHeading___Toc5583_2018368758" text:style-name="Index_20_Link" text:visited-style-name="Index_20_Link">Analysis of Variance (ANOVA) tool<text:tab/>34</text:a></text:p>
            <text:p text:style-name="P180"><text:a xlink:type="simple" xlink:href="#__RefHeading___Toc5585_2018368758" text:style-name="Index_20_Link" text:visited-style-name="Index_20_Link">Correlation tool<text:tab/>35</text:a></text:p>
            <text:p text:style-name="P180"><text:a xlink:type="simple" xlink:href="#__RefHeading___Toc5587_2018368758" text:style-name="Index_20_Link" text:visited-style-name="Index_20_Link">Covariance tool<text:tab/>36</text:a></text:p>
            <text:p text:style-name="P180"><text:a xlink:type="simple" xlink:href="#__RefHeading___Toc5589_2018368758" text:style-name="Index_20_Link" text:visited-style-name="Index_20_Link">Exponential Smoothing tool<text:tab/>37</text:a></text:p>
            <text:p text:style-name="P180"><text:a xlink:type="simple" xlink:href="#__RefHeading___Toc5591_2018368758" text:style-name="Index_20_Link" text:visited-style-name="Index_20_Link">Moving Average tool<text:tab/>39</text:a></text:p>
            <text:p text:style-name="P180"><text:a xlink:type="simple" xlink:href="#__RefHeading___Toc5593_2018368758" text:style-name="Index_20_Link" text:visited-style-name="Index_20_Link">Regression tool<text:tab/>40</text:a></text:p>
            <text:p text:style-name="P180"><text:a xlink:type="simple" xlink:href="#__RefHeading___Toc5595_2018368758" text:style-name="Index_20_Link" text:visited-style-name="Index_20_Link">Paired T-test tool<text:tab/>43</text:a></text:p>
            <text:p text:style-name="P180"><text:a xlink:type="simple" xlink:href="#__RefHeading___Toc5597_2018368758" text:style-name="Index_20_Link" text:visited-style-name="Index_20_Link">F-test tool<text:tab/>45</text:a></text:p>
            <text:p text:style-name="P180"><text:a xlink:type="simple" xlink:href="#__RefHeading___Toc5599_2018368758" text:style-name="Index_20_Link" text:visited-style-name="Index_20_Link">Z-test tool<text:tab/>46</text:a></text:p>
            <text:p text:style-name="P180"><text:a xlink:type="simple" xlink:href="#__RefHeading___Toc5601_2018368758" text:style-name="Index_20_Link" text:visited-style-name="Index_20_Link">Test of Independence (Chi-Square) tool<text:tab/>48</text:a></text:p>
            <text:p text:style-name="P180"><text:a xlink:type="simple" xlink:href="#__RefHeading___Toc6851_2084041363" text:style-name="Index_20_Link" text:visited-style-name="Index_20_Link">Fourier Analysis tool<text:tab/>49</text:a></text:p>
          </text:index-body>
        </text:table-of-content>
        <text:p text:style-name="P173"/>
      </text:section>
      <text:h text:style-name="P191" text:outline-level="1"><text:bookmark-start text:name="__RefHeading___Toc211495_690378497"/>Úvod<text:bookmark-end text:name="__RefHeading___Toc211495_690378497"/></text:h>
      <text:p text:style-name="Text_20_body">Once you are familiar with functions and formulas, the next step is to learn how to use Calc’s automated processes to perform useful analysis of your data quickly.</text:p>
      <text:p text:style-name="P47">In addition to formulas and functions, Calc includes several tools for processing your data. These tools include features for copying and reusing data, creating subtotals, running what-if analysis, and performing statistical analysis. They can be found under the <text:span text:style-name="Strong_20_Emphasis">Tools</text:span> and <text:span text:style-name="Strong_20_Emphasis">Data</text:span> menus in the Menu bar. While they are not necessary to using Calc, they can help you save time and effort with handling large data sets or preserving your work for future review.</text:p>
      <text:list xml:id="list1025017413" text:style-name="Heading_20_Note">
        <text:list-item>
          <text:p text:style-name="P224">Poznámka</text:p>
        </text:list-item>
      </text:list>
      <text:p text:style-name="P152">A related tool, the Pivot Table, is not mentioned here, as it is complex enough to require its own chapter. See Chapter 8, Using Pivot Tables, for more information.</text:p>
      <text:h text:style-name="P186" text:outline-level="1"><text:bookmark-start text:name="__RefHeading__16724_1550029726"/><text:alphabetical-index-mark text:string-value="Consolidate dialog"/>Consolidating data<text:bookmark-end text:name="__RefHeading__16724_1550029726"/></text:h>
      <text:p text:style-name="P28">The Consolidate tool allows you to combine and aggregate data spread across one or more worksheets into one place. This tool is useful if you need to quickly summarize a large, scattered set of data for review. For example, you could use it to consolidate multiple department budgets from different worksheets into a single company-wide budget contained in a master worksheet.</text:p>
      <text:p text:style-name="P38">To access the Consolidate tool dialog, select <text:span text:style-name="Strong_20_Emphasis">Data &gt; Consolidate </text:span>from the Menu bar (Figure <text:sequence-ref text:reference-format="value" text:ref-name="refFigure0">1</text:sequence-ref>).</text:p>
      <text:p text:style-name="Figure"><draw:frame draw:style-name="fr4" draw:name="Frame11" text:anchor-type="as-char" draw:z-index="19"><draw:text-box fo:min-height="0.508cm" fo:min-width="2.007cm"><text:p text:style-name="Frame_20_contents"><draw:frame draw:style-name="fr2" draw:name="Frame55" text:anchor-type="as-char" svg:width="12.831cm" draw:z-index="20"><draw:text-box fo:min-height="12.097cm"><text:p text:style-name="Caption"><draw:frame draw:style-name="fr14" draw:name="Image42" text:anchor-type="paragraph" svg:width="12.749cm" svg:height="12.501cm" draw:z-index="21"><draw:image xlink:href="Pictures/10000000000001E5000001FCAC9E966A21580F6B.png" xlink:type="simple" xlink:show="embed" xlink:actuate="onLoad" loext:mime-type="image/png"/></draw:frame><text:line-break/>Figure <text:sequence text:ref-name="refFigure0" text:name="Figure" text:formula="ooow:Figure+1" style:num-format="1">1</text:sequence>: Consolidate tool dialog</text:p></draw:text-box></draw:frame></text:p></draw:text-box></draw:frame></text:p>
      <text:h text:style-name="P193" text:outline-level="2"><text:bookmark-start text:name="__RefHeading___Toc72485_1696949546"/><text:soft-page-break/>Consolidating data example<text:bookmark-end text:name="__RefHeading___Toc72485_1696949546"/></text:h>
      <text:p text:style-name="P27">To consolidate data:</text:p>
      <text:list xml:id="list471515721" text:style-name="Numbering_20_1">
        <text:list-item text:start-value="1">
          <text:p text:style-name="P263">Open the document containing the cell ranges to be consolidated.</text:p>
        </text:list-item>
        <text:list-item>
          <text:p text:style-name="P263">Select <text:span text:style-name="Strong_20_Emphasis">Data &gt; Consolidate</text:span> from the Menu bar to open the Consolidate dialog (Figure <text:sequence-ref text:reference-format="value" text:ref-name="refFigure1">2</text:sequence-ref>).</text:p>
        </text:list-item>
        <text:list-item>
          <text:p text:style-name="P263"><text:bookmark-start text:name="__RefNumPara__28778_3767550078"/>Click on the <text:span text:style-name="Emphasis">Source data ranges </text:span>field, then type a reference to a source data range, a named range or select it with the mouse. Use the associated <text:span text:style-name="Strong_20_Emphasis">Shrink / Expand</text:span> button if you need to minimize the dialog while you select the range. Alternatively, select a named range from the drop-down list to the left of the field.<text:bookmark-end text:name="__RefNumPara__28778_3767550078"/></text:p>
        </text:list-item>
        <text:list-item>
          <text:p text:style-name="P263"><text:bookmark-start text:name="__RefNumPara__74849_2574583300"/>Klepneme na <text:span text:style-name="Strong_20_Emphasis">Přidat</text:span>. The selected range is added to the <text:span text:style-name="Emphasis">Consolidation ranges</text:span> list.<text:bookmark-end text:name="__RefNumPara__74849_2574583300"/></text:p>
        </text:list-item>
        <text:list-item>
          <text:p text:style-name="P263">Repeat steps <text:bookmark-ref text:reference-format="number-all-superior" text:ref-name="__RefNumPara__28778_3767550078">3</text:bookmark-ref><text:s/>and <text:bookmark-ref text:reference-format="number-all-superior" text:ref-name="__RefNumPara__74849_2574583300">4</text:bookmark-ref><text:s/>to add additional source ranges.</text:p>
        </text:list-item>
        <text:list-item>
          <text:p text:style-name="P264">To delete an entry in the <text:span text:style-name="Emphasis">Consolidation ranges</text:span> list, select it and click <text:span text:style-name="Strong_20_Emphasis">Delete</text:span>. The deletion is carried out without further confirmation.</text:p>
        </text:list-item>
        <text:list-item>
          <text:p text:style-name="Numbering_20_1">Click on the <text:span text:style-name="Emphasis"><text:span text:style-name="Emphasis">Copy </text:span></text:span><text:span text:style-name="Emphasis">results to </text:span>field, then type a reference to the first cell of the target range or select it with your mouse. You can also select a named range from the drop-down list to the left of the field.</text:p>
        </text:list-item>
        <text:list-item>
          <text:p text:style-name="P265"><text:bookmark-start text:name="__RefNumPara__29916_3767550078"/>Select a function to aggregate your data from the <text:span text:style-name="Emphasis">Function </text:span>drop-down list. The default is Sum. Other available functions include Count, Average, Max, Min, Product, Count (numbers only), StdDev (sample), StDevP (population), Var (sample), and VarP (population).<text:bookmark-end text:name="__RefNumPara__29916_3767550078"/></text:p>
        </text:list-item>
        <text:list-item>
          <text:p text:style-name="P265">Click <text:span text:style-name="Strong_20_Emphasis">OK </text:span>to consolidate the ranges. Calc runs the function from step <text:bookmark-ref text:reference-format="number-all-superior" text:ref-name="__RefNumPara__29916_3767550078">8</text:bookmark-ref><text:s/>on your source data ranges and populates the target range with the results.</text:p>
        </text:list-item>
      </text:list>
      <text:list xml:id="list3671521523" text:style-name="Heading_20_Tip">
        <text:list-item>
          <text:p text:style-name="P232">Tip</text:p>
        </text:list-item>
      </text:list>
      <text:p text:style-name="P139">If you are consolidating the same cell ranges repeatedly, consider converting them into reusable named ranges to make the process easier. For more information about named ranges, see Chapter 13, Calc as a Simple Database<text:span text:style-name="Emphasis">.</text:span></text:p>
      <text:h text:style-name="P194" text:outline-level="2"><text:bookmark-start text:name="__RefHeading___Toc72487_1696949546"/>Consolidation settings<text:bookmark-end text:name="__RefHeading___Toc72487_1696949546"/></text:h>
      <text:p text:style-name="P39">In the Consolidate dialog, click on the '+' sign next to <text:span text:style-name="Emphasis">Options</text:span> to access the following settings (Figure <text:sequence-ref text:reference-format="value" text:ref-name="refFigure1">2</text:sequence-ref>):</text:p>
      <text:p text:style-name="Figure"><draw:frame draw:style-name="fr2" draw:name="Frame57" text:anchor-type="as-char" svg:width="12.827cm" draw:z-index="22"><draw:text-box fo:min-height="3.401cm"><text:p text:style-name="Caption"><draw:frame draw:style-name="fr17" draw:name="Image45" text:anchor-type="paragraph" svg:width="12.827cm" style:rel-width="100%" svg:height="2.72cm" style:rel-height="scale" draw:z-index="23"><draw:image xlink:href="Pictures/10000000000001E500000099E61B0A34763E5D57.png" xlink:type="simple" xlink:show="embed" xlink:actuate="onLoad" loext:mime-type="image/png"/></draw:frame><text:line-break/>Figure <text:sequence text:ref-name="refFigure1" text:name="Figure" text:formula="ooow:Figure+1" style:num-format="1">2</text:sequence>: Consolidate tool options</text:p></draw:text-box></draw:frame></text:p>
      <text:p text:style-name="P78">Consolidate by</text:p>
      <text:p text:style-name="P109">In this section, choose whether to consolidate your source data ranges by their range position or by matching labels. Consolidation labels must be contained within each range, and the text of corresponding row or column labels must match for the rows or columns themselves to be combined.</text:p>
      <text:list xml:id="list2327871895" text:style-name="List_20_2">
        <text:list-item>
          <text:p text:style-name="P261"><text:span text:style-name="Strong_20_Emphasis">Row labels</text:span> – Consolidates rows by matching label. If this option is unchecked, the tool will consolidate rows by position instead.</text:p>
        </text:list-item>
        <text:list-item>
          <text:p text:style-name="P251"><text:span text:style-name="Strong_20_Emphasis">Column labels</text:span> – Works the same as <text:span text:style-name="Strong_20_Emphasis">Row labels</text:span>, but with columns instead.</text:p>
        </text:list-item>
      </text:list>
      <text:p text:style-name="P77"><text:soft-page-break/>Možnosti</text:p>
      <text:p text:style-name="P110">In this section, select <text:span text:style-name="Strong_20_Emphasis">Link to source data</text:span> to add formulas in the target range that link back to values in the source ranges. When you select this option, any changes you make in the source ranges will automatically update values in the target range.</text:p>
      <text:list xml:id="list142312700545599" text:continue-list="list1025017413" text:style-name="Heading_20_Note">
        <text:list-item>
          <text:p text:style-name="P225">Poznámka</text:p>
        </text:list-item>
      </text:list>
      <text:p text:style-name="P139">If you use the <text:span text:style-name="Strong_20_Emphasis">Link to source data</text:span> option, each source link is inserted into the target range, then ordered and hidden from view. Only the final results of consolidation are displayed by default.</text:p>
      <text:h text:style-name="P194" text:outline-level="2"><text:bookmark-start text:name="__RefHeading___Toc72489_1696949546"/>Consolidation example<text:bookmark-end text:name="__RefHeading___Toc72489_1696949546"/></text:h>
      <text:p text:style-name="P12">Figures <text:sequence-ref text:reference-format="value" text:ref-name="refFigure2">3</text:sequence-ref>, <text:sequence-ref text:reference-format="value" text:ref-name="refFigure3">4</text:sequence-ref>, and <text:sequence-ref text:reference-format="value" text:ref-name="refFigure4">5</text:sequence-ref><text:s/>show a simple example of consolidation using a spreadsheet with the worksheets <text:span text:style-name="Emphasis">Year 1</text:span>, <text:span text:style-name="Emphasis">Year 2</text:span>, and <text:span text:style-name="Emphasis">Consolidated Sales</text:span>. Figure <text:sequence-ref text:reference-format="value" text:ref-name="refFigure2">3</text:sequence-ref><text:s/>shows the contents of the <text:span text:style-name="Emphasis">Year 1</text:span> worksheet, with sales figures by region for each of the four product colors.</text:p>
      <text:p text:style-name="Figure"><draw:frame draw:style-name="fr2" draw:name="Frame35" text:anchor-type="as-char" svg:width="13.42cm" draw:z-index="24"><draw:text-box fo:min-height="6.055cm"><text:p text:style-name="Caption"><draw:frame draw:style-name="fr12" draw:name="Image14" text:anchor-type="paragraph" svg:width="13.31cm" svg:height="5.609cm" draw:z-index="25"><draw:image xlink:href="Pictures/10000000000001F7000000D459E11C2041773A77.png" xlink:type="simple" xlink:show="embed" xlink:actuate="onLoad" loext:mime-type="image/png"/></draw:frame>Figure <text:sequence text:ref-name="refFigure2" text:name="Figure" text:formula="ooow:Figure+1" style:num-format="1">3</text:sequence>: Year 1 sales by region</text:p></draw:text-box></draw:frame></text:p>
      <text:p text:style-name="P12">Figure <text:sequence-ref text:reference-format="value" text:ref-name="refFigure3">4</text:sequence-ref><text:s/>shows the <text:span text:style-name="Emphasis">Year 2</text:span> worksheet, sales figures by region for each of four product colors. Note the different ordering of row and column labels between the two figures.</text:p>
      <text:p text:style-name="Figure"><draw:frame draw:style-name="fr2" draw:name="Frame36" text:anchor-type="as-char" svg:width="13.204cm" draw:z-index="26"><draw:text-box fo:min-height="5.662cm"><text:p text:style-name="Caption"><draw:frame draw:style-name="fr12" draw:name="Image15" text:anchor-type="paragraph" svg:width="13.259cm" svg:height="5.609cm" draw:z-index="27"><draw:image xlink:href="Pictures/10000000000001F5000000D45EF097A113E298CA.png" xlink:type="simple" xlink:show="embed" xlink:actuate="onLoad" loext:mime-type="image/png"/></draw:frame>Figure <text:sequence text:ref-name="refFigure3" text:name="Figure" text:formula="ooow:Figure+1" style:num-format="1">4</text:sequence>: Year 2 sales by region</text:p></draw:text-box></draw:frame></text:p>
      <text:p text:style-name="P12">Figure <text:sequence-ref text:reference-format="value" text:ref-name="refFigure4">5</text:sequence-ref><text:s/>shows the consolidated sales data, created by using the Consolidate dialog settings shown in Figure <text:sequence-ref text:reference-format="value" text:ref-name="refFigure1">2</text:sequence-ref>. Note that because the <text:span text:style-name="Strong_20_Emphasis">Link to source data</text:span> option was selected, clicking on the plus sign (+) indicators to the left of the data will reveal formula links back to the source ranges.</text:p>
      <text:p text:style-name="Figure"><text:soft-page-break/><draw:frame draw:style-name="fr2" draw:name="Frame37" text:anchor-type="as-char" svg:width="12.448cm" draw:z-index="28"><draw:text-box fo:min-height="5.45cm"><text:p text:style-name="Caption"><draw:frame draw:style-name="fr12" draw:name="Image16" text:anchor-type="paragraph" svg:width="12.48cm" svg:height="5.001cm" draw:z-index="29"><draw:image xlink:href="Pictures/1000000000000211000000D424D7ADF5A6A3FAA8.png" xlink:type="simple" xlink:show="embed" xlink:actuate="onLoad" loext:mime-type="image/png"/></draw:frame>Figure <text:sequence text:ref-name="refFigure4" text:name="Figure" text:formula="ooow:Figure+1" style:num-format="1">5</text:sequence>: Consolidated sales by region</text:p></draw:text-box></draw:frame></text:p>
      <text:p text:style-name="Text_20_body">The source ranges and target range are saved as part of the document. If you later open a document with consolidated ranges, they will still be available in the <text:span text:style-name="Emphasis">Consolidation ranges</text:span> list of the Consolidate dialog.</text:p>
      <text:h text:style-name="P187" text:outline-level="1"><text:bookmark-start text:name="__RefHeading__16726_1550029726"/>Creating subtotals<text:bookmark-end text:name="__RefHeading__16726_1550029726"/></text:h>
      <text:p text:style-name="P9">Calc offers two methods of creating subtotals: the SUBTOTAL function and the Subtotals tool.</text:p>
      <text:h text:style-name="P195" text:outline-level="2"><text:bookmark-start text:name="__RefHeading__6593_618754536"/><text:alphabetical-index-mark text:string-value="using the SUBTOTAL function" text:key1="subtotals"/>Using the SUBTOTAL function<text:bookmark-end text:name="__RefHeading__6593_618754536"/></text:h>
      <text:p text:style-name="P10">The SUBTOTAL function is listed under the Mathematical category of the Function Wizard, and the Functions List deck of the Sidebar, which are described in Chapter 7, Using Formulas and Functions. SUBTOTAL is a relatively limited method for generating a subtotal, and works best if used with only a few categories.</text:p>
      <text:h text:style-name="P212" text:outline-level="3"><text:bookmark-start text:name="__RefHeading___Toc72491_1696949546"/>A SUBTOTAL example<text:bookmark-end text:name="__RefHeading___Toc72491_1696949546"/></text:h>
      <text:p text:style-name="P10">To illustrate how to use the SUBTOTAL function, we use the sales data worksheet shown in <text:line-break/>Figure <text:sequence-ref text:reference-format="value" text:ref-name="refFigure5">6</text:sequence-ref>. The AutoFilter function is already applied to the sales data, and are indicated by the down arrow buttons at the head of each column. AutoFilters are described in Chapter 2, Entering, Editing, and Formatting Data.</text:p>
      <text:p text:style-name="Figure"><draw:frame draw:style-name="fr2" draw:name="Frame54" text:anchor-type="as-char" svg:width="14.212cm" draw:z-index="30"><draw:text-box fo:min-height="5.618cm"><text:p text:style-name="Caption"><draw:frame draw:style-name="fr13" draw:name="Image33" text:anchor-type="paragraph" svg:x="1.141cm" svg:y="0cm" svg:width="11.929cm" svg:height="5.11cm" draw:z-index="32"><draw:image xlink:href="Pictures/10000000000001C3000000C192A0F1570F53CACC.png" xlink:type="simple" xlink:show="embed" xlink:actuate="onLoad" loext:mime-type="image/png"/></draw:frame>Figure <text:sequence text:ref-name="refFigure5" text:name="Figure" text:formula="ooow:Figure+1" style:num-format="1">6</text:sequence>: Sales data with AutoFilter applied (only the first few rows are shown)</text:p></draw:text-box></draw:frame></text:p>
      <text:p text:style-name="P29">To create a summation subtotal for the <text:span text:style-name="Emphasis">Sales Value</text:span> field:</text:p>
      <text:list xml:id="list142312609495092" text:continue-list="list471515721" text:style-name="Numbering_20_1">
        <text:list-item text:start-value="1">
          <text:p text:style-name="P263"><text:bookmark-start text:name="__RefNumPara__10461_1043901875"/>Select the cell to contain a subtotal. Typically, this cell is at the bottom of the column being subtotaled, which, for our example, is the <text:span text:style-name="Emphasis">Sales Value</text:span> column.<text:bookmark-end text:name="__RefNumPara__10461_1043901875"/></text:p>
        </text:list-item>
        <text:list-item>
          <text:p text:style-name="P263">Use one of the following methods to open the Function Wizard dialog:</text:p>
        </text:list-item>
      </text:list>
      <text:list xml:id="list142311823773520" text:continue-list="list2327871895" text:style-name="List_20_2">
        <text:list-item>
          <text:p text:style-name="P252">The <text:span text:style-name="Strong_20_Emphasis">Function Wizard</text:span> icon from the Formula bar</text:p>
        </text:list-item>
        <text:list-item>
          <text:p text:style-name="P252"><text:span text:style-name="Strong_20_Emphasis">Insert &gt; Function</text:span> from the Menu bar</text:p>
        </text:list-item>
        <text:list-item>
          <text:p text:style-name="P252"><text:soft-page-break/><text:span text:style-name="Emphasis">Ctrl+F2</text:span> key combination</text:p>
        </text:list-item>
      </text:list>
      <text:list xml:id="list142312306944706" text:continue-list="list142312609495092" text:style-name="Numbering_20_1">
        <text:list-item>
          <text:p text:style-name="P266">Select SUBTOTAL from the <text:span text:style-name="Emphasis">Function</text:span> list in the Function Wizard dialog and click <text:span text:style-name="Strong_20_Emphasis">Next</text:span>.</text:p>
        </text:list-item>
        <text:list-item>
          <text:p text:style-name="P266">Enter the numeric code of a function into the <text:span text:style-name="Emphasis">Function</text:span> field of the dialog. This code must be a value in the range 1 to 11 or 101 to 111, with the meaning of each value shown in Table <text:sequence-ref text:reference-format="value" text:ref-name="refTable0">1</text:sequence-ref>.</text:p>
        </text:list-item>
      </text:list>
      <text:list xml:id="list142312597677514" text:continue-list="list142312700545599" text:style-name="Heading_20_Note">
        <text:list-item>
          <text:p text:style-name="P226">Poznámka</text:p>
        </text:list-item>
      </text:list>
      <text:p text:style-name="Text_20_Note">Values 1 to 11 include hidden values in the calculated subtotal, while values 101 to 111 do not. Hiding and showing data is described in Chapter 2, Entering, Editing, and Formatting Data. Filtered-out cells are always excluded by the SUBTOTAL function.</text:p>
      <text:p text:style-name="Caption">Table <text:sequence text:ref-name="refTable0" text:name="Table" text:formula="ooow:Table+1" style:num-format="1">1</text:sequence>: SUBTOTAL function number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69">Function index <text:line-break/>(includes hidden values)</text:p>
            </table:table-cell>
            <table:table-cell table:style-name="Table4.A1" office:value-type="string">
              <text:p text:style-name="P169">Function index <text:line-break/>(ignores hidden values)</text:p>
            </table:table-cell>
            <table:table-cell table:style-name="Table4.A1" office:value-type="string">
              <text:p text:style-name="P169">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58">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58">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58">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58">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58">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58">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58">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58">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58">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58">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58">VARP</text:p>
          </table:table-cell>
        </table:table-row>
      </table:table>
      <text:list xml:id="list142310797594510" text:continue-list="list142312306944706" text:style-name="Numbering_20_1">
        <text:list-item>
          <text:p text:style-name="P268">Click on the <text:span text:style-name="Emphasis">Range</text:span> field, then type a reference to the <text:span text:style-name="Emphasis">Sales Value</text:span> range or select the cells with your mouse (Figure <text:sequence-ref text:reference-format="value" text:ref-name="refFigure6">7</text:sequence-ref>). Use the <text:span text:style-name="Strong_20_Emphasis">Shrink</text:span> / <text:span text:style-name="Strong_20_Emphasis">Expand</text:span> button if you need to temporarily minimize the dialog while selecting the cells.</text:p>
        </text:list-item>
        <text:list-item>
          <text:p text:style-name="P269">Click <text:span text:style-name="Strong_20_Emphasis">OK</text:span> to close the Function Wizard dialog. The cell you selected in step <text:bookmark-ref text:reference-format="number-no-superior" text:ref-name="__RefNumPara__10461_1043901875">1</text:bookmark-ref><text:s/>now contains the total sales value.</text:p>
        </text:list-item>
        <text:list-item>
          <text:p text:style-name="P269">Click on the AutoFilter down arrow button at the top of the <text:span text:style-name="Emphasis">Employee</text:span> column and remove all marks from the <text:span text:style-name="Emphasis">Standard Filter</text:span> area except those next to <text:span text:style-name="Emphasis">Brigitte</text:span> and <text:span text:style-name="Emphasis">(empty)</text:span>. The cell that you selected in step <text:bookmark-ref text:reference-format="number-all-superior" text:ref-name="__RefNumPara__10461_1043901875">1</text:bookmark-ref><text:s/>should now reflect the sum of all of Brigitte’s sales (Figure <text:sequence-ref text:reference-format="value" text:ref-name="refFigure7">8</text:sequence-ref>).</text:p>
        </text:list-item>
      </text:list>
      <text:list xml:id="list142311881423509" text:continue-list="list142312597677514" text:style-name="Heading_20_Note">
        <text:list-item>
          <text:p text:style-name="P227">Poznámka</text:p>
        </text:list-item>
      </text:list>
      <text:p text:style-name="P154">If the cell range used to calculate a subtotal contains other subtotals, these subtotals will not be counted in the final one. Similarly, if you use this function with AutoFilters, only the data satisfying the current filter selections will be displayed. Any filtered-out data is ignored.</text:p>
      <text:p text:style-name="Figure"><text:soft-page-break/><draw:frame draw:style-name="fr2" draw:name="Frame61" text:anchor-type="as-char" svg:width="14.208cm" draw:z-index="33"><draw:text-box fo:min-height="14.526cm"><text:p text:style-name="Caption"><draw:frame draw:style-name="fr12" draw:name="Image52" text:anchor-type="paragraph" svg:width="14.046cm" svg:height="13.843cm" draw:z-index="34"><draw:image xlink:href="Pictures/100000000000024E0000024526DE2969505589ED.png" xlink:type="simple" xlink:show="embed" xlink:actuate="onLoad" loext:mime-type="image/png"/></draw:frame><text:line-break/>Figure <text:sequence text:ref-name="refFigure6" text:name="Figure" text:formula="ooow:Figure+1" style:num-format="1">7</text:sequence>: Function Wizard dialog</text:p></draw:text-box></draw:frame></text:p>
      <text:p text:style-name="Figure"><draw:frame draw:style-name="fr5" draw:name="Frame21" text:anchor-type="as-char" draw:z-index="35"><draw:text-box fo:min-height="5.32cm" fo:min-width="10.239cm"><text:p text:style-name="Caption"><draw:frame draw:style-name="fr13" draw:name="graphics25" text:anchor-type="paragraph" svg:x="0cm" svg:y="0cm" svg:width="10.239cm" svg:height="5.082cm" draw:z-index="36"><draw:image xlink:href="Pictures/1000000000000183000000D2D14105DF432C6892.png" xlink:type="simple" xlink:show="embed" xlink:actuate="onLoad" loext:mime-type="image/png"/></draw:frame>Figure <text:sequence text:ref-name="refFigure7" text:name="Figure" text:formula="ooow:Figure+1" style:num-format="1">8</text:sequence>: SUBTOTAL result for Brigitte’s sales</text:p></draw:text-box></draw:frame></text:p>
      <text:h text:style-name="P195" text:outline-level="2"><text:bookmark-start text:name="__RefHeading__6595_618754536"/><text:alphabetical-index-mark text:string-value="using the Subtotals dialog" text:key1="subtotals"/>Using Data &gt; Subtotals<text:bookmark-end text:name="__RefHeading__6595_618754536"/></text:h>
      <text:p text:style-name="P41">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automatically, thereby eliminating the need to apply AutoFilters and filter categories by hand.</text:p>
      <text:p text:style-name="P53">To use this tool, select <text:span text:style-name="Strong_20_Emphasis">Data &gt; Subtotals</text:span> from the Menu bar, which opens the Subtotals dialog.</text:p>
      <text:p text:style-name="Figure"><text:soft-page-break/><draw:frame draw:style-name="fr2" draw:name="Frame19" text:anchor-type="as-char" svg:width="13.677cm" draw:z-index="37"><draw:text-box fo:min-height="10.469cm"><text:p text:style-name="Caption"><draw:frame draw:style-name="fr12" draw:name="Image35" text:anchor-type="paragraph" svg:width="13.75cm" svg:height="9.999cm" draw:z-index="38"><draw:image xlink:href="Pictures/1000000000000241000001A413E4028133E38EF6.png" xlink:type="simple" xlink:show="embed" xlink:actuate="onLoad" loext:mime-type="image/png"/></draw:frame>Figure <text:sequence text:ref-name="refFigure8" text:name="Figure" text:formula="ooow:Figure+1" style:num-format="1">9</text:sequence>: Subtotals dialog</text:p></draw:text-box></draw:frame></text:p>
      <text:h text:style-name="P213" text:outline-level="3"><text:bookmark-start text:name="__RefHeading___Toc72493_1696949546"/>Using the Subtotals tool<text:bookmark-end text:name="__RefHeading___Toc72493_1696949546"/></text:h>
      <text:p text:style-name="P9">To insert subtotal values into a worksheet:</text:p>
      <text:list xml:id="list142310757051857" text:continue-list="list142310797594510" text:style-name="Numbering_20_1">
        <text:list-item text:start-value="1">
          <text:p text:style-name="P278"><text:bookmark-start text:name="__RefNumPara__22594_1290551288"/>Select the cell range for the subtotals that you want to calculate, and remember to include the column heading labels. Alternatively, click on a single cell within your data to allow Calc to automatically identify the range.<text:bookmark-end text:name="__RefNumPara__22594_1290551288"/></text:p>
        </text:list-item>
        <text:list-item>
          <text:p text:style-name="P270">Select <text:span text:style-name="Strong_20_Emphasis">Data &gt; Subtotals</text:span> from the Menu bar to open the Subtotals dialog (Figure <text:sequence-ref text:reference-format="value" text:ref-name="refFigure8">9</text:sequence-ref>).</text:p>
        </text:list-item>
        <text:list-item>
          <text:p text:style-name="P271"><text:bookmark-start text:name="__RefNumPara__7041_581228881"/>In the <text:span text:style-name="Emphasis">Group by</text:span> drop-down list on the <text:span text:style-name="Emphasis">1st Group</text:span> tab, select a column by its label. Entries in the cell range from step <text:bookmark-ref text:reference-format="number-all-superior" text:ref-name="__RefNumPara__22594_1290551288">1</text:bookmark-ref><text:s/>will be grouped and sorted by matching values in this column.<text:bookmark-end text:name="__RefNumPara__7041_581228881"/></text:p>
        </text:list-item>
        <text:list-item>
          <text:p text:style-name="P272"><text:bookmark-start text:name="__RefNumPara__7037_581228881"/>In the <text:span text:style-name="Emphasis">Calculate subtotals for</text:span> box on the <text:span text:style-name="Emphasis">1st Group</text:span> tab, select a column containing values to be subtotaled. If you later change values in this column, Calc will automatically recalculate the subtotals.<text:bookmark-end text:name="__RefNumPara__7037_581228881"/></text:p>
        </text:list-item>
        <text:list-item>
          <text:p text:style-name="P272"><text:bookmark-start text:name="__RefNumPara__7035_581228881"/>In the <text:span text:style-name="Emphasis">Use function</text:span> box on the <text:span text:style-name="Emphasis">1st Group</text:span> tab, select a function to calculate the subtotals for the column selected in step <text:bookmark-ref text:reference-format="number-all-superior" text:ref-name="__RefNumPara__7037_581228881">4</text:bookmark-ref>.<text:bookmark-end text:name="__RefNumPara__7035_581228881"/></text:p>
        </text:list-item>
        <text:list-item>
          <text:p text:style-name="P267"><text:bookmark-start text:name="__RefNumPara__7043_581228881"/>Repeat steps <text:bookmark-ref text:reference-format="number-all-superior" text:ref-name="__RefNumPara__7037_581228881">4</text:bookmark-ref><text:s/>and <text:bookmark-ref text:reference-format="number-all-superior" text:ref-name="__RefNumPara__7035_581228881">5</text:bookmark-ref><text:s/>to create subtotals for other columns on the <text:span text:style-name="Emphasis">1st Group</text:span> tab.<text:bookmark-end text:name="__RefNumPara__7043_581228881"/></text:p>
        </text:list-item>
        <text:list-item>
          <text:p text:style-name="P272">You can create two more subtotal categories by using the <text:span text:style-name="Emphasis">2nd Group</text:span> and <text:span text:style-name="Emphasis">3rd Group</text:span> tabs and repeating steps <text:bookmark-ref text:reference-format="number-all-superior" text:ref-name="__RefNumPara__7041_581228881">3</text:bookmark-ref><text:s/>to <text:bookmark-ref text:reference-format="number-all-superior" text:ref-name="__RefNumPara__7043_581228881">6</text:bookmark-ref>. If you do not want to add more groups, then leave the <text:span text:style-name="Emphasis">Group by </text:span>list for each page set to “<text:span text:style-name="Emphasis">- none -</text:span>”.</text:p>
        </text:list-item>
        <text:list-item>
          <text:p text:style-name="P273">Stiskneme tlačítko <text:span text:style-name="Strong_20_Emphasis">OK</text:span>. Calc will add subtotal and grand total rows to your cell range.</text:p>
        </text:list-item>
      </text:list>
      <text:p text:style-name="P9">For our sales data example, a partial view of the results is shown in Figure <text:sequence-ref text:reference-format="value" text:ref-name="refFigure9">10</text:sequence-ref>. The<text:span text:style-name="Emphasis"> </text:span>group settings<text:span text:style-name="Emphasis"> </text:span>are identified in Table <text:sequence-ref text:reference-format="value" text:ref-name="refTable1">2</text:sequence-ref>.</text:p>
      <text:p text:style-name="P4"><text:soft-page-break/>Table <text:sequence text:ref-name="refTable1" text:name="Table" text:formula="ooow:Table+1" style:num-format="1">2</text:sequence>: Group settings used on Subtotals dialog for example sales data</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0">Tabulátor</text:p>
            </table:table-cell>
            <table:table-cell table:style-name="Table6.A1" office:value-type="string">
              <text:p text:style-name="P170">Group by</text:p>
            </table:table-cell>
            <table:table-cell table:style-name="Table6.A1" office:value-type="string">
              <text:p text:style-name="P170">Calculate subtotals for</text:p>
            </table:table-cell>
            <table:table-cell table:style-name="Table6.A1" office:value-type="string">
              <text:p text:style-name="P170">Use function</text:p>
            </table:table-cell>
          </table:table-row>
        </table:table-header-rows>
        <table:table-row table:style-name="Table6.1">
          <table:table-cell table:style-name="Table6.A2" office:value-type="string">
            <text:p text:style-name="P160">1st Group</text:p>
          </table:table-cell>
          <table:table-cell table:style-name="Table6.A2" office:value-type="string">
            <text:p text:style-name="P160">Employee</text:p>
          </table:table-cell>
          <table:table-cell table:style-name="Table6.A2" office:value-type="string">
            <text:p text:style-name="P160">Sales Value</text:p>
          </table:table-cell>
          <table:table-cell table:style-name="Table6.A2" office:value-type="string">
            <text:p text:style-name="P160">Suma</text:p>
          </table:table-cell>
        </table:table-row>
        <table:table-row table:style-name="Table6.1">
          <table:table-cell table:style-name="Table6.A2" office:value-type="string">
            <text:p text:style-name="P160">2nd Group</text:p>
          </table:table-cell>
          <table:table-cell table:style-name="Table6.A2" office:value-type="string">
            <text:p text:style-name="P160">Category</text:p>
          </table:table-cell>
          <table:table-cell table:style-name="Table6.A2" office:value-type="string">
            <text:p text:style-name="P160">Sales Value</text:p>
          </table:table-cell>
          <table:table-cell table:style-name="Table6.A2" office:value-type="string">
            <text:p text:style-name="P160">Suma</text:p>
          </table:table-cell>
        </table:table-row>
        <table:table-row table:style-name="Table6.1">
          <table:table-cell table:style-name="Table6.A2" office:value-type="string">
            <text:p text:style-name="P160">3rd Group</text:p>
          </table:table-cell>
          <table:table-cell table:style-name="Table6.A2" office:value-type="string">
            <text:p text:style-name="P159">- none -</text:p>
          </table:table-cell>
          <table:table-cell table:style-name="Table6.A2" office:value-type="string">
            <text:p text:style-name="P159">-</text:p>
          </table:table-cell>
          <table:table-cell table:style-name="Table6.A2" office:value-type="string">
            <text:p text:style-name="P159">-</text:p>
          </table:table-cell>
        </table:table-row>
      </table:table>
      <text:h text:style-name="P214" text:outline-level="3"><text:bookmark-start text:name="__RefHeading___Toc404905_690378497"/>Subtotal outline<text:bookmark-end text:name="__RefHeading___Toc404905_690378497"/></text:h>
      <text:p text:style-name="P57">When you use the Subtotals tool, Calc inserts an outline to the left of the row number column. This outline represents the hierarchical structure of your subtotals, and can be used to hide or show data at different levels in the hierarchy using the numbered column indicators at the top of the outline or the group indicators, denoted by plus (+) and minus (-) signs.</text:p>
      <text:p text:style-name="P54">This feature is useful if you have many subtotals, as you can simply hide low-level details, such as individual entries, to produce a high-level summary of your data. For more information on how to use outlines, see Chapter 2, Entering, Editing, and Formatting Data.</text:p>
      <text:p text:style-name="P54">To turn off outlines, select <text:span text:style-name="Strong_20_Emphasis">Data &gt; Group and Outline &gt; Remove Outline</text:span> from the Menu bar. To reinstate them, select <text:span text:style-name="Strong_20_Emphasis">Data &gt; Group and Outline &gt; AutoOutline</text:span>.</text:p>
      <text:p text:style-name="P55">Figure <text:sequence-ref text:reference-format="value" text:ref-name="refFigure9">10</text:sequence-ref><text:s/>shows the outline for our sales data example.</text:p>
      <text:p text:style-name="Figure"><draw:frame draw:style-name="fr9" draw:name="Frame4" text:anchor-type="as-char" svg:height="13.922cm" draw:z-index="39"><draw:text-box fo:min-width="11.234cm"><text:p text:style-name="Frame_20_contents"><draw:frame draw:style-name="fr3" draw:name="Frame58" text:anchor-type="as-char" svg:width="11.428cm" draw:z-index="40"><draw:text-box fo:min-height="13.476cm"><text:p text:style-name="Caption"><draw:frame draw:style-name="fr14" draw:name="Image36" text:anchor-type="paragraph" svg:width="10.998cm" svg:height="13.03cm" draw:z-index="41"><draw:image xlink:href="Pictures/10000000000002070000026835AAD7A26DCCA7FC.png" xlink:type="simple" xlink:show="embed" xlink:actuate="onLoad" loext:mime-type="image/png"/></draw:frame><text:line-break/>Figure <text:sequence text:ref-name="refFigure9" text:name="Figure" text:formula="ooow:Figure+1" style:num-format="1">10</text:sequence>: Partial outlined view of sales data example with subtotals</text:p></draw:text-box></draw:frame></text:p></draw:text-box></draw:frame></text:p>
      <text:p text:style-name="Text_20_body"><text:soft-page-break/>Column 1 represents the highest group level, the grand total over all employees. Columns 2 to 5 show descending group levels as follows:</text:p>
      <text:list xml:id="list3006538213" text:style-name="List_20_1">
        <text:list-item>
          <text:p text:style-name="P244">Column 2 represents the grand total over all categories.</text:p>
        </text:list-item>
        <text:list-item>
          <text:p text:style-name="P244">Column 3 represents the total for each employee.</text:p>
        </text:list-item>
        <text:list-item>
          <text:p text:style-name="P244">Column 4 represents the total for each category for an individual employee.</text:p>
        </text:list-item>
        <text:list-item>
          <text:p text:style-name="P245">Column 5 shows individual entries.</text:p>
        </text:list-item>
      </text:list>
      <text:h text:style-name="P215" text:outline-level="3"><text:bookmark-start text:name="__RefHeading___Toc34097_3767550078"/>Subtotals tool options<text:bookmark-end text:name="__RefHeading___Toc34097_3767550078"/></text:h>
      <text:p text:style-name="P9">Click on the <text:span text:style-name="Emphasis">Options</text:span> tab of the Subtotals dialog to access the following settings:</text:p>
      <text:p text:style-name="P80">Groups</text:p>
      <text:p text:style-name="P111">Defines how subtotal data is organized.</text:p>
      <text:list xml:id="list142312402264711" text:continue-list="list142311823773520" text:style-name="List_20_2">
        <text:list-item>
          <text:p text:style-name="P253"><text:span text:style-name="Strong_20_Emphasis">Page break between groups</text:span> – inserts page breaks between each subtotal group so that each group displays on a separate page when you print the data.</text:p>
        </text:list-item>
        <text:list-item>
          <text:p text:style-name="P253"><text:span text:style-name="Strong_20_Emphasis">Case sensitive</text:span> – prevents the tool from grouping entries by data labels that differ by case. In our sales data example, entries with “Brigitte” and “brigitte” under the Employee column will not match if this option is selected.</text:p>
        </text:list-item>
        <text:list-item>
          <text:p text:style-name="P253"><text:span text:style-name="Strong_20_Emphasis">Pre-sort area according to groups</text:span> – sorts entries by group before calculating subtotals. Disabling this option prevents the tool from grouping matching entries together. As a result, distinct subtotals will be created for matching entries if they do not appear on consecutive rows. For example, two entries under the “Golf” category will not count towards the same group subtotal if there is an entry for “Tennis” in between them.</text:p>
        </text:list-item>
      </text:list>
      <text:p text:style-name="P176"><draw:frame draw:style-name="fr2" draw:name="Frame20" text:anchor-type="as-char" svg:width="14.792cm" draw:z-index="42"><draw:text-box fo:min-height="7.832cm"><text:p text:style-name="Caption"><draw:frame draw:style-name="fr12" draw:name="Image37" text:anchor-type="paragraph" svg:width="14.79cm" svg:height="7.83cm" draw:z-index="43"><draw:image xlink:href="Pictures/100000000000022F00000128A17841E0E01564DC.png" xlink:type="simple" xlink:show="embed" xlink:actuate="onLoad" loext:mime-type="image/png"/></draw:frame>Figure <text:sequence text:ref-name="refFigure10" text:name="Figure" text:formula="ooow:Figure+1" style:num-format="1">11</text:sequence>: Options page of the Subtotals dialog</text:p></draw:text-box></draw:frame></text:p>
      <text:p text:style-name="P79">Sort</text:p>
      <text:p text:style-name="P112">Defines how subtotal data is sorted. This section is disabled if <text:span text:style-name="Strong_20_Emphasis">Pre-sort area according to groups</text:span> is unchecked.</text:p>
      <text:list xml:id="list142311060731934" text:continue-numbering="true" text:style-name="List_20_2">
        <text:list-item>
          <text:p text:style-name="P262"><text:span text:style-name="Strong_20_Emphasis">Ascending</text:span> or <text:span text:style-name="Strong_20_Emphasis">Descending</text:span> – sorts entries by value from lowest to highest and highest to lowest, respectively. You can modify these sort rules by using <text:span text:style-name="Strong_20_Emphasis">Data &gt; Sort</text:span> in the Menu bar. For more detail, see Chapter 2, Entering, Editing, and Formatting Data.</text:p>
        </text:list-item>
        <text:list-item>
          <text:p text:style-name="P254"><text:span text:style-name="Strong_20_Emphasis">Include formats</text:span> – carries over formatting, such as the currency format, from the data to the corresponding subtotals.</text:p>
        </text:list-item>
        <text:list-item>
          <text:p text:style-name="P254"><text:span text:style-name="Strong_20_Emphasis">Custom sort order</text:span> – sorts your data according to one of the predefined custom sorts <text:soft-page-break/>defined in <text:span text:style-name="Strong_20_Emphasis">Tools &gt; Options &gt; LibreOffice Calc &gt; Sort Lists</text:span> in the Menu bar. For more details about custom sort lists, see Chapter 2, Entering, Editing, and Formatting Data.</text:p>
        </text:list-item>
      </text:list>
      <text:h text:style-name="P216" text:outline-level="3"><text:bookmark-start text:name="__RefHeading___Toc72497_1696949546"/>Reset and Remove<text:bookmark-end text:name="__RefHeading___Toc72497_1696949546"/></text:h>
      <text:p text:style-name="P30">In the Subtotals dialog, use the <text:span text:style-name="Strong_20_Emphasis">Reset</text:span> button to undo any changes made on the current tab page. Use the <text:span text:style-name="Strong_20_Emphasis">Remove</text:span> button to remove any subtotals that have already been created using the Subtotals tool. Use these features with care, as no confirmation dialogs will be displayed.</text:p>
      <text:h text:style-name="P186" text:outline-level="1"><text:bookmark-start text:name="__RefHeading__16728_1550029726"/><text:alphabetical-index-mark text:string-value="přehled" text:key1="scenarios"/>Using scenarios<text:bookmark-end text:name="__RefHeading__16728_1550029726"/></text:h>
      <text:p text:style-name="P40">Scenarios are saved, named cell ranges that you can use to answer “what-if” questions about your data. You can create multiple scenarios for the same calculation set, then quickly swap between them to view the outcomes of each. This feature is useful if you need to test the effects of different conditions on your calculations, but do not want to deal with repetitive manual data entry. For example, if you wanted to test different interest rates for an investment, you could create scenarios for each rate, then switch between them to find out which rates work the best for you.</text:p>
      <text:p text:style-name="P40"><text:alphabetical-index-mark text:string-value="Create Scenario dialog"/>To use the Scenarios tool, select <text:span text:style-name="Strong_20_Emphasis">Tools &gt; Scenarios </text:span>from the Menu bar to open the Create Scenario dialog (Figure <text:sequence-ref text:reference-format="value" text:ref-name="refFigure11">12</text:sequence-ref>).</text:p>
      <text:p text:style-name="Figure"><draw:frame draw:style-name="fr4" draw:name="Frame18" text:anchor-type="as-char" draw:z-index="44"><draw:text-box fo:min-height="0.508cm" fo:min-width="2.007cm"><text:p text:style-name="Frame_20_contents"><draw:frame draw:style-name="fr3" draw:name="Frame63" text:anchor-type="as-char" svg:width="10.509cm" draw:z-index="45"><draw:text-box fo:min-height="11.09cm"><text:p text:style-name="Caption"><draw:frame draw:style-name="fr10" draw:name="Image34" text:anchor-type="paragraph" svg:width="10.509cm" style:rel-width="100%" svg:height="11.09cm" style:rel-height="scale" draw:z-index="46"><draw:image xlink:href="Pictures/100000000000018D000001A3B651D87446E436BB.png" xlink:type="simple" xlink:show="embed" xlink:actuate="onLoad" loext:mime-type="image/png"/></draw:frame><text:line-break/>Figure <text:sequence text:ref-name="refFigure11" text:name="Figure" text:formula="ooow:Figure+1" style:num-format="1">12</text:sequence>: Create Scenario dialog</text:p></draw:text-box></draw:frame></text:p></draw:text-box></draw:frame></text:p>
      <text:h text:style-name="P195" text:outline-level="2"><text:bookmark-start text:name="__RefHeading__16730_1550029726"/><text:alphabetical-index-mark text:string-value="vytváření" text:key1="scenarios"/>Creating scenarios<text:bookmark-end text:name="__RefHeading__16730_1550029726"/></text:h>
      <text:p text:style-name="P9">To create a new scenario:</text:p>
      <text:list xml:id="list142312309848636" text:continue-list="list142310757051857" text:style-name="Numbering_20_1">
        <text:list-item text:start-value="1">
          <text:p text:style-name="P263"><text:bookmark-start text:name="__RefNumPara__35171_3767550078"/>Select the cells that contain the values that will change between scenarios. To select multiple ranges, hold down the <text:span text:style-name="Emphasis">Ctrl</text:span> key as you click. You must select at least two cells.<text:bookmark-end text:name="__RefNumPara__35171_3767550078"/></text:p>
        </text:list-item>
        <text:list-item>
          <text:p text:style-name="P279">Choose <text:span text:style-name="Strong_20_Emphasis">Tools &gt; Scenarios</text:span> from the Menu bar to open the Create Scenario dialog.</text:p>
        </text:list-item>
        <text:list-item>
          <text:p text:style-name="P263">Enter a name for the new scenario in the <text:span text:style-name="Emphasis">Name of Scenario</text:span> field.</text:p>
        </text:list-item>
      </text:list>
      <text:list xml:id="list142310991536638" text:continue-list="list3671521523" text:style-name="Heading_20_Tip">
        <text:list-item>
          <text:p text:style-name="P233"><text:soft-page-break/>Tip</text:p>
        </text:list-item>
      </text:list>
      <text:p text:style-name="P140">For each scenario you create, use a unique name that clearly identifies and distinguishes it. This practice will save you time and headache if you have to work with a large set of scenarios.</text:p>
      <text:list xml:id="list142311858657781" text:continue-list="list142312309848636" text:style-name="Numbering_20_1">
        <text:list-item>
          <text:p text:style-name="P263">Optionally, add information to the <text:span text:style-name="Emphasis">Comment</text:span> field. The example in Figure <text:sequence-ref text:reference-format="value" text:ref-name="refFigure11">12</text:sequence-ref><text:s/>shows the default comment.</text:p>
        </text:list-item>
        <text:list-item>
          <text:p text:style-name="P263"><text:bookmark-start text:name="__RefNumPara__17006_3658649206"/>Klepnutím na <text:span text:style-name="Strong_20_Emphasis">OK</text:span> okno zavřeme. The new scenario is automatically activated upon creation.<text:bookmark-end text:name="__RefNumPara__17006_3658649206"/></text:p>
        </text:list-item>
        <text:list-item>
          <text:p text:style-name="P280">Repeat steps <text:bookmark-ref text:reference-format="number-all-superior" text:ref-name="__RefNumPara__35171_3767550078">1</text:bookmark-ref><text:s/>to <text:bookmark-ref text:reference-format="number" text:ref-name="__RefNumPara__17006_3658649206">5</text:bookmark-ref><text:s/>to create additional scenarios. Select the same cell range that you used for the first scenario to have multiple scenarios for the same calculations.</text:p>
        </text:list-item>
      </text:list>
      <text:list xml:id="list142311401462352" text:continue-list="list142310991536638" text:style-name="Heading_20_Tip">
        <text:list-item>
          <text:p text:style-name="P233">Tip</text:p>
        </text:list-item>
      </text:list>
      <text:p text:style-name="P141">To keep track of what calculations are dependent on your scenarios, use <text:span text:style-name="Strong_20_Emphasis">Tools &gt; Detective &gt; Trace Dependents</text:span> from the Menu bar on your scenario cells. Arrows will point from your scenario cells to the dependent formula cells. For more information about the Detective tool, see Chapter 7, Using Formulas and Functions.</text:p>
      <text:h text:style-name="P196" text:outline-level="2"><text:bookmark-start text:name="__RefHeading__30556827"/>Scenario settings<text:bookmark-end text:name="__RefHeading__30556827"/></text:h>
      <text:p text:style-name="P42">The <text:span text:style-name="Emphasis">Settings</text:span> sections of the Create Scenario dialog contains the following options:</text:p>
      <text:p text:style-name="Figure"><draw:frame draw:style-name="fr4" draw:name="Frame56" text:anchor-type="as-char" draw:z-index="47"><draw:text-box fo:min-height="0.508cm" fo:min-width="2.007cm"><text:p text:style-name="Frame_20_contents"><draw:frame draw:style-name="fr2" draw:name="Frame64" text:anchor-type="as-char" svg:width="10.516cm" draw:z-index="48"><draw:text-box fo:min-height="5.105cm"><text:p text:style-name="Caption"><draw:frame draw:style-name="fr10" draw:name="Image43" text:anchor-type="paragraph" svg:width="10.516cm" style:rel-width="100%" svg:height="5.105cm" style:rel-height="scale" draw:z-index="49"><draw:image xlink:href="Pictures/100000000000018D000000C1CE799D2715500148.png" xlink:type="simple" xlink:show="embed" xlink:actuate="onLoad" loext:mime-type="image/png"/></draw:frame><text:line-break/>Figure <text:sequence text:ref-name="refFigure12" text:name="Figure" text:formula="ooow:Figure+1" style:num-format="1">13</text:sequence>: Create Scenario settings</text:p></draw:text-box></draw:frame></text:p></draw:text-box></draw:frame></text:p>
      <text:p text:style-name="Definition_20_Term"><text:span text:style-name="Strong_20_Emphasis">Display border</text:span></text:p>
      <text:p text:style-name="P113">Places a colored border around the cell range that contains your scenario (Figure <text:sequence-ref text:reference-format="value" text:ref-name="refFigure13">14</text:sequence-ref>).</text:p>
      <text:p text:style-name="P178"><draw:frame draw:style-name="fr3" draw:name="Frame62" text:anchor-type="as-char" svg:width="7.717cm" draw:z-index="50"><draw:text-box fo:min-height="5.683cm"><text:p text:style-name="Caption"><draw:frame draw:style-name="fr13" draw:name="Image47" text:anchor-type="paragraph" svg:x="0.621cm" svg:y="0cm" svg:width="6.53cm" svg:height="5.099cm" draw:z-index="51"><draw:image xlink:href="Pictures/10000000000000FC000000C95D76AF772884319E.png" xlink:type="simple" xlink:show="embed" xlink:actuate="onLoad" loext:mime-type="image/png"/></draw:frame><text:line-break/>Figure <text:sequence text:ref-name="refFigure13" text:name="Figure" text:formula="ooow:Figure+1" style:num-format="1">14</text:sequence>: Scenario cell range with border</text:p></draw:text-box></draw:frame></text:p>
      <text:p text:style-name="P128">To choose the color of the border, use the drop-down field to the right of this option. The border has a title bar displaying the name of the active scenario and a down arrow button <text:soft-page-break/>that opens a drop-down list of all the scenarios defined for the current cell range. You can swap to a scenario by selecting it from this list.</text:p>
      <text:p text:style-name="Definition_20_Term"><text:span text:style-name="Strong_20_Emphasis">Copy back</text:span></text:p>
      <text:p text:style-name="P113">Copies any changes made to a scenario’s cell values back into the active scenario. If you uncheck this option, then the scenario’s initial values cannot be overwritten. The actual behavior of the <text:span text:style-name="Strong_20_Emphasis">Copy back</text:span> setting depends on the current cell and sheet protections and the <text:span text:style-name="Strong_20_Emphasis">Prevent changes</text:span> setting (see Table <text:sequence-ref text:reference-format="value" text:ref-name="refTable3">4</text:sequence-ref><text:s/>on page <text:sequence-ref text:reference-format="page" text:ref-name="refTable3">17</text:sequence-ref>).</text:p>
      <text:list xml:id="list142311936147559" text:continue-list="list2976451270" text:style-name="Heading_20_Caution">
        <text:list-item>
          <text:p text:style-name="P222">Upozornění</text:p>
        </text:list-item>
      </text:list>
      <text:p text:style-name="P130">When creating a new scenario from the cells of a scenario with <text:span text:style-name="Strong_20_Emphasis">Copy back</text:span> enabled, be careful not to overwrite the old scenario. To avoid this situation, create the new scenario with <text:span text:style-name="Strong_20_Emphasis">Copy back</text:span> enabled first, then change its values only once it is active.</text:p>
      <text:p text:style-name="Definition_20_Term"><text:span text:style-name="Strong_20_Emphasis">Copy entire sheet</text:span></text:p>
      <text:p text:style-name="P119">Creates a copy of the sheet with the new active scenario. The sheet is named after this scenario. Note that changing scenario values in the copy sheet will not affect the active scenario, even if it has <text:span text:style-name="Strong_20_Emphasis">Copy back</text:span> enabled.</text:p>
      <text:p text:style-name="Definition_20_Term"><text:span text:style-name="Strong_20_Emphasis">Prevent changes</text:span></text:p>
      <text:p text:style-name="P113">Prevents changes to a scenario with <text:span text:style-name="Strong_20_Emphasis">Copy back</text:span> enabled when the sheet is protected but the cells are not. Also prevents changes to the scenario’s settings while the sheet is protected. This option and its effects are more fully explained in the next section.</text:p>
      <text:h text:style-name="P195" text:outline-level="2"><text:bookmark-start text:name="__RefHeading__16732_1550029726"/><text:alphabetical-index-mark text:string-value="modifying properties and cell values" text:key1="scenarios"/>Changing scenarios<text:bookmark-end text:name="__RefHeading__16732_1550029726"/></text:h>
      <text:p text:style-name="P9">Scenarios have two aspects that can be altered independently:</text:p>
      <text:list xml:id="list142311043693023" text:continue-list="list3006538213" text:style-name="List_20_1">
        <text:list-item>
          <text:p text:style-name="P246">Scenario properties (that is, its settings)</text:p>
        </text:list-item>
        <text:list-item>
          <text:p text:style-name="P246">Scenario cell values</text:p>
        </text:list-item>
      </text:list>
      <text:p text:style-name="P9">The extent to which these aspects can be changed depends on the active scenario's properties and the current sheet and cell protections. For more detail about sheet and cell protections, see Chapter 2, Entering, Editing, and Formatting Data.</text:p>
      <text:h text:style-name="P217" text:outline-level="3"><text:bookmark-start text:name="__RefHeading__16734_1550029726"/>Changing scenario properties<text:bookmark-end text:name="__RefHeading__16734_1550029726"/></text:h>
      <text:p text:style-name="P26">Table <text:sequence-ref text:reference-format="value" text:ref-name="refTable2">3</text:sequence-ref><text:s/>summarizes how sheet protection and the <text:span text:style-name="Strong_20_Emphasis">Prevent changes</text:span> option affect your ability to change scenario properties.</text:p>
      <text:p text:style-name="P175">Table <text:sequence text:ref-name="refTable2" text:name="Table" text:formula="ooow:Table+1" style:num-format="1">3</text:sequence>: Changing scenario properti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Sheet protection</text:p>
          </table:table-cell>
          <table:table-cell table:style-name="Table7.A1" office:value-type="string">
            <text:p text:style-name="Table_20_Heading">Prevent changes</text:p>
          </table:table-cell>
          <table:table-cell table:style-name="Table7.A1" office:value-type="string">
            <text:p text:style-name="Table_20_Heading">Property changes</text:p>
          </table:table-cell>
        </table:table-row>
        <table:table-row table:style-name="Table7.1">
          <table:table-cell table:style-name="Table7.A2" office:value-type="string">
            <text:p text:style-name="P162">On</text:p>
          </table:table-cell>
          <table:table-cell table:style-name="Table7.A2" office:value-type="string">
            <text:p text:style-name="P162">On</text:p>
          </table:table-cell>
          <table:table-cell table:style-name="Table7.A2" office:value-type="string">
            <text:p text:style-name="P161">No scenario properties can be changed.</text:p>
          </table:table-cell>
        </table:table-row>
        <table:table-row table:style-name="Table7.1">
          <table:table-cell table:style-name="Table7.A2" office:value-type="string">
            <text:p text:style-name="P162">On</text:p>
          </table:table-cell>
          <table:table-cell table:style-name="Table7.A2" office:value-type="string">
            <text:p text:style-name="P162">Off</text:p>
          </table:table-cell>
          <table:table-cell table:style-name="Table7.A2" office:value-type="string">
            <text:p text:style-name="P161"><text:span text:style-name="Strong_20_Emphasis">Display border</text:span> and <text:span text:style-name="Strong_20_Emphasis">Copy back</text:span> can be changed.</text:p>
            <text:p text:style-name="P161"><text:span text:style-name="Strong_20_Emphasis">Prevent changes</text:span> and <text:span text:style-name="Strong_20_Emphasis">Copy entire sheet</text:span> cannot be changed.</text:p>
          </table:table-cell>
        </table:table-row>
        <table:table-row table:style-name="Table7.1">
          <table:table-cell table:style-name="Table7.A2" office:value-type="string">
            <text:p text:style-name="P162">Off</text:p>
          </table:table-cell>
          <table:table-cell table:style-name="Table7.A2" office:value-type="string">
            <text:p text:style-name="P164">Any setting</text:p>
          </table:table-cell>
          <table:table-cell table:style-name="Table7.A2" office:value-type="string">
            <text:p text:style-name="P161">All scenario parameters except for<text:span text:style-name="Strong_20_Emphasis"> Copy entire sheet </text:span>can be changed. In this case, the <text:span text:style-name="Strong_20_Emphasis">Prevent changes</text:span> option has no effect.</text:p>
          </table:table-cell>
        </table:table-row>
      </table:table>
      <text:h text:style-name="P218" text:outline-level="3"><text:bookmark-start text:name="__RefHeading__16736_1550029726"/>Changing scenario cell values<text:bookmark-end text:name="__RefHeading__16736_1550029726"/></text:h>
      <text:p text:style-name="P9">Table <text:sequence-ref text:reference-format="value" text:ref-name="refTable3">4</text:sequence-ref><text:s/>summarizes the interaction of various settings in making changes to scenario cell values.</text:p>
      <text:p text:style-name="P3"><text:soft-page-break/>Table <text:sequence text:ref-name="refTable3" text:name="Table" text:formula="ooow:Table+1" style:num-format="1">4</text:sequence>: Changing scenario cell value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72">Sheet protection</text:p>
            </table:table-cell>
            <table:table-cell table:style-name="Table5.A1" office:value-type="string">
              <text:p text:style-name="P171">Scenario cell protection</text:p>
            </table:table-cell>
            <table:table-cell table:style-name="Table5.A1" office:value-type="string">
              <text:p text:style-name="P171">Prevent changes</text:p>
            </table:table-cell>
            <table:table-cell table:style-name="Table5.A1" office:value-type="string">
              <text:p text:style-name="P171">Copy back</text:p>
            </table:table-cell>
            <table:table-cell table:style-name="Table5.A1" office:value-type="string">
              <text:p text:style-name="P167">Change allowed</text:p>
            </table:table-cell>
          </table:table-row>
        </table:table-header-rows>
        <table:table-row table:style-name="Table5.2">
          <table:table-cell table:style-name="Table5.A2" office:value-type="string">
            <text:p text:style-name="Table_20_Contents">On</text:p>
          </table:table-cell>
          <table:table-cell table:style-name="Table5.A2" office:value-type="string">
            <text:p text:style-name="Table_20_Contents">Off</text:p>
          </table:table-cell>
          <table:table-cell table:style-name="Table5.A2" office:value-type="string">
            <text:p text:style-name="Table_20_Contents">On</text:p>
          </table:table-cell>
          <table:table-cell table:style-name="Table5.A2" office:value-type="string">
            <text:p text:style-name="Table_20_Contents">On</text:p>
          </table:table-cell>
          <table:table-cell table:style-name="Table5.E2" office:value-type="string">
            <text:p text:style-name="Table_20_Contents">Scenario cell values cannot be changed.</text:p>
          </table:table-cell>
        </table:table-row>
        <table:table-row table:style-name="Table5.1">
          <table:table-cell table:style-name="Table5.A3" office:value-type="string">
            <text:p text:style-name="Table_20_Contents">On</text:p>
          </table:table-cell>
          <table:table-cell table:style-name="Table5.A3" office:value-type="string">
            <text:p text:style-name="Table_20_Contents">Off</text:p>
          </table:table-cell>
          <table:table-cell table:style-name="Table5.A3" office:value-type="string">
            <text:p text:style-name="Table_20_Contents">Off</text:p>
          </table:table-cell>
          <table:table-cell table:style-name="Table5.A3" office:value-type="string">
            <text:p text:style-name="Table_20_Contents">On</text:p>
          </table:table-cell>
          <table:table-cell table:style-name="Table5.E3" office:value-type="string">
            <text:p text:style-name="Table_20_Contents">Scenario cell values can be changed, and the scenario is updated.</text:p>
          </table:table-cell>
        </table:table-row>
        <table:table-row table:style-name="Table5.2">
          <table:table-cell table:style-name="Table5.A5" office:value-type="string">
            <text:p text:style-name="Table_20_Contents">On</text:p>
          </table:table-cell>
          <table:table-cell table:style-name="Table5.B4" office:value-type="string">
            <text:p text:style-name="Table_20_Contents">Off</text:p>
          </table:table-cell>
          <table:table-cell table:style-name="Table5.C4" office:value-type="string">
            <text:p text:style-name="P163">Any setting</text:p>
          </table:table-cell>
          <table:table-cell table:style-name="Table5.D4" office:value-type="string">
            <text:p text:style-name="Table_20_Contents">Off</text:p>
          </table:table-cell>
          <table:table-cell table:style-name="Table5.E4" office:value-type="string">
            <text:p text:style-name="Table_20_Contents">Scenario cell values can be changed, but the scenario is not updated due to the <text:span text:style-name="Strong_20_Emphasis">Copy back</text:span> setting.</text:p>
          </table:table-cell>
        </table:table-row>
        <table:table-row table:style-name="Table5.1">
          <table:table-cell table:style-name="Table5.A5" office:value-type="string">
            <text:p text:style-name="Table_20_Contents">On</text:p>
          </table:table-cell>
          <table:table-cell table:style-name="Table5.B5" office:value-type="string">
            <text:p text:style-name="Table_20_Contents">On</text:p>
          </table:table-cell>
          <table:table-cell table:style-name="Table5.C5" office:value-type="string">
            <text:p text:style-name="Table_20_Contents">Any setting</text:p>
          </table:table-cell>
          <table:table-cell table:style-name="Table5.D5" office:value-type="string">
            <text:p text:style-name="Table_20_Contents">Any setting</text:p>
          </table:table-cell>
          <table:table-cell table:style-name="Table5.E5" office:value-type="string">
            <text:p text:style-name="Table_20_Contents">Scenario cell values cannot be changed.</text:p>
          </table:table-cell>
        </table:table-row>
        <table:table-row table:style-name="Table5.2">
          <table:table-cell table:style-name="Table5.A6" office:value-type="string">
            <text:p text:style-name="Table_20_Contents">Off</text:p>
          </table:table-cell>
          <table:table-cell table:style-name="Table5.B6" office:value-type="string">
            <text:p text:style-name="Table_20_Contents">Any setting</text:p>
          </table:table-cell>
          <table:table-cell table:style-name="Table5.C6" office:value-type="string">
            <text:p text:style-name="Table_20_Contents">Any setting</text:p>
          </table:table-cell>
          <table:table-cell table:style-name="Table5.D6" office:value-type="string">
            <text:p text:style-name="Table_20_Contents">Any setting</text:p>
          </table:table-cell>
          <table:table-cell table:style-name="Table5.E6" office:value-type="string">
            <text:p text:style-name="Table_20_Contents">Scenario cell values can be changed and the scenario is updated or not, depending on the <text:span text:style-name="Strong_20_Emphasis">Copy back</text:span> setting.</text:p>
          </table:table-cell>
        </table:table-row>
      </table:table>
      <text:h text:style-name="P195" text:outline-level="2"><text:bookmark-start text:name="__RefHeading__16738_1550029726"/><text:alphabetical-index-mark text:string-value="working with scenarios" text:key1="Navigátor"/><text:alphabetical-index-mark text:string-value="using the Navigator" text:key1="scenarios"/>Working with scenarios using the Navigator<text:bookmark-end text:name="__RefHeading__16738_1550029726"/></text:h>
      <text:p text:style-name="P9">After you add scenarios to a spreadsheet, you can view a particular scenario by using the Navigator. Open it by selecting<text:span text:style-name="Strong_20_Emphasis"> View &gt; Navigator</text:span> from the Menu bar, then click on the <text:span text:style-name="Strong_20_Emphasis">Scenarios</text:span> icon in the Navigator and select a scenario from the list (Figure <text:sequence-ref text:reference-format="value" text:ref-name="refFigure14">15</text:sequence-ref>). Any defined scenarios are listed along with the comments that were entered when each scenario was created. For more information about the Navigator, see Chapter 1, Introduction.</text:p>
      <text:p text:style-name="Figure"><draw:frame draw:style-name="fr5" draw:name="Frame14" text:anchor-type="as-char" svg:width="7.243cm" draw:z-index="52"><draw:text-box fo:min-height="9.899cm"><text:p text:style-name="Caption"><draw:frame draw:style-name="fr16" draw:name="graphics18" text:anchor-type="paragraph" svg:width="7.14cm" svg:height="9.34cm" draw:z-index="53"><draw:image xlink:href="Pictures/100000000000010E00000161935314C1555BDB91.png" xlink:type="simple" xlink:show="embed" xlink:actuate="onLoad" loext:mime-type="image/png"/></draw:frame>Figure <text:sequence text:ref-name="refFigure14" text:name="Figure" text:formula="ooow:Figure+1" style:num-format="1">15</text:sequence>: Scenarios in the Navigator</text:p></draw:text-box></draw:frame></text:p>
      <text:p text:style-name="P9">To apply a scenario to the current sheet, double-click the scenario name in the Navigator.</text:p>
      <text:p text:style-name="P9">To delete a scenario, right-click the name in the Navigator and choose <text:span text:style-name="Strong_20_Emphasis">Delete</text:span>. A confirmation dialog will be displayed.</text:p>
      <text:p text:style-name="P9"><text:soft-page-break/>To edit a scenario, right-click the name in the Navigator and choose <text:span text:style-name="Strong_20_Emphasis">Properties</text:span>. Calc displays the Edit Scenario dialog, which is similar to the Create Scenario dialog (Figure <text:sequence-ref text:reference-format="value" text:ref-name="refFigure11">12</text:sequence-ref>).</text:p>
      <text:h text:style-name="P188" text:outline-level="1"><text:bookmark-start text:name="__RefHeading___Toc72499_1696949546"/><text:alphabetical-index-mark text:string-value="přehled" text:key1="multiple operations"/>Using the Multiple Operations tool<text:bookmark-end text:name="__RefHeading___Toc72499_1696949546"/></text:h>
      <text:p text:style-name="P46">Like scenarios, the Multiple Operations tool performs what-if analysis on your calculations. Unlike scenarios, which represent individual sets of values for multiple formula variables, this tool uses a whole range of values for just one or two variables. It then uses one or more formulas to create a matching range of solutions. Since each solution corresponds to one or two variable values, both the variable and solution ranges can be easily arrayed in tabular format. As a result, the Multiple Operations tool is well-suited to generating data that easy to read and share or visualize using graphs.</text:p>
      <text:list xml:id="list142311015001633" text:continue-list="list142311401462352" text:style-name="Heading_20_Tip">
        <text:list-item>
          <text:p text:style-name="P234">Tip</text:p>
        </text:list-item>
      </text:list>
      <text:p text:style-name="P151">Exercising good organization can make using this tool relatively painless. For example, we recommend keeping your data together on one sheet and using labels to identify your formulas, variables, and table ranges.</text:p>
      <text:p text:style-name="P43"><text:alphabetical-index-mark text:string-value="Multiple Operations dialog"/>To use this tool, select <text:span text:style-name="Strong_20_Emphasis">Data &gt; Multiple Operations</text:span> from the Menu bar to open the Multiple Operations dialog (Figure <text:sequence-ref text:reference-format="value" text:ref-name="refFigure15">16</text:sequence-ref>).</text:p>
      <text:p text:style-name="Figure"><draw:frame draw:style-name="fr4" draw:name="Frame65" text:anchor-type="as-char" draw:z-index="54"><draw:text-box fo:min-height="0.508cm" fo:min-width="2.007cm"><text:p text:style-name="Frame_20_contents"><draw:frame draw:style-name="fr2" draw:name="Frame66" text:anchor-type="as-char" svg:width="10.77cm" draw:z-index="55"><draw:text-box fo:min-height="5.639cm"><text:p text:style-name="Caption"><draw:frame draw:style-name="fr10" draw:name="Image48" text:anchor-type="paragraph" svg:width="10.77cm" style:rel-width="100%" svg:height="5.639cm" style:rel-height="scale" draw:z-index="56"><draw:image xlink:href="Pictures/1000000000000197000000D509100DC0284337D4.png" xlink:type="simple" xlink:show="embed" xlink:actuate="onLoad" loext:mime-type="image/png"/></draw:frame><text:line-break/>Figure <text:sequence text:ref-name="refFigure15" text:name="Figure" text:formula="ooow:Figure+1" style:num-format="1">16</text:sequence>: Multiple Operations dialog</text:p></draw:text-box></draw:frame></text:p></draw:text-box></draw:frame></text:p>
      <text:h text:style-name="P197" text:outline-level="2"><text:bookmark-start text:name="__RefHeading___Toc72501_1696949546"/><text:alphabetical-index-mark text:string-value="one formula and one variable" text:key1="multiple operations"/>Multiple Operations with one formula and one variable<text:bookmark-end text:name="__RefHeading___Toc72501_1696949546"/></text:h>
      <text:p text:style-name="P31">The easiest way to learn how to use the Multiple Operations tool is with one formula and one variable. To learn how to use the tool with multiple formulas or with two variables, see “<text:bookmark-ref text:reference-format="text" text:ref-name="__RefHeading__16748_1550029726">Calculating with several formulas simultaneously</text:bookmark-ref>” (page <text:bookmark-ref text:reference-format="page" text:ref-name="__RefHeading__16748_1550029726">20</text:bookmark-ref>) and “<text:bookmark-ref text:reference-format="text" text:ref-name="__RefHeading__16750_1550029726">Multiple operations with two variables</text:bookmark-ref>” (page <text:bookmark-ref text:reference-format="page" text:ref-name="__RefHeading__16750_1550029726">22</text:bookmark-ref>), respectively.</text:p>
      <text:p text:style-name="P32">To use the Multiple Operations tool with one formula and one variable:</text:p>
      <text:list xml:id="list142311416826803" text:continue-list="list142311858657781" text:style-name="Numbering_20_1">
        <text:list-item text:start-value="1">
          <text:p text:style-name="P281"><text:bookmark-start text:name="__RefNumPara__28186_1937019509"/>In the cells of a worksheet, enter a formula and at least one variable that it uses.<text:bookmark-end text:name="__RefNumPara__28186_1937019509"/></text:p>
        </text:list-item>
        <text:list-item>
          <text:p text:style-name="P281"><text:bookmark-start text:name="__RefNumPara__28188_1937019509"/>In the same worksheet, enter values into a cell range that occupies a single column or row. These values will be used for one of the variables of the formula that you defined in step <text:bookmark-ref text:reference-format="number" text:ref-name="__RefNumPara__28186_1937019509">1</text:bookmark-ref>.<text:bookmark-end text:name="__RefNumPara__28188_1937019509"/></text:p>
        </text:list-item>
        <text:list-item>
          <text:p text:style-name="P282"><text:bookmark-start text:name="__RefNumPara__30682_1937019509"/>With the mouse, select the range containing both the variable range that you defined in step <text:bookmark-ref text:reference-format="number" text:ref-name="__RefNumPara__28188_1937019509">2</text:bookmark-ref><text:s/>and the adjacent empty cells that follow it. Depending on how your variable range is arrayed, these empty cells will either be in the column to the right (if the range is in a column) or in the row immediately below (if it is in a row).<text:bookmark-end text:name="__RefNumPara__30682_1937019509"/></text:p>
        </text:list-item>
        <text:list-item>
          <text:p text:style-name="P282">Select <text:span text:style-name="Strong_20_Emphasis">Data &gt; Multiple Operations</text:span> to open the Multiple Operations dialog.</text:p>
        </text:list-item>
        <text:list-item>
          <text:p text:style-name="P282"><text:soft-page-break/>Click on the <text:span text:style-name="Emphasis">Formulas</text:span> field and type a cell reference to the formula you defined in step <text:bookmark-ref text:reference-format="number" text:ref-name="__RefNumPara__28186_1937019509">1</text:bookmark-ref><text:s/>or select the cell with the mouse. Use the associated <text:span text:style-name="Strong_20_Emphasis">Shrink / Expand</text:span> button if you need to minimize the dialog while selecting the cell.</text:p>
        </text:list-item>
        <text:list-item>
          <text:p text:style-name="P282">If the range from step <text:bookmark-ref text:reference-format="number" text:ref-name="__RefNumPara__28188_1937019509">2</text:bookmark-ref><text:s/>is arrayed in a column, then click on the<text:span text:style-name="Emphasis"> Column input cell</text:span> field and type a cell reference to the variable that you want to use or select the cell with the mouse. If the range is in a row, then use the <text:span text:style-name="Emphasis">Row input cell</text:span> field instead.</text:p>
        </text:list-item>
        <text:list-item>
          <text:p text:style-name="P282">Click <text:span text:style-name="Strong_20_Emphasis">OK </text:span>to run the tool. The Multiple Operations tool will generate its results in the empty cells that you selected in step <text:bookmark-ref text:reference-format="number-all-superior" text:ref-name="__RefNumPara__30682_1937019509">3</text:bookmark-ref>. Each result value corresponds to the variable value adjacent to it, and together they form the entries of a results table.</text:p>
        </text:list-item>
      </text:list>
      <text:h text:style-name="P217" text:outline-level="3"><text:bookmark-start text:name="__RefHeading__16746_1550029726"/>An example with one formula and one variable<text:bookmark-end text:name="__RefHeading__16746_1550029726"/></text:h>
      <text:p text:style-name="P44">Using the Multiple Operations tool is best explained by example. Suppose that you produce toys that you sell for $10 each (cell B1 of a worksheet). Each toy costs $2 to make (B2), and you have a fixed annual cost of $10,000 (B3). What is the minimum number of toys that you must sell to break even? Suppose that our initial estimate of quantity sold is 2,000 (B4).</text:p>
      <text:p text:style-name="P49">To answer this question:</text:p>
      <text:list xml:id="list142311077785030" text:continue-list="list142311416826803" text:style-name="Numbering_20_1">
        <text:list-item text:start-value="1">
          <text:p text:style-name="P274">Enter the following formula into B5: <text:span text:style-name="Code">=B4*(B1-B2)-B3</text:span>. This formula represents the equation <text:span text:style-name="Emphasis">Profit = Quantity * (Selling price – Direct costs) – Fixed costs</text:span>. With this equation, our initial quantity produces a $6,000 profit, which is higher than the break-even point.</text:p>
        </text:list-item>
        <text:list-item>
          <text:p text:style-name="P263">In D2:D11, enter a range of alternate quantities from <text:span text:style-name="Code">500</text:span> to <text:span text:style-name="Code">5000</text:span> in steps of <text:span text:style-name="Code">500</text:span>.</text:p>
        </text:list-item>
        <text:list-item>
          <text:p text:style-name="P263">Select the range D2:E11 to define the results table. This range includes the alternate quantity values (column D) and the empty results cells (column E).</text:p>
        </text:list-item>
        <text:list-item>
          <text:p text:style-name="P263">Select <text:span text:style-name="Strong_20_Emphasis">Data &gt; Multiple Operations</text:span> to open the Multiple Operations dialog.</text:p>
        </text:list-item>
        <text:list-item>
          <text:p text:style-name="P263">Using the <text:span text:style-name="Emphasis">Formulas</text:span> field, select the cell B5.</text:p>
        </text:list-item>
      </text:list>
      <text:p text:style-name="Figure"><draw:frame draw:style-name="fr8" draw:name="Frame68" text:anchor-type="as-char" svg:width="12.943cm" draw:z-index="57"><draw:text-box fo:min-height="11.91cm"><text:p text:style-name="Caption"><draw:frame draw:style-name="fr14" draw:name="Image49" text:anchor-type="paragraph" svg:width="12.681cm" svg:height="11.21cm" draw:z-index="58"><draw:image xlink:href="Pictures/10000000000001DF000001C297909CAD8C15C84D.png" xlink:type="simple" xlink:show="embed" xlink:actuate="onLoad" loext:mime-type="image/png"/></draw:frame><text:line-break/>Figure <text:sequence text:ref-name="refFigure16" text:name="Figure" text:formula="ooow:Figure+1" style:num-format="1">17</text:sequence>: Inputs to Multiple Operations tool for one formula,one variable</text:p></draw:text-box></draw:frame></text:p>
      <text:list xml:id="list142312716452797" text:continue-numbering="true" text:style-name="Numbering_20_1">
        <text:list-item>
          <text:p text:style-name="P283"><text:soft-page-break/>Using the <text:span text:style-name="Emphasis">Column input cell</text:span> field, select the cell B4 to set the quantity as the variable for our calculations. Figure <text:sequence-ref text:reference-format="value" text:ref-name="refFigure16">17</text:sequence-ref><text:s/>shows the worksheet and Multiple Operations dialog at this point.</text:p>
        </text:list-item>
        <text:list-item>
          <text:p text:style-name="P263">Stiskneme tlačítko <text:span text:style-name="Strong_20_Emphasis">OK</text:span>. The profits for the different quantities are now shown in column E (Figure <text:sequence-ref text:reference-format="value" text:ref-name="refFigure17">18</text:sequence-ref>). We can see that the break-even point is between <text:span text:style-name="Code">1000</text:span> and <text:span text:style-name="Code">1500</text:span> toys sold – namely, <text:span text:style-name="Code">1250</text:span>.</text:p>
        </text:list-item>
      </text:list>
      <text:p text:style-name="Figure"><draw:frame draw:style-name="fr5" draw:name="Frame8" text:anchor-type="as-char" svg:width="13.866cm" draw:z-index="0"><draw:text-box fo:min-height="6.757cm"><text:p text:style-name="Caption"><draw:frame draw:style-name="fr13" draw:name="graphics10" text:anchor-type="paragraph" svg:x="0cm" svg:y="0cm" svg:width="12.73cm" svg:height="6.301cm" draw:z-index="1"><draw:image xlink:href="Pictures/10000000000001E1000000EE6F15FED11FC5487C.png" xlink:type="simple" xlink:show="embed" xlink:actuate="onLoad" loext:mime-type="image/png"/></draw:frame>Figure <text:sequence text:ref-name="refFigure17" text:name="Figure" text:formula="ooow:Figure+1" style:num-format="1">18</text:sequence>: Results of Multiple Operations tool for one formula and one variable</text:p></draw:text-box></draw:frame></text:p>
      <text:p text:style-name="Figure"><draw:frame draw:style-name="fr4" draw:name="Frame7" text:anchor-type="as-char" draw:z-index="59"><draw:text-box fo:min-height="0.508cm" fo:min-width="2.007cm"><text:p text:style-name="Frame_20_contents"><draw:frame draw:style-name="fr7" draw:name="Frame69" text:anchor-type="as-char" svg:y="-7.927cm" svg:width="14.91cm" draw:z-index="60"><draw:text-box fo:min-height="8.28cm"><text:p text:style-name="Caption"><draw:frame draw:style-name="fr10" draw:name="Image50" text:anchor-type="paragraph" svg:width="14.91cm" style:rel-width="100%" svg:height="8.28cm" style:rel-height="scale" draw:z-index="61"><draw:image xlink:href="Pictures/1000020100000233000001395570F3D7544BA4AE.png" xlink:type="simple" xlink:show="embed" xlink:actuate="onLoad" loext:mime-type="image/png"/></draw:frame><text:line-break/>Figure <text:sequence text:ref-name="refFigure18" text:name="Figure" text:formula="ooow:Figure+1" style:num-format="1">19</text:sequence>: XY scatterplot of profit over quantity of toys sold (example of visualization)</text:p></draw:text-box></draw:frame></text:p></draw:text-box></draw:frame></text:p>
      <text:h text:style-name="Heading_20_2" text:outline-level="2"><text:bookmark-start text:name="__RefHeading__16748_1550029726"/><text:alphabetical-index-mark text:string-value="several formulas simultaneously" text:key1="multiple operations"/>Calculating with several formulas simultaneously<text:bookmark-end text:name="__RefHeading__16748_1550029726"/></text:h>
      <text:p text:style-name="P50">Using the Multiple Operations tool with multiple formulas follows nearly the same process as with one formula, but with two important differences:</text:p>
      <text:list xml:id="list142312655750519" text:continue-list="list142312716452797" text:style-name="Numbering_20_1">
        <text:list-item text:start-value="1">
          <text:p text:style-name="P284">For each formula that you add, you must also add a corresponding column or row to the results table to contain the output of that formula.</text:p>
        </text:list-item>
        <text:list-item>
          <text:p text:style-name="Numbering_20_1">How you initially arrange your formulas determines how their results will be displayed in the results table. For example, if you arrange the formulas <text:span text:style-name="Emphasis">A</text:span>, <text:span text:style-name="Emphasis">B</text:span>, and <text:span text:style-name="Emphasis">C</text:span> in a single row in that order, then Calc will generate the results of <text:span text:style-name="Emphasis">A</text:span> in the first results table column, the results of <text:span text:style-name="Emphasis">B</text:span> in the second column, and the results of <text:span text:style-name="Emphasis">C</text:span> in the third.</text:p>
        </text:list-item>
      </text:list>
      <text:list xml:id="list142312376592748" text:continue-list="list142311881423509" text:style-name="Heading_20_Note">
        <text:list-item>
          <text:p text:style-name="P228"><text:soft-page-break/>Poznámka</text:p>
        </text:list-item>
      </text:list>
      <text:p text:style-name="P143">The Multiple Operations tool only accepts formulas arranged in a single row or column, depending on how your results table is oriented. If the table is column-oriented – that is, the way it is in our sales data example – then your formulas must be arranged in a row. If the table is row-oriented, then your formulas must be in a column.</text:p>
      <text:list xml:id="list142312919281829" text:continue-list="list142311936147559" text:style-name="Heading_20_Caution">
        <text:list-item>
          <text:p text:style-name="Heading_20_Caution">Upozornění</text:p>
        </text:list-item>
      </text:list>
      <text:p text:style-name="P142">Be careful not to add empty cells between formulas, as they will create gaps in the results table and may cause some results not to appear if you don't select enough rows or columns for the table.</text:p>
      <text:h text:style-name="P219" text:outline-level="3"><text:bookmark-start text:name="__RefHeading___Toc72503_1696949546"/>An example with two formulas and one variable<text:bookmark-end text:name="__RefHeading___Toc72503_1696949546"/></text:h>
      <text:p text:style-name="P33">Using our sales data example, suppose that we want to calculate the annual profit per item sold in addition to the annual overall profit. To calculate the results:</text:p>
      <text:list xml:id="list142311412445106" text:continue-list="list142312655750519" text:style-name="Numbering_20_1">
        <text:list-item text:start-value="1">
          <text:p text:style-name="P263">In the sheet from the previous example, delete the results in column E.</text:p>
        </text:list-item>
        <text:list-item>
          <text:p text:style-name="P263">Enter the following formula in C5: <text:span text:style-name="Code">=B5/B4</text:span>. You are now calculating the annual profit per item sold.</text:p>
        </text:list-item>
        <text:list-item>
          <text:p text:style-name="P263">Select the range D2:F11 for the results table. Column F will contain the results of the annual profit per item formula in C5.</text:p>
        </text:list-item>
        <text:list-item>
          <text:p text:style-name="P263">Select <text:span text:style-name="Strong_20_Emphasis">Data &gt; Multiple Operations</text:span> from the Menu bar to open the Multiple Operations dialog.</text:p>
        </text:list-item>
        <text:list-item>
          <text:p text:style-name="P263">Using the <text:span text:style-name="Emphasis">Formulas</text:span> field, select the range B5:C5.</text:p>
        </text:list-item>
        <text:list-item>
          <text:p text:style-name="P263">Using the <text:span text:style-name="Emphasis">Column input cell</text:span> field, select the cell B4. Figure <text:sequence-ref text:reference-format="value" text:ref-name="refFigure19">20</text:sequence-ref><text:s/>shows the worksheet and the dialog at this point.</text:p>
        </text:list-item>
      </text:list>
      <text:p text:style-name="Figure"><draw:frame draw:style-name="fr5" draw:name="Frame9" text:anchor-type="as-char" svg:width="13.174cm" svg:height="11.185cm" draw:z-index="62"><draw:text-box><text:p text:style-name="Caption"><draw:frame draw:style-name="fr13" draw:name="graphics11" text:anchor-type="paragraph" svg:x="0cm" svg:y="0cm" svg:width="13.259cm" svg:height="10.262cm" draw:z-index="63"><draw:image xlink:href="Pictures/100000000000022D000001AF715D3784946D2A23.png" xlink:type="simple" xlink:show="embed" xlink:actuate="onLoad" loext:mime-type="image/png"/></draw:frame>Figure <text:sequence text:ref-name="refFigure19" text:name="Figure" text:formula="ooow:Figure+1" style:num-format="1">20</text:sequence>: Inputs to Multiple Operations tool for one variable and two formulas</text:p></draw:text-box></draw:frame></text:p>
      <text:list xml:id="list142311770433520" text:continue-numbering="true" text:style-name="Numbering_20_1">
        <text:list-item>
          <text:p text:style-name="P263"><text:soft-page-break/>Stiskneme tlačítko <text:span text:style-name="Strong_20_Emphasis">OK</text:span>. Now the profits are listed in column E and the annual profit per item in column F.</text:p>
        </text:list-item>
      </text:list>
      <text:p text:style-name="Figure"><draw:frame draw:style-name="fr5" draw:name="Frame10" text:anchor-type="as-char" svg:width="14.771cm" draw:z-index="64"><draw:text-box fo:min-height="6.717cm"><text:p text:style-name="Caption"><draw:frame draw:style-name="fr15" draw:name="graphics12" text:anchor-type="paragraph" svg:x="0cm" svg:width="14.771cm" svg:height="6.219cm" draw:z-index="65"><draw:image xlink:href="Pictures/100000000000022E000000EBA66035FBAFA2B961.png" xlink:type="simple" xlink:show="embed" xlink:actuate="onLoad" loext:mime-type="image/png"/></draw:frame>Figure <text:sequence text:ref-name="refFigure20" text:name="Figure" text:formula="ooow:Figure+1" style:num-format="1">21</text:sequence>: Results of Multiple Operations tool for one variable and two formulas</text:p></draw:text-box></draw:frame></text:p>
      <text:h text:style-name="P198" text:outline-level="2"><text:bookmark-start text:name="__RefHeading__16750_1550029726"/><text:alphabetical-index-mark text:string-value="two variables" text:key1="multiple operations"/>Multiple operations with two variables<text:bookmark-end text:name="__RefHeading__16750_1550029726"/></text:h>
      <text:p text:style-name="P6">When you use the Multiple Operations tool with two variables, it creates a two-dimensional results table. Each variable defines one of the table’s dimensions such that the alternate values for both variables serve as the table’s row and column headings, respectively. Each cell in the table corresponds to a distinct pair of row and column heading values. In turn, the results in each cell are created from these values for both variables.</text:p>
      <text:p text:style-name="P34">Since you are using two variables, you must use both the <text:span text:style-name="Emphasis">Column input cell</text:span> and <text:span text:style-name="Emphasis">Row input cell</text:span> dialog fields to define them. The order is important; the <text:span text:style-name="Emphasis">Column input cell</text:span> field corresponds to the row heading values, while the <text:span text:style-name="Emphasis">Row input cell</text:span> field corresponds to the column heading values.</text:p>
      <text:list xml:id="list142311594629763" text:continue-list="list142311015001633" text:style-name="Heading_20_Tip">
        <text:list-item>
          <text:p text:style-name="P235">Tip</text:p>
        </text:list-item>
      </text:list>
      <text:p text:style-name="Text_20_Note">A good guideline to remember is that since column headings are in a row at the top of the table, they correspond to the <text:span text:style-name="Emphasis">Row input cell</text:span> field. Likewise, row headings are in a column, so they correspond to the <text:span text:style-name="Emphasis">Column input cell</text:span> field.</text:p>
      <text:list xml:id="list142312882220609" text:continue-list="list142312376592748" text:style-name="Heading_20_Note">
        <text:list-item>
          <text:p text:style-name="P229">Poznámka</text:p>
        </text:list-item>
      </text:list>
      <text:p text:style-name="P144">If you use two variables, the Multiple Operations tool will not work with multiple formulas. It will allow you to enter the extra formulas, but will not generate the expected results for any formula beyond the first.</text:p>
      <text:h text:style-name="P220" text:outline-level="3"><text:bookmark-start text:name="__RefHeading__16752_1550029726"/>Calculating with two variables<text:bookmark-end text:name="__RefHeading__16752_1550029726"/></text:h>
      <text:p text:style-name="P33">Using our sales example, suppose that in addition to varying the quantity of toys sold, you also want to vary the unit sale price as well. To calculate the results:</text:p>
      <text:list xml:id="list142311843085362" text:continue-list="list142311770433520" text:style-name="Numbering_20_1">
        <text:list-item text:start-value="1">
          <text:p text:style-name="P275">Expand the sales data table by entering <text:span text:style-name="Code">$8</text:span>, <text:span text:style-name="Code">$10</text:span>, <text:span text:style-name="Code">$15</text:span> and <text:span text:style-name="Code">$20</text:span> in the range E1:H1.</text:p>
        </text:list-item>
        <text:list-item>
          <text:p text:style-name="P285">Select the range D1:H11 for the results table.</text:p>
        </text:list-item>
        <text:list-item>
          <text:p text:style-name="P275">Select <text:span text:style-name="Strong_20_Emphasis">Data &gt; Multiple Operations</text:span> from the Menu bar to open the Multiple Operations dialog.</text:p>
        </text:list-item>
        <text:list-item>
          <text:p text:style-name="P276">Using the <text:span text:style-name="Emphasis">Formulas</text:span> field, select cell B5.</text:p>
        </text:list-item>
        <text:list-item>
          <text:p text:style-name="P276">Using the <text:span text:style-name="Emphasis">Row input cell</text:span> field, select cell B1. The column headings – <text:span text:style-name="Code">$8</text:span>, <text:span text:style-name="Code">$10</text:span>, <text:span text:style-name="Code">$15</text:span> and <text:span text:style-name="Code">$20</text:span> – are now linked to the unit sale price variable defined in cell B1.</text:p>
        </text:list-item>
        <text:list-item>
          <text:p text:style-name="P276"><text:soft-page-break/>Using the <text:span text:style-name="Emphasis">Column input cell</text:span> field, select cell B4. The row headings – <text:span text:style-name="Code">500</text:span>, <text:span text:style-name="Code">1000</text:span>, ... , <text:span text:style-name="Code">5000</text:span> – are now linked to the quantity sold variable defined in cell B4. Figure <text:sequence-ref text:reference-format="value" text:ref-name="refFigure21">22</text:sequence-ref><text:s/>shows the worksheet and dialog at this point.</text:p>
        </text:list-item>
        <text:list-item>
          <text:p text:style-name="P277">Stiskneme tlačítko <text:span text:style-name="Strong_20_Emphasis">OK</text:span>. The profits for the different sale prices and quantities are now shown in the range E2:H11 (Figure <text:sequence-ref text:reference-format="page" text:ref-name="refFigure21">23</text:sequence-ref>).</text:p>
        </text:list-item>
      </text:list>
      <text:p text:style-name="Figure"><draw:frame draw:style-name="fr6" draw:name="Frame6" text:anchor-type="as-char" svg:width="16.466cm" draw:z-index="66"><draw:text-box fo:min-height="10.532cm"><text:p text:style-name="Caption"><draw:frame draw:style-name="fr12" draw:name="Image44" text:anchor-type="paragraph" svg:width="16.619cm" svg:height="9.999cm" draw:z-index="67"><draw:image xlink:href="Pictures/10000000000002CE000001B0F01ABE6A4575F25F.png" xlink:type="simple" xlink:show="embed" xlink:actuate="onLoad" loext:mime-type="image/png"/></draw:frame>Figure <text:sequence text:ref-name="refFigure21" text:name="Figure" text:formula="ooow:Figure+1" style:num-format="1">22</text:sequence>: Inputs to Multiple Operations tool for two variables</text:p></draw:text-box></draw:frame></text:p>
      <text:p text:style-name="Figure"><draw:frame draw:style-name="fr5" draw:name="Frame12" text:anchor-type="as-char" draw:z-index="68"><draw:text-box fo:min-height="5.946cm" fo:min-width="16.611cm"><text:p text:style-name="Caption"><draw:frame draw:style-name="fr13" draw:name="graphics14" text:anchor-type="paragraph" svg:x="0cm" svg:y="0cm" svg:width="16.611cm" svg:height="5.5cm" draw:z-index="69"><draw:image xlink:href="Pictures/10000000000002CE000000EE6F1CD74C1DAB44ED.png" xlink:type="simple" xlink:show="embed" xlink:actuate="onLoad" loext:mime-type="image/png"/></draw:frame>Figure <text:sequence text:ref-name="refFigure22" text:name="Figure" text:formula="ooow:Figure+1" style:num-format="1">23</text:sequence>: Results of Multiple Operations tool for two variables</text:p></draw:text-box></draw:frame></text:p>
      <text:h text:style-name="P189" text:outline-level="1"><text:bookmark-start text:name="__RefHeading__16754_1550029726"/>Using Goal Seek<text:bookmark-end text:name="__RefHeading__16754_1550029726"/></text:h>
      <text:p text:style-name="P45">In addition to scenarios and the Multiple Operations tool, Calc has a third “what-if” analysis tool: Goal Seek. Usually, you use a formula to calculate a result from existing values. In contrast, with Goal Seek, you work backwards from a result to discover what values produce it. This feature is useful if you already know the outcome you want, but need to answer questions such as how to reach it or how it could be changed if you altered conditions.</text:p>
      <text:p text:style-name="P56"><text:alphabetical-index-mark text:string-value="Goal Seek dialog"/>To use this tool, select <text:span text:style-name="Strong_20_Emphasis">Tools &gt; Goal Seek</text:span> from the Menu bar to open the Goal Seek dialog (Figure <text:sequence-ref text:reference-format="value" text:ref-name="refFigure23">24</text:sequence-ref>).</text:p>
      <text:list xml:id="list142312829184183" text:continue-list="list142312882220609" text:style-name="Heading_20_Note">
        <text:list-item>
          <text:p text:style-name="P230"><text:soft-page-break/>Poznámka</text:p>
        </text:list-item>
      </text:list>
      <text:p text:style-name="Text_20_Note">Only one argument can be altered at a time in a single goal seek. If you need to test multiple arguments, then you must run a separate goal seek on each one.</text:p>
      <text:p text:style-name="Figure"><draw:frame draw:style-name="fr4" draw:name="Frame70" text:anchor-type="as-char" draw:z-index="70"><draw:text-box fo:min-height="0.508cm" fo:min-width="2.007cm"><text:p text:style-name="Frame_20_contents"><draw:frame draw:style-name="fr2" draw:name="Frame71" text:anchor-type="as-char" svg:width="9.881cm" draw:z-index="71"><draw:text-box fo:min-height="4.242cm"><text:p text:style-name="Caption"><draw:frame draw:style-name="fr10" draw:name="Image51" text:anchor-type="paragraph" svg:width="9.881cm" style:rel-width="100%" svg:height="4.242cm" style:rel-height="scale" draw:z-index="72"><draw:image xlink:href="Pictures/1000000000000175000000A0D19048092F4CB60C.png" xlink:type="simple" xlink:show="embed" xlink:actuate="onLoad" loext:mime-type="image/png"/></draw:frame><text:line-break/>Figure <text:sequence text:ref-name="refFigure23" text:name="Figure" text:formula="ooow:Figure+1" style:num-format="1">24</text:sequence>: Goal Seek dialog</text:p></draw:text-box></draw:frame></text:p></draw:text-box></draw:frame></text:p>
      <text:h text:style-name="P195" text:outline-level="2"><text:bookmark-start text:name="__RefHeading__16756_1550029726"/>Goal Seek example<text:bookmark-end text:name="__RefHeading__16756_1550029726"/></text:h>
      <text:p text:style-name="P9">To illustrate how to use Goal Seek, suppose that we want to calculate the annual interest return for an account. To calculate annual interest (<text:span text:style-name="Code">I</text:span>), we must create a table with values for the capital (<text:span text:style-name="Code">C</text:span>), the interest period length in years (<text:span text:style-name="Code">n</text:span>), and the interest rate (<text:span text:style-name="Code">i</text:span>). The formula is <text:span text:style-name="Code">I = C*n*i</text:span>.</text:p>
      <text:p text:style-name="P48">Suppose that the interest rate <text:span text:style-name="Code">i = 7.5%</text:span> (cell B3 of a worksheet) and the period length <text:span text:style-name="Code">n = 1</text:span> (B2) remain constant. We want to know how much investment capital <text:span text:style-name="Code">C</text:span> is needed to achieve a return of <text:span text:style-name="Code">I = $15,000</text:span>. Assume that our initial capital estimate is <text:span text:style-name="Code">C = $100,000</text:span> (B1).</text:p>
      <text:p text:style-name="P35">To calculate the return:</text:p>
      <text:list xml:id="list142312795518318" text:continue-list="list142311843085362" text:style-name="Numbering_20_1">
        <text:list-item text:start-value="1">
          <text:p text:style-name="P286">Enter the return formula (<text:span text:style-name="Code">=B1*B2*B3</text:span>) into B4 and select the cell with the mouse.</text:p>
        </text:list-item>
        <text:list-item>
          <text:p text:style-name="P286">Select <text:span text:style-name="Strong_20_Emphasis">Tools &gt; Goal Seek</text:span> from the Menu bar to open the Goal Seek dialog.</text:p>
        </text:list-item>
        <text:list-item>
          <text:p text:style-name="P287">B4 should already be entered in the <text:span text:style-name="Emphasis">Formula cell</text:span> field. However, if you want to select a different cell, use the associated <text:span text:style-name="Strong_20_Emphasis">Shrink / Expand</text:span> button to minimize the dialog while you select the required cell<text:span text:style-name="Strong_20_Emphasis">.</text:span></text:p>
        </text:list-item>
        <text:list-item>
          <text:p text:style-name="P287">Click on the <text:span text:style-name="Emphasis">Variable cell</text:span> field, then type a reference to cell B1 or select it with the mouse to make the capital the variable in the current Goal Seek.</text:p>
        </text:list-item>
        <text:list-item>
          <text:p text:style-name="P263">Enter the desired formula result in the <text:span text:style-name="Emphasis">Target value</text:span> field. In this example, the value is <text:span text:style-name="Code">15000</text:span>. Figure <text:sequence-ref text:reference-format="value" text:ref-name="refFigure24">25</text:sequence-ref><text:s/>shows the cells and dialog fields at this point.</text:p>
        </text:list-item>
      </text:list>
      <text:p text:style-name="Figure"><draw:frame draw:style-name="fr5" draw:name="Frame13" text:anchor-type="as-char" svg:width="10.008cm" draw:z-index="73"><draw:text-box fo:min-height="7.214cm"><text:p text:style-name="Caption"><draw:frame draw:style-name="fr13" draw:name="graphics15" text:anchor-type="paragraph" svg:x="0cm" svg:y="0cm" svg:width="10.008cm" svg:height="6.629cm" draw:z-index="74"><draw:image xlink:href="Pictures/10000000000001A400000116D3309E2F93EF6169.png" xlink:type="simple" xlink:show="embed" xlink:actuate="onLoad" loext:mime-type="image/png"/></draw:frame>Figure <text:sequence text:ref-name="refFigure24" text:name="Figure" text:formula="ooow:Figure+1" style:num-format="1">25</text:sequence>: Example setup for goal seek</text:p></draw:text-box></draw:frame></text:p>
      <text:list xml:id="list142311927099479" text:continue-numbering="true" text:style-name="Numbering_20_1">
        <text:list-item>
          <text:p text:style-name="P288"><text:soft-page-break/>Stiskneme tlačítko <text:span text:style-name="Strong_20_Emphasis">OK</text:span>. A dialog appears informing you that the goal seek was successful (Figure <text:sequence-ref text:reference-format="value" text:ref-name="refFigure25">26</text:sequence-ref>).</text:p>
        </text:list-item>
      </text:list>
      <text:p text:style-name="Figure"><draw:frame draw:style-name="fr2" draw:name="Frame17" text:anchor-type="as-char" svg:width="6.826cm" draw:z-index="75"><draw:text-box fo:min-height="3.995cm"><text:p text:style-name="Caption"><draw:frame draw:style-name="fr12" draw:name="Image41" text:anchor-type="paragraph" svg:width="6.83cm" svg:height="4.001cm" draw:z-index="76"><draw:image xlink:href="Pictures/100000000000010200000097850B48F217340552.png" xlink:type="simple" xlink:show="embed" xlink:actuate="onLoad" loext:mime-type="image/png"/></draw:frame>Figure <text:sequence text:ref-name="refFigure25" text:name="Figure" text:formula="ooow:Figure+1" style:num-format="1">26</text:sequence>: Goal seek result dialog</text:p></draw:text-box></draw:frame></text:p>
      <text:list xml:id="list142312135274066" text:continue-numbering="true" text:style-name="Numbering_20_1">
        <text:list-item>
          <text:p text:style-name="P288">Click <text:span text:style-name="Strong_20_Emphasis">Yes</text:span> to enter the goal value into the variable cell. The result is shown in Figure <text:sequence-ref text:reference-format="value" text:ref-name="refFigure26">27</text:sequence-ref>, indicating that a capital requirement of $200,000 is needed to achieve a $15,000 return.</text:p>
        </text:list-item>
      </text:list>
      <text:p text:style-name="Figure"><draw:frame draw:style-name="fr5" draw:name="Frame15" text:anchor-type="as-char" svg:width="7.975cm" draw:z-index="77"><draw:text-box fo:min-height="3.438cm"><text:p text:style-name="Caption"><draw:frame draw:style-name="fr13" draw:name="graphics16" text:anchor-type="paragraph" svg:x="0cm" svg:y="0cm" svg:width="6.031cm" svg:height="2.78cm" draw:z-index="78"><draw:image xlink:href="Pictures/10000000000000E40000006976C3B240D2A28637.png" xlink:type="simple" xlink:show="embed" xlink:actuate="onLoad" loext:mime-type="image/png"/></draw:frame>Figure <text:sequence text:ref-name="refFigure26" text:name="Figure" text:formula="ooow:Figure+1" style:num-format="1">27</text:sequence>: Result of goal seek in worksheet</text:p></draw:text-box></draw:frame></text:p>
      <text:list xml:id="list142311498374543" text:continue-list="list142312829184183" text:style-name="Heading_20_Note">
        <text:list-item>
          <text:p text:style-name="Heading_20_Note">Poznámka</text:p>
        </text:list-item>
      </text:list>
      <text:p text:style-name="Text_20_Note">Not every goal seek problem succeeds in returning a good result. It depends on the formula used, goal value, and initial value. The goal seek algorithm iterates internally several times converging to the goal.</text:p>
      <text:h text:style-name="P186" text:outline-level="1"><text:bookmark-start text:name="__RefHeading__16758_1550029726"/><text:alphabetical-index-mark text:string-value="mathematical optimization, solving problems"/><text:alphabetical-index-mark text:string-value="linear programming, solving problems"/><text:alphabetical-index-mark text:string-value="non-linear programming, solving problems"/>Using the Solver<text:bookmark-end text:name="__RefHeading__16758_1550029726"/></text:h>
      <text:p text:style-name="P60">The Solver amounts to a more elaborate form of goal seek, which allows you to solve mathematical programming or optimization problems. A mathematical programming problem is concerned with minimizing or maximizing a function subject to a set of constraints. Such problems arise in many scientific, engineering, business, and other disciplines. A full discussion of mathematical programming is beyond the scope of this guide and the interested reader is referred to the relevant Wikipedia page at <text:a xlink:type="simple" xlink:href="https://en.wikipedia.org/wiki/Mathematical_optimization" text:style-name="Internet_20_link" text:visited-style-name="Visited_20_Internet_20_Link"><text:span text:style-name="Internet_20_link">https://en.wikipedia.org/wiki/Mathematical_optimization</text:span></text:a>, which provides high level information and references to more detailed materials.</text:p>
      <text:p text:style-name="P60">Currently Calc offers the following selection of solver engines:</text:p>
      <text:list xml:id="list142312361624495" text:continue-list="list142311043693023"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breOffice CoinMP Linear Solver.</text:p>
        </text:list-item>
        <text:list-item>
          <text:p text:style-name="List_20_1">LibreOffice Linear Solver.</text:p>
        </text:list-item>
        <text:list-item>
          <text:p text:style-name="P247">LibreOffice Swarm Non-Linear Solver (experimental).</text:p>
        </text:list-item>
      </text:list>
      <text:list xml:id="list142311154548558" text:continue-list="list142312919281829" text:style-name="Heading_20_Caution">
        <text:list-item>
          <text:p text:style-name="P223">Upozornění</text:p>
        </text:list-item>
      </text:list>
      <text:p text:style-name="P153">As the LibreOffice Swarm Non-Linear Solver is an experimental tool, it may not be supported in future versions of Calc, and we recommend that you do not use it unless you are familiar with non-linear programming concepts.</text:p>
      <text:p text:style-name="P61"><text:soft-page-break/>The DEPS and SCO Evolutionary Algorithms are intended for solving non-linear problems and are only available if you have selected <text:span text:style-name="Strong_20_Emphasis">Tools &gt; Options &gt; LibreOffice &gt; Advanced &gt; Use a Java runtime environment</text:span>. The DEPS Evolutionary Algorithm is the initial default if it is available, while LibreOffice CoinMP Linear Solver is the initial default otherwise.</text:p>
      <text:p text:style-name="P60">The available options provide flexibility to choose the most suitable algorithm for a given problem, which may be linear or non-linear, and a given performance requirement.</text:p>
      <text:p text:style-name="P60">In order to use the Solver to solve a mathematical programming problem, you must formulate the problem as follows:</text:p>
      <text:list xml:id="list142312227253980" text:continue-list="list142312361624495" text:style-name="List_20_1">
        <text:list-item>
          <text:p text:style-name="P248"><text:span text:style-name="Emphasis">Decision variables</text:span> – a set of <text:span text:style-name="Emphasis">n</text:span> non-negative variables x<text:span text:style-name="Emphasis">1</text:span>, … , x<text:span text:style-name="Emphasis">n</text:span>,. Decision variables may be real numbers, but generally tend to be integers in many real world problems.</text:p>
        </text:list-item>
        <text:list-item>
          <text:p text:style-name="P249"><text:span text:style-name="Emphasis">Constraints</text:span> – a set of linear equalities or inequalities involving the decision variables.</text:p>
        </text:list-item>
        <text:list-item>
          <text:p text:style-name="P250"><text:span text:style-name="Emphasis">Objective function</text:span> – a linear expression involving the decision variables.</text:p>
        </text:list-item>
      </text:list>
      <text:p text:style-name="P36">The goal is usually to find values of the decision variables that satisfy the constraints and maximize or minimize the result of the objective function.</text:p>
      <text:h text:style-name="P199" text:outline-level="2"><text:bookmark-start text:name="__RefHeading___Toc72509_1696949546"/><text:alphabetical-index-mark text:string-value="Solver dialog"/>Solver dialog<text:bookmark-end text:name="__RefHeading___Toc72509_1696949546"/></text:h>
      <text:p text:style-name="P25">After setting up the data for the problem in your Calc spreadsheet, select <text:span text:style-name="Strong_20_Emphasis">Tools &gt; Solver</text:span> from the Menu bar to open the Solver dialog (Figure <text:sequence-ref text:reference-format="value" text:ref-name="refFigure27">28</text:sequence-ref>).</text:p>
      <text:p text:style-name="P177"><draw:frame draw:style-name="fr2" draw:name="Frame5" text:anchor-type="as-char" svg:width="13.125cm" draw:z-index="79"><draw:text-box fo:min-height="12.532cm"><text:p text:style-name="Caption"><draw:frame draw:style-name="fr12" draw:name="Image38" text:anchor-type="paragraph" svg:width="13.049cm" svg:height="11.959cm" draw:z-index="80"><draw:image xlink:href="Pictures/10000000000001ED000001C4DB5756D63271B925.png" xlink:type="simple" xlink:show="embed" xlink:actuate="onLoad" loext:mime-type="image/png"/></draw:frame>Figure <text:sequence text:ref-name="refFigure27" text:name="Figure" text:formula="ooow:Figure+1" style:num-format="1">28</text:sequence>: Solver dialog</text:p></draw:text-box></draw:frame></text:p>
      <text:list xml:id="list142311747037750" text:continue-list="list142311498374543" text:style-name="Heading_20_Note">
        <text:list-item>
          <text:p text:style-name="P231"><text:soft-page-break/>Poznámka</text:p>
        </text:list-item>
      </text:list>
      <text:p text:style-name="Text_20_Note">Depending on the configuration of your computer, a message may be displayed the first time that you select <text:span text:style-name="Strong_20_Emphasis">Tools &gt; Solver</text:span> after starting Calc. The nature of this message will change dependent on the existence of a Java runtime environment (JRE) on your system. If no JRE is detected, the message will simply be a warning to that effect. In the case where a JRE is detected but the <text:span text:style-name="Strong_20_Emphasis">Tools &gt; Options &gt; LibreOffice &gt; Advanced &gt; Use a Java runtime environment</text:span> option is disabled, then the message will include a button to enable that option.</text:p>
      <text:p text:style-name="Definition_20_Term"><text:span text:style-name="Strong_20_Emphasis">Target cell</text:span></text:p>
      <text:p text:style-name="P107">Type a cell reference to the objective function or select it with the mouse.</text:p>
      <text:p text:style-name="Definition_20_Term"><text:span text:style-name="Strong_20_Emphasis">Optimize result to</text:span></text:p>
      <text:p text:style-name="P107">Select <text:span text:style-name="Strong_20_Emphasis">Maximum</text:span> to find the maximum result for the objective function, <text:span text:style-name="Strong_20_Emphasis">Minimum</text:span> to find the minimum result, or <text:span text:style-name="Strong_20_Emphasis">Value of</text:span> to set it to a specific value. If you select <text:span text:style-name="Strong_20_Emphasis">Value of</text:span>, enter the required value or a reference to the cell containing that value.</text:p>
      <text:p text:style-name="Definition_20_Term"><text:span text:style-name="Strong_20_Emphasis">By changing cells</text:span></text:p>
      <text:p text:style-name="P106">Enter the locations of any cells that define your decision variables.</text:p>
      <text:p text:style-name="Definition_20_Term"><text:span text:style-name="Strong_20_Emphasis">Limiting Conditions</text:span></text:p>
      <text:p text:style-name="P120">Enter your constraints in the fields in this area:</text:p>
      <text:list xml:id="list142311533653565" text:continue-list="list142311060731934" text:style-name="List_20_2">
        <text:list-item>
          <text:p text:style-name="P255"><text:span text:style-name="Emphasis">Cell reference</text:span> – enter a cell reference to a decision variable.</text:p>
        </text:list-item>
        <text:list-item>
          <text:p text:style-name="P255"><text:span text:style-name="Emphasis">Operator</text:span> – defines a parameter for a constraint. Available options include <text:span text:style-name="Strong_20_Emphasis">&lt;=</text:span> (less than or equal to), <text:span text:style-name="Strong_20_Emphasis">=</text:span> (equal to), <text:span text:style-name="Strong_20_Emphasis">=&gt;</text:span> (greater than or equal to), <text:span text:style-name="Strong_20_Emphasis">Integer</text:span> (values without decimals), and <text:span text:style-name="Strong_20_Emphasis">Binary</text:span> (only 0 or 1).</text:p>
        </text:list-item>
        <text:list-item>
          <text:p text:style-name="P255"><text:span text:style-name="Emphasis">Value </text:span>– enter a value or a cell reference to a constraint formula.</text:p>
        </text:list-item>
        <text:list-item>
          <text:p text:style-name="P255"><text:span text:style-name="Emphasis">Remove</text:span> button – deletes the currently-defined constraint.</text:p>
        </text:list-item>
      </text:list>
      <text:list xml:id="list142311260745402" text:continue-list="list142311594629763" text:style-name="Heading_20_Tip">
        <text:list-item>
          <text:p text:style-name="P236">Tip</text:p>
        </text:list-item>
      </text:list>
      <text:p text:style-name="P145">Remember that for any of these options, you can minimize the Solver dialog using the associated <text:span text:style-name="Strong_20_Emphasis">Shrink / Expand </text:span>buttons if you need to select cells with the mouse.</text:p>
      <text:p text:style-name="P9">Once you have finished setting up the Solver, click the <text:span text:style-name="Strong_20_Emphasis">Solve</text:span> button to begin the process of adjusting values and calculating results. Depending on the complexity of the task, this may take some time. On successful completion, Calc presents a Solving Result dialog (Figure <text:sequence-ref text:reference-format="value" text:ref-name="refFigure28">29</text:sequence-ref>). This dialog includes buttons to save (<text:span text:style-name="Strong_20_Emphasis">Keep Result</text:span>) or discard (<text:span text:style-name="Strong_20_Emphasis">Restore Previous</text:span>) your results.</text:p>
      <text:p text:style-name="Figure"><draw:frame draw:style-name="fr2" draw:name="Frame22" text:anchor-type="as-char" draw:z-index="81"><draw:text-box fo:min-height="6.144cm" fo:min-width="6.911cm"><text:p text:style-name="Caption"><draw:frame draw:style-name="fr14" draw:name="Image39" text:anchor-type="paragraph" svg:width="6.93cm" svg:height="5.579cm" draw:z-index="82"><draw:image xlink:href="Pictures/1000000000000106000000D32063D1A6572263BD.png" xlink:type="simple" xlink:show="embed" xlink:actuate="onLoad" loext:mime-type="image/png"/></draw:frame>Figure <text:sequence text:ref-name="refFigure28" text:name="Figure" text:formula="ooow:Figure+1" style:num-format="1">29</text:sequence>: Solving Result dialog</text:p></draw:text-box></draw:frame></text:p>
      <text:p text:style-name="P52"><text:soft-page-break/>The Solver dialog also has an <text:span text:style-name="Strong_20_Emphasis">Options</text:span> button, which opens the Options dialog shown in Figure <text:sequence-ref text:reference-format="value" text:ref-name="refFigure29">30</text:sequence-ref>.</text:p>
      <text:h text:style-name="P200" text:outline-level="2"><text:bookmark-start text:name="__RefHeading___Toc72511_1696949546"/>Solver options<text:bookmark-end text:name="__RefHeading___Toc72511_1696949546"/></text:h>
      <text:p text:style-name="Figure"><text:s/><draw:frame draw:style-name="fr2" draw:name="Frame23" text:anchor-type="as-char" svg:width="10.664cm" draw:z-index="83"><draw:text-box fo:min-height="7.197cm"><text:p text:style-name="Caption"><draw:frame draw:style-name="fr12" draw:name="Image40" text:anchor-type="paragraph" svg:width="10.659cm" svg:height="7.2cm" draw:z-index="84"><draw:image xlink:href="Pictures/100000000000019300000110C070DB9AF07C59DD.png" xlink:type="simple" xlink:show="embed" xlink:actuate="onLoad" loext:mime-type="image/png"/></draw:frame>Figure <text:sequence text:ref-name="refFigure29" text:name="Figure" text:formula="ooow:Figure+1" style:num-format="1">30</text:sequence>: Solver Options dialog</text:p></draw:text-box></draw:frame></text:p>
      <text:p text:style-name="Definition_20_Term">Solver engine</text:p>
      <text:p text:style-name="P114">With the standard LibreOffice <text:user-defined style:data-style-name="N0" text:name="LibreOffive Version">6.4</text:user-defined><text:s/>download, and an enabled Java runtime environment, the <text:span text:style-name="Emphasis">Solver engine</text:span> drop-down list provides five options:</text:p>
      <text:list xml:id="list142311081799206" text:continue-list="list142311533653565" text:style-name="List_20_2">
        <text:list-item>
          <text:p text:style-name="P256"><text:span text:style-name="Strong_20_Emphasis">DEPS Evolutionary Algorithm</text:span></text:p>
        </text:list-item>
        <text:list-item>
          <text:p text:style-name="P256"><text:span text:style-name="Strong_20_Emphasis">SCO Evolutionary Algorithm</text:span></text:p>
        </text:list-item>
        <text:list-item>
          <text:p text:style-name="P257"><text:span text:style-name="Strong_20_Emphasis">LibreOffice CoinMP Linear Solver</text:span></text:p>
        </text:list-item>
        <text:list-item>
          <text:p text:style-name="P257"><text:span text:style-name="Strong_20_Emphasis">LibreOffice Linear Solver</text:span></text:p>
        </text:list-item>
        <text:list-item>
          <text:p text:style-name="P257"><text:span text:style-name="Strong_20_Emphasis">LibreOffice Swarm Non-Linear Solver (experimental)</text:span></text:p>
        </text:list-item>
      </text:list>
      <text:p text:style-name="Definition_20_Term">Nastavení</text:p>
      <text:p text:style-name="P125">This area enables the user to adjust the detailed processing parameters of the selected solver engine, and the options available vary between engines.</text:p>
      <text:h text:style-name="P195" text:outline-level="2"><text:bookmark-start text:name="__RefHeading__16760_1550029726"/>Solver example<text:bookmark-end text:name="__RefHeading__16760_1550029726"/></text:h>
      <text:p text:style-name="P9">Suppose that you have $10,000 that you want to invest in two mutual funds for one year. Fund X is a low risk fund with an 8% interest rate and Fund Y is a higher risk fund with a 12% interest rate. How much money should be invested in each fund to earn a total interest of $1,000?</text:p>
      <text:p text:style-name="P9">To find the answer using the Solver:</text:p>
      <text:list xml:id="list142312269471217" text:continue-list="list142312135274066" text:style-name="Numbering_20_1">
        <text:list-item text:start-value="1">
          <text:p text:style-name="P263">Enter the following labels and data into a worksheet:</text:p>
        </text:list-item>
      </text:list>
      <text:list xml:id="list142311801805973" text:continue-list="list142311081799206" text:style-name="List_20_2">
        <text:list-item>
          <text:p text:style-name="P258">Row labels: <text:span text:style-name="Emphasis">Fund X</text:span>, <text:span text:style-name="Emphasis">Fund Y,</text:span> and <text:span text:style-name="Emphasis">Total</text:span> in cells A2, A3, and A4.</text:p>
        </text:list-item>
        <text:list-item>
          <text:p text:style-name="P258">Column labels: <text:span text:style-name="Emphasis">Interest earned</text:span>, <text:span text:style-name="Emphasis">Amount invested</text:span>, <text:span text:style-name="Emphasis">Interest rate,</text:span> and <text:span text:style-name="Emphasis">Time period</text:span> in cells B1 thru E1.</text:p>
        </text:list-item>
        <text:list-item>
          <text:p text:style-name="P258">Interest rates: <text:span text:style-name="Code">8%</text:span> and <text:span text:style-name="Code">12%</text:span> in cells D2 and D3.</text:p>
        </text:list-item>
        <text:list-item>
          <text:p text:style-name="P258">Time period: <text:span text:style-name="Code">1</text:span> in cells E2 and E3.</text:p>
        </text:list-item>
        <text:list-item>
          <text:p text:style-name="P258">Total amount invested: <text:span text:style-name="Code">$10000</text:span> in cell C4.</text:p>
        </text:list-item>
        <text:list-item>
          <text:p text:style-name="P258">Enter an arbitrary value (<text:span text:style-name="Code">$0</text:span> or leave blank) in cell C2 as the amount invested in Fund X.</text:p>
        </text:list-item>
      </text:list>
      <text:list xml:id="list142312342624775" text:continue-list="list142312269471217" text:style-name="Numbering_20_1">
        <text:list-item>
          <text:p text:style-name="P263"><text:soft-page-break/>Enter the following formulas:</text:p>
        </text:list-item>
      </text:list>
      <text:list xml:id="list142312106720416" text:continue-list="list142311801805973" text:style-name="List_20_2">
        <text:list-item>
          <text:p text:style-name="P258">In cell C3, enter the formula <text:span text:style-name="Code">=C4–C2</text:span> (total amount – amount invested in Fund X) as the amount invested in Fund Y. </text:p>
        </text:list-item>
        <text:list-item>
          <text:p text:style-name="P258">In cells B2 and B3, enter the formulas <text:span text:style-name="Code">=C2*D2*E2</text:span> (B2) and <text:span text:style-name="Code">=C3*D3*E3</text:span> (B3).</text:p>
        </text:list-item>
        <text:list-item>
          <text:p text:style-name="P258">In cell B4, enter the formula <text:span text:style-name="Code">=B2+B3</text:span> as the total interest earned. Figure <text:sequence-ref text:reference-format="value" text:ref-name="refFigure30">31</text:sequence-ref><text:s/>shows the worksheet at this point.</text:p>
        </text:list-item>
      </text:list>
      <text:p text:style-name="Figure"><draw:frame draw:style-name="fr4" draw:name="Frame16" text:anchor-type="as-char" draw:z-index="85"><draw:text-box fo:min-height="0.508cm" fo:min-width="2.007cm"><text:p text:style-name="Frame_20_contents"><draw:frame draw:style-name="fr2" draw:name="Frame60" text:anchor-type="as-char" svg:width="13.005cm" draw:z-index="86"><draw:text-box fo:min-height="2.769cm"><text:p text:style-name="Caption"><draw:frame draw:style-name="fr10" draw:name="Image53" text:anchor-type="paragraph" svg:width="13.005cm" style:rel-width="100%" svg:height="2.769cm" style:rel-height="scale" draw:z-index="87"><draw:image xlink:href="Pictures/10000201000001EB00000069B5EB80E69324CCE1.png" xlink:type="simple" xlink:show="embed" xlink:actuate="onLoad" loext:mime-type="image/png"/></draw:frame><text:line-break/>Figure <text:sequence text:ref-name="refFigure30" text:name="Figure" text:formula="ooow:Figure+1" style:num-format="1">31</text:sequence>: Solver example setup</text:p></draw:text-box></draw:frame></text:p></draw:text-box></draw:frame></text:p>
      <text:list xml:id="list142311993332638" text:continue-list="list142312342624775" text:style-name="Numbering_20_1">
        <text:list-item>
          <text:p text:style-name="P263">Select <text:span text:style-name="Strong_20_Emphasis">Tools &gt; Solver</text:span> from the Menu bar to open the Solver dialog (Figure <text:sequence-ref text:reference-format="value" text:ref-name="refFigure27">28</text:sequence-ref>).</text:p>
        </text:list-item>
        <text:list-item>
          <text:p text:style-name="P263">Using the <text:span text:style-name="Emphasis">Target cell</text:span> field, select the cell that contains the target value. In this example, it is B4, which contains the total interest value.</text:p>
        </text:list-item>
        <text:list-item>
          <text:p text:style-name="P263">Select <text:span text:style-name="Strong_20_Emphasis">Value of</text:span> and enter <text:span text:style-name="Code">1000</text:span> in the field next to it. In this example, the target cell value is 1000 because your target is a total interest earned of $1,000.</text:p>
        </text:list-item>
        <text:list-item>
          <text:p text:style-name="P263">Using the <text:span text:style-name="Emphasis">By changing cells</text:span> field, select cell C2 in the sheet. In this example, you need to find the amount invested in Fund X (cell C2).</text:p>
        </text:list-item>
        <text:list-item>
          <text:p text:style-name="P289">Enter the following limiting conditions for the variables by using the <text:span text:style-name="Emphasis">Cell reference</text:span>, <text:span text:style-name="Emphasis">Operator</text:span>, and <text:span text:style-name="Emphasis">Value</text:span> fields:</text:p>
        </text:list-item>
      </text:list>
      <text:list xml:id="list142312839761819" text:continue-list="list142312106720416" text:style-name="List_20_2">
        <text:list-item>
          <text:p text:style-name="P259"><text:span text:style-name="Code">C2 &lt;= C4</text:span> – the amount invested in Fund X cannot exceed the total amount available.</text:p>
        </text:list-item>
        <text:list-item>
          <text:p text:style-name="P259"><text:span text:style-name="Code">C2 =&gt; 0</text:span> – the amount invested in Fund X cannot be negative.</text:p>
        </text:list-item>
        <text:list-item>
          <text:p text:style-name="P260"><text:span text:style-name="Code">C2</text:span> is an <text:span text:style-name="Emphasis">Integer</text:span> – specified for convenience.</text:p>
        </text:list-item>
      </text:list>
      <text:list xml:id="list142311019169034" text:continue-list="list142311993332638" text:style-name="Numbering_20_1">
        <text:list-item>
          <text:p text:style-name="P290">Click <text:span text:style-name="Strong_20_Emphasis">Solve</text:span>. The result is shown in Figure <text:sequence-ref text:reference-format="value" text:ref-name="refFigure31">32</text:sequence-ref>.</text:p>
        </text:list-item>
      </text:list>
      <text:p text:style-name="Figure"><draw:frame draw:style-name="fr4" draw:name="Frame24" text:anchor-type="as-char" draw:z-index="88"><draw:text-box fo:min-height="0.508cm" fo:min-width="2.007cm"><text:p text:style-name="Frame_20_contents"><draw:frame draw:style-name="fr2" draw:name="Frame59" text:anchor-type="as-char" svg:width="13.03cm" draw:z-index="89"><draw:text-box fo:min-height="2.794cm"><text:p text:style-name="Caption"><draw:frame draw:style-name="fr10" draw:name="Image46" text:anchor-type="paragraph" svg:width="13.03cm" style:rel-width="100%" svg:height="2.794cm" style:rel-height="scale" draw:z-index="90"><draw:image xlink:href="Pictures/10000201000001EC0000006A959BA172963E3EED.png" xlink:type="simple" xlink:show="embed" xlink:actuate="onLoad" loext:mime-type="image/png"/></draw:frame><text:line-break/>Figure <text:sequence text:ref-name="refFigure31" text:name="Figure" text:formula="ooow:Figure+1" style:num-format="1">32</text:sequence>: Solver example result</text:p></draw:text-box></draw:frame></text:p></draw:text-box></draw:frame></text:p>
      <text:h text:style-name="Heading_20_1" text:outline-level="1"><text:bookmark-start text:name="__RefHeading___Toc5577_2018368758"/>Using Statistics tools<text:bookmark-end text:name="__RefHeading___Toc5577_2018368758"/></text:h>
      <text:p text:style-name="P37">Under<text:span text:style-name="Strong_20_Emphasis"> Data &gt; Statistics</text:span> in the Menu bar, Calc features several tools for quick and easy statistical analysis of your data. These tools include:</text:p>
      <text:list xml:id="list2072220168" text:style-name="L1">
        <text:list-item>
          <text:p text:style-name="P291">Sampling</text:p>
        </text:list-item>
        <text:list-item>
          <text:p text:style-name="P291">Descriptive Statistics</text:p>
        </text:list-item>
        <text:list-item>
          <text:p text:style-name="P291">Analysis of Variance (ANOVA)</text:p>
        </text:list-item>
        <text:list-item>
          <text:p text:style-name="P291">Correlation</text:p>
        </text:list-item>
        <text:list-item>
          <text:p text:style-name="P291">Covariance</text:p>
        </text:list-item>
        <text:list-item>
          <text:p text:style-name="P291">Exponential Smoothing</text:p>
        </text:list-item>
        <text:list-item>
          <text:p text:style-name="P291"><text:soft-page-break/>Moving Average</text:p>
        </text:list-item>
        <text:list-item>
          <text:p text:style-name="P291">Regression</text:p>
        </text:list-item>
        <text:list-item>
          <text:p text:style-name="P291">Paired t-test</text:p>
        </text:list-item>
        <text:list-item>
          <text:p text:style-name="P291">F-test</text:p>
        </text:list-item>
        <text:list-item>
          <text:p text:style-name="P291">z-test</text:p>
        </text:list-item>
        <text:list-item>
          <text:p text:style-name="P291">Test of Independence (Chi-square)</text:p>
        </text:list-item>
        <text:list-item>
          <text:p text:style-name="P292">Fourier Analysis</text:p>
        </text:list-item>
      </text:list>
      <text:h text:style-name="Heading_20_2" text:outline-level="2"><text:bookmark-start text:name="__RefHeading___Toc5579_2018368758"/><text:alphabetical-index-mark text:string-value="sampling" text:key1="statistics tools"/><text:alphabetical-index-mark text:string-value="sampling" text:key1="statistics tools"/><text:alphabetical-index-mark text:string-value="Sampling dialog"/>Sampling tool<text:bookmark-end text:name="__RefHeading___Toc5579_2018368758"/></text:h>
      <text:p text:style-name="P13">The Sampling tool creates a target table with data sampled from a source table. The sampling tool can pick samples randomly or on a periodic basis. Sampling is done row-wise, with whole rows of the source table copied into rows of the target table. To use this tool, select <text:span text:style-name="Strong_20_Emphasis">Data &gt; Statistics &gt; Sampling</text:span> from the Menu bar to access the Sampling dialog (Figure <text:sequence-ref text:reference-format="value" text:ref-name="refFigure32">33</text:sequence-ref>).</text:p>
      <text:p text:style-name="Figure"><draw:frame draw:style-name="fr2" draw:name="Frame1" text:anchor-type="as-char" svg:width="9.573cm" draw:z-index="91"><draw:text-box fo:min-height="9.088cm"><text:p text:style-name="Caption"><draw:frame draw:style-name="fr12" draw:name="Image2" text:anchor-type="paragraph" svg:width="9.55cm" svg:height="9.855cm" draw:z-index="92"><draw:image xlink:href="Pictures/10000000000001690000017458ECBF1918470815.png" xlink:type="simple" xlink:show="embed" xlink:actuate="onLoad" loext:mime-type="image/png"/></draw:frame>Figure <text:sequence text:ref-name="refFigure32" text:name="Figure" text:formula="ooow:Figure+1" style:num-format="1">33</text:sequence>: Sampling dialog</text:p></draw:text-box></draw:frame></text:p>
      <text:p text:style-name="Definition_20_Term">Input range</text:p>
      <text:p text:style-name="Text_20_body_20_indent">Specifies the cell range containing the source table.</text:p>
      <text:p text:style-name="Definition_20_Term">Results to</text:p>
      <text:p text:style-name="P88">Specifies the top left cell of the target table. When you run the tool, it will fill out the rest of the target table starting from this cell.</text:p>
      <text:p text:style-name="Definition_20_Term">Random</text:p>
      <text:p text:style-name="P87">Enables random sampling mode when selected.</text:p>
      <text:p text:style-name="Definition_20_Term">Sample size</text:p>
      <text:p text:style-name="Text_20_body_20_indent">Defines the number of lines to be sampled from the source table during random sampling. Only available if the <text:span text:style-name="Strong_20_Emphasis">Random</text:span> option is selected. If <text:span text:style-name="Strong_20_Emphasis">With replacement</text:span> is deselected, the maximum value that can be entered in this field is limited to the number of rows in the source table.</text:p>
      <text:p text:style-name="Definition_20_Term"><text:soft-page-break/>With replacement</text:p>
      <text:p text:style-name="Text_20_body_20_indent">If this option is selected, a sample drawn from the source table is effectively returned and so is eligible for re-sampling later. In this case, the sample size can be larger than the number of rows in the source table. If the option is deselected, a sample drawn from the source table is not eligible for re-sampling later. In this case, the sample size is limited to the number of rows in the source table. This option is automatically deselected for periodic sampling. It is not possible to have both <text:span text:style-name="Strong_20_Emphasis">With replacement</text:span> and <text:span text:style-name="Strong_20_Emphasis">Keep order</text:span> options selected simultaneously.</text:p>
      <text:p text:style-name="Definition_20_Term">Keep order</text:p>
      <text:p text:style-name="Text_20_body_20_indent">If this option is selected, samples are drawn from the source table in order of the data in the source table. If deselected, samples are drawn in random order from the source table. This option is automatically selected for periodic sampling. It is not possible to have both <text:span text:style-name="Strong_20_Emphasis">With replacement</text:span> and <text:span text:style-name="Strong_20_Emphasis">Keep order</text:span> options selected simultaneously.</text:p>
      <text:p text:style-name="Definition_20_Term">Periodic</text:p>
      <text:p text:style-name="Text_20_body_20_indent">Enables periodic sampling mode when selected.</text:p>
      <text:p text:style-name="Definition_20_Term">Period</text:p>
      <text:p text:style-name="P122">Defines the number of lines to skip between samples during periodic sampling. For example, a value of 2 will cause alternate lines to be sampled from the source table, starting with the second line. Only available if the <text:span text:style-name="Strong_20_Emphasis">Periodic</text:span> option is selected. The maximum value that can be entered in this field is limited to the number of rows in the source table.</text:p>
      <text:list xml:id="list142312603238439" text:continue-list="list142311260745402" text:style-name="Heading_20_Tip">
        <text:list-item>
          <text:p text:style-name="P237">Tip</text:p>
        </text:list-item>
      </text:list>
      <text:p text:style-name="P146">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Text_20_body">Figure <text:sequence-ref text:reference-format="value" text:ref-name="refFigure33">34</text:sequence-ref><text:s/>shows the source table (below the <text:span text:style-name="Emphasis">Source Data</text:span> heading) and the corresponding target table (under the <text:span text:style-name="Emphasis">Target Data</text:span> heading), sampled using the settings shown in Figure <text:sequence-ref text:reference-format="value" text:ref-name="refFigure32">33</text:sequence-ref>.</text:p>
      <text:p text:style-name="Figure"><draw:frame draw:style-name="fr2" draw:name="Frame38" text:anchor-type="as-char" svg:width="8.304cm" draw:z-index="93"><draw:text-box fo:min-height="8.306cm"><text:p text:style-name="Caption"><draw:frame draw:style-name="fr12" draw:name="Image17" text:anchor-type="paragraph" svg:width="7.41cm" svg:height="7.781cm" draw:z-index="94"><draw:image xlink:href="Pictures/100000000000011800000126DDEDA9848B29C9AB.png" xlink:type="simple" xlink:show="embed" xlink:actuate="onLoad" loext:mime-type="image/png"/></draw:frame>Figure <text:sequence text:ref-name="refFigure33" text:name="Figure" text:formula="ooow:Figure+1" style:num-format="1">34</text:sequence>: Example data for the Sampling tool</text:p></draw:text-box></draw:frame></text:p>
      <text:h text:style-name="Heading_20_2" text:outline-level="2"><text:bookmark-start text:name="__RefHeading___Toc5581_2018368758"/><text:alphabetical-index-mark text:string-value="Descriptive Statistics dialog"/><text:alphabetical-index-mark text:string-value="descriptive statistics" text:key1="statistics tools"/>Descriptive Statistics tool<text:bookmark-end text:name="__RefHeading___Toc5581_2018368758"/></text:h>
      <text:p text:style-name="P14">Given a set of data, the Descriptive Statistics tool creates a tabular report of a data set’s primary statistical properties, such as information about its central tendency and variability. Select <text:span text:style-name="Strong_20_Emphasis">Data &gt; Statistics &gt; Descriptive Statistics</text:span> in the Menu bar to access the Descriptive Statistics dialog (Figure <text:sequence-ref text:reference-format="value" text:ref-name="refFigure34">35</text:sequence-ref>).</text:p>
      <text:p text:style-name="Figure"><text:soft-page-break/><draw:frame draw:style-name="fr2" draw:name="Frame2" text:anchor-type="as-char" svg:width="9.551cm" draw:z-index="95"><draw:text-box fo:min-height="7.011cm"><text:p text:style-name="Caption"><draw:frame draw:style-name="fr12" draw:name="Image3" text:anchor-type="paragraph" svg:width="9.53cm" svg:height="6.399cm" draw:z-index="96"><draw:image xlink:href="Pictures/1000000000000168000000F20346AC22FFEEAC34.png" xlink:type="simple" xlink:show="embed" xlink:actuate="onLoad" loext:mime-type="image/png"/></draw:frame>Figure <text:sequence text:ref-name="refFigure34" text:name="Figure" text:formula="ooow:Figure+1" style:num-format="1">35</text:sequence>: Descriptive Statistics dialog</text:p></draw:text-box></draw:frame></text:p>
      <text:p text:style-name="Definition_20_Term">Input range</text:p>
      <text:p text:style-name="P89">Specifies the cell range containing the source data.</text:p>
      <text:p text:style-name="P70">Results to</text:p>
      <text:p text:style-name="P89">Specifies the top left cell of the results area. When you run the tool, it will fill out the rest of the report table starting at this cell.</text:p>
      <text:p text:style-name="Definition_20_Term">Columns / Rows</text:p>
      <text:p text:style-name="P93">Specifies whether the data to be analyzed is organized in columns or rows.</text:p>
      <text:list xml:id="list142312448841925" text:continue-numbering="true" text:style-name="Heading_20_Tip">
        <text:list-item>
          <text:p text:style-name="P238">Tip</text:p>
        </text:list-item>
      </text:list>
      <text:p text:style-name="P147">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P15">Figure <text:sequence-ref text:reference-format="value" text:ref-name="refFigure35">36</text:sequence-ref><text:s/>shows a small data set comprising student examination results in three subjects.</text:p>
      <text:p text:style-name="Figure"><draw:frame draw:style-name="fr2" draw:name="Frame39" text:anchor-type="as-char" svg:width="5.103cm" draw:z-index="97"><draw:text-box fo:min-height="7.555cm"><text:p text:style-name="Caption"><draw:frame draw:style-name="fr12" draw:name="Image18" text:anchor-type="paragraph" svg:width="5.211cm" svg:height="6.429cm" draw:z-index="98"><draw:image xlink:href="Pictures/10000000000000C5000000F39264341A1E0AF031.png" xlink:type="simple" xlink:show="embed" xlink:actuate="onLoad" loext:mime-type="image/png"/></draw:frame>Figure <text:sequence text:ref-name="refFigure35" text:name="Figure" text:formula="ooow:Figure+1" style:num-format="1">36</text:sequence>: Input data for descriptive statistics analysis</text:p></draw:text-box></draw:frame></text:p>
      <text:p text:style-name="P15">Figure <text:sequence-ref text:reference-format="value" text:ref-name="refFigure36">37</text:sequence-ref><text:s/>shows the statistics report generated for this input data using the settings shown in Figure <text:sequence-ref text:reference-format="value" text:ref-name="refFigure34">35</text:sequence-ref>.</text:p>
      <text:p text:style-name="Figure"><text:soft-page-break/><draw:frame draw:style-name="fr2" draw:name="Frame40" text:anchor-type="as-char" draw:z-index="99"><draw:text-box fo:min-height="8.483cm" fo:min-width="9.283cm"><text:p text:style-name="Caption"><draw:frame draw:style-name="fr12" draw:name="Image19" text:anchor-type="paragraph" svg:width="9.37cm" svg:height="7.751cm" draw:z-index="100"><draw:image xlink:href="Pictures/100000000000016200000125325E34DFD2C6C8C1.png" xlink:type="simple" xlink:show="embed" xlink:actuate="onLoad" loext:mime-type="image/png"/></draw:frame>Figure <text:sequence text:ref-name="refFigure36" text:name="Figure" text:formula="ooow:Figure+1" style:num-format="1">37</text:sequence>: Results from Descriptive Statistics tool</text:p></draw:text-box></draw:frame></text:p>
      <text:list xml:id="list142311283361932" text:continue-numbering="true" text:style-name="Heading_20_Tip">
        <text:list-item>
          <text:p text:style-name="Heading_20_Tip">Tip</text:p>
        </text:list-item>
      </text:list>
      <text:p text:style-name="P131">For more information on descriptive statistics, refer to the corresponding Wikipedia article at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Analysis of Variance (ANOVA) dialog"/><text:alphabetical-index-mark text:string-value="analysis of variance (ANOVA)" text:key1="statistics tools"/>Analysis of Variance (ANOVA) tool<text:bookmark-end text:name="__RefHeading___Toc5583_2018368758"/></text:h>
      <text:p text:style-name="P18">The Analysis of Variance (ANOVA) tool compares the means of two or more groups in a sample. Select <text:span text:style-name="Strong_20_Emphasis">Data &gt; Statistics &gt; Analysis of Variance (ANOVA)</text:span> in the Menu bar to access the Analysis of Variance (ANOVA) dialog (Figure <text:sequence-ref text:reference-format="value" text:ref-name="refFigure37">38</text:sequence-ref>).</text:p>
      <text:p text:style-name="Figure"><draw:frame draw:style-name="fr2" draw:name="Frame25" text:anchor-type="as-char" svg:width="10.197cm" draw:z-index="101"><draw:text-box fo:min-height="10.807cm"><text:p text:style-name="Caption"><draw:frame draw:style-name="fr12" draw:name="Image4" text:anchor-type="paragraph" svg:width="10.209cm" svg:height="10.269cm" draw:z-index="102"><draw:image xlink:href="Pictures/1000000000000182000001841D181F51E0DFE0F6.png" xlink:type="simple" xlink:show="embed" xlink:actuate="onLoad" loext:mime-type="image/png"/></draw:frame>Figure <text:sequence text:ref-name="refFigure37" text:name="Figure" text:formula="ooow:Figure+1" style:num-format="1">38</text:sequence>: Analysis of Variance (ANOVA) dialog</text:p></draw:text-box></draw:frame></text:p>
      <text:p text:style-name="Definition_20_Term"><text:soft-page-break/>Input range</text:p>
      <text:p text:style-name="P99">Specifies the cell range containing the source data.</text:p>
      <text:p text:style-name="P71">Results to</text:p>
      <text:p text:style-name="P115">Specifies the top left cell of the results area. When you run the tool, it will fill out the analysis of variance report table starting at this cell.</text:p>
      <text:p text:style-name="Definition_20_Term">Single / Two factor</text:p>
      <text:p text:style-name="Text_20_body_20_indent">Determines whether the analysis is for single factor or two factor ANOVA.</text:p>
      <text:p text:style-name="P72">Columns / Rows</text:p>
      <text:p text:style-name="P90">Specifies whether the data to be analyzed is organized in columns or rows. Only available if <text:span text:style-name="Strong_20_Emphasis">Single factor</text:span> is selected.</text:p>
      <text:p text:style-name="P72">Alpha</text:p>
      <text:p text:style-name="Text_20_body_20_indent">In this field, enter a significance level in the range 0.01 to 0.99. The default is 0.05.</text:p>
      <text:p text:style-name="Definition_20_Term">Rows per sample</text:p>
      <text:p text:style-name="Text_20_body_20_indent">Defines how many rows a sample has. This option is always set to 1 in this version of Calc.</text:p>
      <text:p text:style-name="P5">To illustrate how to use this tool, we use the input data set from Figure <text:sequence-ref text:reference-format="value" text:ref-name="refFigure35">36</text:sequence-ref>. Figure <text:sequence-ref text:reference-format="value" text:ref-name="refFigure38">39</text:sequence-ref><text:s/>shows the analysis of variance results generated for this data using the settings shown in Figure <text:sequence-ref text:reference-format="value" text:ref-name="refFigure37">38</text:sequence-ref>.</text:p>
      <text:p text:style-name="Figure"><draw:frame draw:style-name="fr2" draw:name="Frame41" text:anchor-type="as-char" svg:width="14.646cm" svg:height="6.403cm" draw:z-index="103"><draw:text-box><text:p text:style-name="Caption"><draw:frame draw:style-name="fr12" draw:name="Image20" text:anchor-type="paragraph" svg:width="14.63cm" svg:height="5.93cm" draw:z-index="104"><draw:image xlink:href="Pictures/1000000000000229000000E0F5797D8F5CD6414D.png" xlink:type="simple" xlink:show="embed" xlink:actuate="onLoad" loext:mime-type="image/png"/></draw:frame>Figure <text:sequence text:ref-name="refFigure38" text:name="Figure" text:formula="ooow:Figure+1" style:num-format="1">39</text:sequence>: Results from Analysis of Variance (ANOVA) tool</text:p></draw:text-box></draw:frame></text:p>
      <text:list xml:id="list142311755821046" text:continue-numbering="true" text:style-name="Heading_20_Tip">
        <text:list-item>
          <text:p text:style-name="P243">Tip</text:p>
        </text:list-item>
      </text:list>
      <text:p text:style-name="P132">For more information on analysis of variance, refer to the corresponding Wikipedia article at <text:a xlink:type="simple" xlink:href="https://en.wikipedia.org/wiki/Analysis_of_variance" text:style-name="Internet_20_link" text:visited-style-name="Visited_20_Internet_20_Link">https://en.wikipedia.org/wiki/Analysis_of_variance</text:a>.</text:p>
      <text:h text:style-name="P209" text:outline-level="2"><text:bookmark-start text:name="__RefHeading___Toc5585_2018368758"/><text:alphabetical-index-mark text:string-value="Correlation dialog"/><text:alphabetical-index-mark text:string-value="correlation" text:key1="statistics tools"/>Correlation tool<text:bookmark-end text:name="__RefHeading___Toc5585_2018368758"/></text:h>
      <text:p text:style-name="P62">The Correlation tool calculates the correlation of two sets of numeric data and generates the resulting correlation coefficient. This coefficient is a value between -1 and +1 that indicates how strongly two variables are related to each other. A correlation coefficient of +1 indicates a perfect positive correlation (the data sets match) and a coefficient of -1 indicates a perfect negative correlation (the data sets are inverse to each other). Select <text:span text:style-name="Strong_20_Emphasis">Data &gt; Statistics &gt; Correlation</text:span> in the Menu bar to access the Correlation dialog (Figure <text:sequence-ref text:reference-format="value" text:ref-name="refFigure39">40</text:sequence-ref>).</text:p>
      <text:p text:style-name="P8">Input range</text:p>
      <text:p text:style-name="P126">Specifies the cell range containing the source data.</text:p>
      <text:p text:style-name="P83">Results to</text:p>
      <text:p text:style-name="P126">Specifies the top left cell of the results area. When you run the tool, it will fill out the correlation coefficient table starting at this cell.</text:p>
      <text:p text:style-name="P83"><text:soft-page-break/>Columns / Rows</text:p>
      <text:p text:style-name="P96">Specifies whether the data to be analyzed is organized in columns or rows.</text:p>
      <text:p text:style-name="P183"><draw:frame draw:style-name="fr2" draw:name="Frame26" text:anchor-type="as-char" svg:width="9.066cm" draw:z-index="105"><draw:text-box fo:min-height="6.884cm"><text:p text:style-name="Caption"><draw:frame draw:style-name="fr12" draw:name="Image5" text:anchor-type="paragraph" svg:width="9.179cm" svg:height="6.429cm" draw:z-index="106"><draw:image xlink:href="Pictures/100000000000015B000000F36DD0E58DE4E54CF2.png" xlink:type="simple" xlink:show="embed" xlink:actuate="onLoad" loext:mime-type="image/png"/></draw:frame>Figure <text:sequence text:ref-name="refFigure39" text:name="Figure" text:formula="ooow:Figure+1" style:num-format="1">40</text:sequence>: Correlation dialog</text:p></draw:text-box></draw:frame></text:p>
      <text:p text:style-name="P7">To illustrate how to use this tool, we again use the data set from Figure <text:sequence-ref text:reference-format="value" text:ref-name="refFigure35">36</text:sequence-ref>. Figure <text:sequence-ref text:reference-format="value" text:ref-name="refFigure40">41</text:sequence-ref><text:s/>shows the six correlation coefficients generated for this input data using the settings shown in Figure <text:sequence-ref text:reference-format="value" text:ref-name="refFigure39">40</text:sequence-ref>.</text:p>
      <text:p text:style-name="Figure"><draw:frame draw:style-name="fr2" draw:name="Frame42" text:anchor-type="as-char" svg:width="7.481cm" svg:height="2.863cm" draw:z-index="107"><draw:text-box><text:p text:style-name="Caption"><draw:frame draw:style-name="fr12" draw:name="Image21" text:anchor-type="paragraph" svg:width="7.41cm" svg:height="2.33cm" draw:z-index="108"><draw:image xlink:href="Pictures/100000000000011800000058FB6F1D01BD5EFF08.png" xlink:type="simple" xlink:show="embed" xlink:actuate="onLoad" loext:mime-type="image/png"/></draw:frame>Figure <text:sequence text:ref-name="refFigure40" text:name="Figure" text:formula="ooow:Figure+1" style:num-format="1">41</text:sequence>: Correlation results</text:p></draw:text-box></draw:frame></text:p>
      <text:list xml:id="list142311514913876" text:continue-numbering="true" text:style-name="Heading_20_Tip">
        <text:list-item>
          <text:p text:style-name="Heading_20_Tip">Tip</text:p>
        </text:list-item>
      </text:list>
      <text:p text:style-name="P133">For more information on statistical correlation, refer to the corresponding Wikipedia article at <text:a xlink:type="simple" xlink:href="https://en.wikipedia.org/wiki/Correlation_and_dependence" text:style-name="Internet_20_link" text:visited-style-name="Visited_20_Internet_20_Link">https://en.wikipedia.org/wiki/Correlation_and_dependence</text:a>.</text:p>
      <text:h text:style-name="P201" text:outline-level="2"><text:bookmark-start text:name="__RefHeading___Toc5587_2018368758"/><text:alphabetical-index-mark text:string-value="Covariance dialog"/><text:alphabetical-index-mark text:string-value="covariance" text:key1="statistics tools"/>Covariance tool<text:bookmark-end text:name="__RefHeading___Toc5587_2018368758"/></text:h>
      <text:p text:style-name="P19">The Covariance tool measures how much two sets of numeric data vary together. Select <text:span text:style-name="Strong_20_Emphasis">Data &gt; Statistics &gt; Covariance</text:span> in the Menu bar to access the Covariance dialog (Figure <text:sequence-ref text:reference-format="value" text:ref-name="refFigure41">42</text:sequence-ref>).</text:p>
      <text:p text:style-name="Figure"><draw:frame draw:style-name="fr2" draw:name="Frame27" text:anchor-type="as-char" svg:width="9.125cm" draw:z-index="109"><draw:text-box fo:min-height="6.937cm"><text:p text:style-name="Caption"><draw:frame draw:style-name="fr12" draw:name="Image6" text:anchor-type="paragraph" svg:width="9.179cm" svg:height="6.429cm" draw:z-index="110"><draw:image xlink:href="Pictures/100000000000015B000000F3D0CA4681BF3F8AA5.png" xlink:type="simple" xlink:show="embed" xlink:actuate="onLoad" loext:mime-type="image/png"/></draw:frame>Figure <text:sequence text:ref-name="refFigure41" text:name="Figure" text:formula="ooow:Figure+1" style:num-format="1">42</text:sequence>: Covariance dialog</text:p></draw:text-box></draw:frame></text:p>
      <text:p text:style-name="Definition_20_Term">Input range</text:p>
      <text:p text:style-name="P100">Specifies the cell range containing the source data.</text:p>
      <text:p text:style-name="P73"><text:soft-page-break/>Results to</text:p>
      <text:p text:style-name="P116">Specifies the top left cell of the results area. When you run the tool, it will fill out the covariance table starting at this cell.</text:p>
      <text:p text:style-name="P73">Columns / Rows</text:p>
      <text:p text:style-name="P94">Specifies whether the data to be analyzed is organized in columns or rows.</text:p>
      <text:p text:style-name="P16">To illustrate how to use this tool, we again use the data set from Figure <text:sequence-ref text:reference-format="value" text:ref-name="refFigure35">36</text:sequence-ref>. Figure <text:sequence-ref text:reference-format="value" text:ref-name="refFigure42">43</text:sequence-ref><text:s/>shows the six covariance values generated for this input data using the settings shown in Figure <text:sequence-ref text:reference-format="value" text:ref-name="refFigure41">42</text:sequence-ref>.</text:p>
      <text:p text:style-name="Figure"><draw:frame draw:style-name="fr2" draw:name="Frame43" text:anchor-type="as-char" draw:z-index="111"><draw:text-box fo:min-height="2.833cm" fo:min-width="7.772cm"><text:p text:style-name="Caption"><draw:frame draw:style-name="fr12" draw:name="Image22" text:anchor-type="paragraph" svg:width="7.699cm" svg:height="2.33cm" draw:z-index="112"><draw:image xlink:href="Pictures/1000000000000123000000587DF8F72567F4136C.png" xlink:type="simple" xlink:show="embed" xlink:actuate="onLoad" loext:mime-type="image/png"/></draw:frame>Figure <text:sequence text:ref-name="refFigure42" text:name="Figure" text:formula="ooow:Figure+1" style:num-format="1">43</text:sequence>: Covariance results</text:p></draw:text-box></draw:frame></text:p>
      <text:list xml:id="list142310974029184" text:continue-numbering="true" text:style-name="Heading_20_Tip">
        <text:list-item>
          <text:p text:style-name="Heading_20_Tip">Tip</text:p>
        </text:list-item>
      </text:list>
      <text:p text:style-name="P134">For more information on statistical covariance, refer to the corresponding Wikipedia article at <text:a xlink:type="simple" xlink:href="https://en.wikipedia.org/wiki/Covariance" text:style-name="Internet_20_link" text:visited-style-name="Visited_20_Internet_20_Link">https://en.wikipedia.org/wiki/Covariance</text:a>.</text:p>
      <text:h text:style-name="P202" text:outline-level="2"><text:bookmark-start text:name="__RefHeading___Toc5589_2018368758"/><text:alphabetical-index-mark text:string-value="Exponential Smoothing dialog"/><text:alphabetical-index-mark text:string-value="smoothing, exponential"/><text:alphabetical-index-mark text:string-value="exponential smoothing" text:key1="statistics tools"/>Exponential Smoothing tool<text:bookmark-end text:name="__RefHeading___Toc5589_2018368758"/></text:h>
      <text:p text:style-name="P20">The Exponential Smoothing tool filters a data set to produce smoothed results. It is used in domains such as stock market analysis and in sampled measurements. Select <text:span text:style-name="Strong_20_Emphasis">Data &gt; Statistics &gt; Exponential Smoothing</text:span> in the Menu bar to access the Exponential Smoothing dialog (Figure <text:sequence-ref text:reference-format="value" text:ref-name="refFigure43">44</text:sequence-ref>).</text:p>
      <text:p text:style-name="Figure"><draw:frame draw:style-name="fr2" draw:name="Frame28" text:anchor-type="as-char" svg:width="10.172cm" draw:z-index="113"><draw:text-box fo:min-height="8.638cm"><text:p text:style-name="Caption"><draw:frame draw:style-name="fr12" draw:name="Image7" text:anchor-type="paragraph" svg:width="10.321cm" svg:height="8.04cm" draw:z-index="114"><draw:image xlink:href="Pictures/100000000000018600000130E1A7A943C47FD109.png" xlink:type="simple" xlink:show="embed" xlink:actuate="onLoad" loext:mime-type="image/png"/></draw:frame>Figure <text:sequence text:ref-name="refFigure43" text:name="Figure" text:formula="ooow:Figure+1" style:num-format="1">44</text:sequence>: Exponential Smoothing dialog</text:p></draw:text-box></draw:frame></text:p>
      <text:p text:style-name="Definition_20_Term">Input range</text:p>
      <text:p text:style-name="P101">Specifies the cell range containing the source data.</text:p>
      <text:p text:style-name="P74">Results to</text:p>
      <text:p text:style-name="P117">Specifies the top left cell of the results area. When you run the tool, it will generate smoothed results starting at this cell.</text:p>
      <text:p text:style-name="P74">Columns / Rows</text:p>
      <text:p text:style-name="P91">Specifies whether the data to be analyzed is organized in columns or rows.</text:p>
      <text:p text:style-name="Definition_20_Term"><text:soft-page-break/>Smoothing factor</text:p>
      <text:p text:style-name="Text_20_body_20_indent">Enter a value here between 0 and 1 (default is 0.2) that represents the damping factor alpha in the smoothing equation.</text:p>
      <text:p text:style-name="P21">To illustrate how to use this tool, we use the data set shown in Figure <text:sequence-ref text:reference-format="value" text:ref-name="refFigure44">45</text:sequence-ref>. The table has two time series representing impulse functions at times t=0 and t=2.</text:p>
      <text:p text:style-name="Figure"><draw:frame draw:style-name="fr2" draw:name="Frame44" text:anchor-type="as-char" svg:width="5.965cm" draw:z-index="115"><draw:text-box fo:min-height="7.415cm"><text:p text:style-name="Caption"><draw:frame draw:style-name="fr12" draw:name="Image23" text:anchor-type="paragraph" svg:width="5.211cm" svg:height="6.38cm" draw:z-index="116"><draw:image xlink:href="Pictures/10000000000000C5000000F1C1BDD6FF231BD8FB.png" xlink:type="simple" xlink:show="embed" xlink:actuate="onLoad" loext:mime-type="image/png"/></draw:frame>Figure <text:sequence text:ref-name="refFigure44" text:name="Figure" text:formula="ooow:Figure+1" style:num-format="1">45</text:sequence>: Input data set for exponential smoothing example</text:p></draw:text-box></draw:frame></text:p>
      <text:p text:style-name="Text_20_body">Figure <text:sequence-ref text:reference-format="value" text:ref-name="refFigure45">46</text:sequence-ref><text:s/>shows the smoothed results for this input data using the settings shown in Figure <text:sequence-ref text:reference-format="value" text:ref-name="refFigure43">44</text:sequence-ref>.</text:p>
      <text:p text:style-name="Figure"><draw:frame draw:style-name="fr2" draw:name="Frame45" text:anchor-type="as-char" svg:width="5.491cm" draw:z-index="117"><draw:text-box fo:min-height="9.253cm"><text:p text:style-name="Caption"><draw:frame draw:style-name="fr12" draw:name="Image24" text:anchor-type="paragraph" svg:width="5.399cm" svg:height="8.149cm" draw:z-index="118"><draw:image xlink:href="Pictures/10000000000000CC00000134922FAA9414585368.png" xlink:type="simple" xlink:show="embed" xlink:actuate="onLoad" loext:mime-type="image/png"/></draw:frame>Figure <text:sequence text:ref-name="refFigure45" text:name="Figure" text:formula="ooow:Figure+1" style:num-format="1">46</text:sequence>: Results from Exponential Smoothing tool</text:p></draw:text-box></draw:frame></text:p>
      <text:list xml:id="list142311730435626" text:continue-numbering="true" text:style-name="Heading_20_Tip">
        <text:list-item>
          <text:p text:style-name="Heading_20_Tip">Tip</text:p>
        </text:list-item>
      </text:list>
      <text:p text:style-name="P135">For more information on exponential smoothing, refer to the corresponding Wikipedia article at <text:a xlink:type="simple" xlink:href="https://en.wikipedia.org/wiki/Exponential_smoothing" text:style-name="Internet_20_link" text:visited-style-name="Visited_20_Internet_20_Link">https://en.wikipedia.org/wiki/Exponential_smoothing</text:a>.</text:p>
      <text:h text:style-name="P203" text:outline-level="2"><text:bookmark-start text:name="__RefHeading___Toc5591_2018368758"/><text:alphabetical-index-mark text:string-value="moving average" text:key1="statistics tools"/><text:alphabetical-index-mark text:string-value="Moving Average dialog"/>Moving Average tool<text:bookmark-end text:name="__RefHeading___Toc5591_2018368758"/></text:h>
      <text:p text:style-name="P22">The Moving Average tool calculates the moving average of a time series data set. Select <text:span text:style-name="Strong_20_Emphasis">Data &gt; Statistics &gt; Moving Average</text:span> in the Menu bar to access the Moving Average dialog (Figure <text:sequence-ref text:reference-format="value" text:ref-name="refFigure46">47</text:sequence-ref>).</text:p>
      <text:p text:style-name="Figure"><text:soft-page-break/><draw:frame draw:style-name="fr2" draw:name="Frame29" text:anchor-type="as-char" svg:width="9.546cm" draw:z-index="119"><draw:text-box fo:min-height="8.657cm"><text:p text:style-name="Caption"><draw:frame draw:style-name="fr12" draw:name="Image8" text:anchor-type="paragraph" svg:width="9.576cm" svg:height="8.814cm" draw:z-index="120"><draw:image xlink:href="Pictures/100000000000016A0000014D174B89D18D36F602.png" xlink:type="simple" xlink:show="embed" xlink:actuate="onLoad" loext:mime-type="image/png"/></draw:frame>Figure <text:sequence text:ref-name="refFigure46" text:name="Figure" text:formula="ooow:Figure+1" style:num-format="1">47</text:sequence>: Moving Average dialog</text:p></draw:text-box></draw:frame></text:p>
      <text:p text:style-name="P76">Input range</text:p>
      <text:p text:style-name="P108">Specifies the cell range containing the source data.</text:p>
      <text:p text:style-name="P76">Results to</text:p>
      <text:p text:style-name="P123">Specifies the top left cell of the results area. When you run the tool, it will generate the moving average results starting at this cell.</text:p>
      <text:p text:style-name="P82">Trim input range to actual data content</text:p>
      <text:p text:style-name="P124">Specifies whether to allow trimming of the input range to the actual data content before computing the moving average. Enabled by default to provide better performance.</text:p>
      <text:p text:style-name="P76">Columns / Rows</text:p>
      <text:p text:style-name="P92">Specifies whether the data to be analyzed is organized in columns or rows.</text:p>
      <text:p text:style-name="P76">Interval</text:p>
      <text:p text:style-name="Text_20_body_20_indent">Specifies the number of samples used in the moving average calculation.</text:p>
      <text:p text:style-name="P23">To illustrate how to use this tool, we again use the data set from Figure <text:sequence-ref text:reference-format="value" text:ref-name="refFigure44">45</text:sequence-ref>. Figure <text:sequence-ref text:reference-format="value" text:ref-name="refFigure47">48</text:sequence-ref><text:s/>shows the moving averages calculated for this input data using the settings shown in Figure <text:sequence-ref text:reference-format="value" text:ref-name="refFigure46">47</text:sequence-ref>.</text:p>
      <text:p text:style-name="Figure"><draw:frame draw:style-name="fr2" draw:name="Frame46" text:anchor-type="as-char" svg:width="4.376cm" svg:height="7.161cm" draw:z-index="121"><draw:text-box><text:p text:style-name="Caption"><draw:frame draw:style-name="fr13" draw:name="Image25" text:anchor-type="paragraph" svg:x="0cm" svg:y="0cm" svg:width="3.302cm" svg:height="6.147cm" draw:z-index="122"><draw:image xlink:href="Pictures/100000000000008B00000102F6DB7CA2005035FD.png" xlink:type="simple" xlink:show="embed" xlink:actuate="onLoad" loext:mime-type="image/png"/></draw:frame>Figure <text:sequence text:ref-name="refFigure47" text:name="Figure" text:formula="ooow:Figure+1" style:num-format="1">48</text:sequence>: Calculated moving averages</text:p></draw:text-box></draw:frame></text:p>
      <text:list xml:id="list142312253714647" text:continue-numbering="true" text:style-name="Heading_20_Tip">
        <text:list-item>
          <text:p text:style-name="P241"><text:soft-page-break/>Tip</text:p>
        </text:list-item>
      </text:list>
      <text:p text:style-name="P136">For more information on the moving average, refer to the corresponding Wikipedia article at <text:a xlink:type="simple" xlink:href="https://en.wikipedia.org/wiki/Moving_average" text:style-name="Internet_20_link" text:visited-style-name="Visited_20_Internet_20_Link">https://en.wikipedia.org/wiki/Moving_average</text:a>.</text:p>
      <text:h text:style-name="P204" text:outline-level="2"><text:bookmark-start text:name="__RefHeading___Toc5593_2018368758"/><text:alphabetical-index-mark text:string-value="Regression dialog"/><text:alphabetical-index-mark text:string-value="regression" text:key1="statistics tools"/>Regression tool<text:bookmark-end text:name="__RefHeading___Toc5593_2018368758"/></text:h>
      <text:p text:style-name="P69">The Regression tool analyzes the relationship in a data set between one or more independent variables and a dependent variable. Select <text:span text:style-name="Strong_20_Emphasis">Data &gt; Statistics &gt; Regression</text:span> in the Menu bar to access the Regression dialog (Figure <text:sequence-ref text:reference-format="value" text:ref-name="refFigure48">49</text:sequence-ref>).</text:p>
      <text:p text:style-name="P86">Independent variable(s) (X) range</text:p>
      <text:p text:style-name="P129">Specifies the cell range containing the independent variables in the source data.</text:p>
      <text:p text:style-name="P86">Dependent variable (Y) range</text:p>
      <text:p text:style-name="P129">Specifies the cell range containing the dependent variable in the source data.</text:p>
      <text:p text:style-name="P86">Both X and Y ranges have labels</text:p>
      <text:p text:style-name="P103">Specifies whether the ranges above include data labels.</text:p>
      <text:p text:style-name="P86">Results to</text:p>
      <text:p text:style-name="P129">Specifies the top left cell of the results area. When you run the tool, it will generate the regression analysis table starting at this cell.</text:p>
      <text:p text:style-name="P86">Columns / Rows</text:p>
      <text:p text:style-name="P98">Specifies whether the data to be analyzed is organized in columns or rows.</text:p>
      <text:p text:style-name="P85"/>
      <text:p text:style-name="P86">Linear Regression</text:p>
      <text:p text:style-name="P129">Select this option to use linear regression. Linear regression finds a straight line in the form of <text:span text:style-name="Code">y = (a * x) + b</text:span> that best fits the data, where <text:span text:style-name="Code">a</text:span> is the slope and <text:span text:style-name="Code">b</text:span> is the intercept.</text:p>
      <text:p text:style-name="P86">Logarithmic Regression</text:p>
      <text:p text:style-name="P102">Select this option to use logarithmic regression. Logarithmic regression finds a logarithmic curve in the form of <text:span text:style-name="Code">y = (a * ln(x)) + b</text:span> that best fits the data, where <text:span text:style-name="Code">a</text:span> is the slope, <text:span text:style-name="Code">b</text:span> is the intercept and <text:span text:style-name="Code">ln(x</text:span>) is the natural logarithm of <text:span text:style-name="Code">x</text:span>.</text:p>
      <text:p text:style-name="P86">Power Regression</text:p>
      <text:p text:style-name="P102">Select this option to use power regression. Power regression finds a power curve in the form of <text:span text:style-name="Code">y = (a * x) ^ b</text:span> that best fits the data, where <text:span text:style-name="Code">a</text:span> is the coefficient and <text:span text:style-name="Code">b</text:span> is the exponent.</text:p>
      <text:p text:style-name="P86">Confidence level</text:p>
      <text:p text:style-name="P104">Specifies the confidence level, which is a value between 0 and 1. The default value is 0.95.</text:p>
      <text:p text:style-name="P86">Calculate residuals</text:p>
      <text:p text:style-name="P104">Specifies whether to calculate residuals.</text:p>
      <text:p text:style-name="P86">Force intercept to be zero</text:p>
      <text:p text:style-name="P104">Specifies whether to force the regression intercept to be 0.</text:p>
      <text:p text:style-name="Figure"><text:soft-page-break/><draw:frame draw:style-name="fr2" draw:name="Frame30" text:anchor-type="as-char" svg:width="12.719cm" draw:z-index="123"><draw:text-box fo:min-height="13.91cm"><text:p text:style-name="Caption"><draw:frame draw:style-name="fr12" draw:name="Image9" text:anchor-type="paragraph" svg:width="12.73cm" svg:height="13.34cm" draw:z-index="124"><draw:image xlink:href="Pictures/10000000000001E1000001F8D806863BA9576222.png" xlink:type="simple" xlink:show="embed" xlink:actuate="onLoad" loext:mime-type="image/png"/></draw:frame>Figure <text:sequence text:ref-name="refFigure48" text:name="Figure" text:formula="ooow:Figure+1" style:num-format="1">49</text:sequence>: Regression dialog</text:p></draw:text-box></draw:frame></text:p>
      <text:list xml:id="list142312419547535" text:continue-numbering="true" text:style-name="Heading_20_Tip">
        <text:list-item>
          <text:p text:style-name="Heading_20_Tip">Tip</text:p>
        </text:list-item>
      </text:list>
      <text:p text:style-name="P148">Use the <text:span text:style-name="Strong_20_Emphasis">Shrink / Expand</text:span> buttons next to the <text:span text:style-name="Emphasis">Independent variable(s) (X) range</text:span>, <text:span text:style-name="Emphasis">Dependent variable (Y) range</text:span>, and <text:span text:style-name="Emphasis">Results to</text:span> fields if you need to shrink the dialog while selecting cells with the mouse.</text:p>
      <text:p text:style-name="P51">To illustrate how to use this tool, we use the data set shown in Figure <text:sequence-ref text:reference-format="value" text:ref-name="refFigure49">50</text:sequence-ref>. This table contains measurements taken at 1 second intervals.</text:p>
      <text:p text:style-name="Figure"><draw:frame draw:style-name="fr3" draw:name="Frame74" text:anchor-type="as-char" svg:width="4.39cm" draw:z-index="125"><draw:text-box fo:min-height="5.48cm"><text:p text:style-name="Caption"><draw:frame draw:style-name="fr10" draw:name="Image54" text:anchor-type="paragraph" svg:width="4.39cm" style:rel-width="100%" svg:height="5.48cm" style:rel-height="scale" draw:z-index="126"><draw:image xlink:href="Pictures/10000000000000A6000000CF5B29BCC0CF74AF94.png" xlink:type="simple" xlink:show="embed" xlink:actuate="onLoad" loext:mime-type="image/png"/></draw:frame><text:line-break/>Figure <text:sequence text:ref-name="refFigure49" text:name="Figure" text:formula="ooow:Figure+1" style:num-format="1">50</text:sequence>: Input data set for regression analysis</text:p></draw:text-box></draw:frame></text:p>
      <text:p text:style-name="P63"><text:soft-page-break/>Figure <text:sequence-ref text:reference-format="value" text:ref-name="refFigure50">51</text:sequence-ref><text:s/>shows the regression outputs calculated for this input data using the settings shown in Figure <text:sequence-ref text:reference-format="value" text:ref-name="refFigure48">49</text:sequence-ref>.</text:p>
      <text:list xml:id="list142312645623554" text:continue-numbering="true" text:style-name="Heading_20_Tip">
        <text:list-item>
          <text:p text:style-name="P242">Tip</text:p>
        </text:list-item>
      </text:list>
      <text:p text:style-name="P155">For more information on regression analysis, refer to the corresponding Wikipedia article at <text:a xlink:type="simple" xlink:href="https://en.wikipedia.org/wiki/Regression_analysis" text:style-name="Internet_20_link" text:visited-style-name="Visited_20_Internet_20_Link">https://en.wikipedia.org/wiki/Regression_analysis</text:a>.</text:p>
      <text:p text:style-name="Text_20_body"><draw:frame draw:style-name="fr2" draw:name="Frame48" text:anchor-type="as-char" svg:width="17cm" draw:z-index="2"><draw:text-box fo:min-height="18.03cm"><text:p text:style-name="Caption"><draw:frame draw:style-name="fr10" draw:name="Image27" text:anchor-type="paragraph" svg:width="17cm" style:rel-width="100%" svg:height="17.36cm" style:rel-height="scale" draw:z-index="127"><draw:image xlink:href="Pictures/1000000000000352000003646E41EB9ECBFFD83C.png" xlink:type="simple" xlink:show="embed" xlink:actuate="onLoad" loext:mime-type="image/png"/></draw:frame>Figure <text:sequence text:ref-name="refFigure50" text:name="Figure" text:formula="ooow:Figure+1" style:num-format="1">51</text:sequence>: Linear regression outputs </text:p></draw:text-box></draw:frame></text:p>
      <text:h text:style-name="P205" text:outline-level="2"><text:bookmark-start text:name="__RefHeading___Toc5595_2018368758"/><text:alphabetical-index-mark text:string-value="Paired t-test dialog"/><text:alphabetical-index-mark text:string-value="paired t-test" text:key1="statistics tools"/><text:alphabetical-index-mark text:string-value="t-test, paired"/>Paired T-test tool<text:bookmark-end text:name="__RefHeading___Toc5595_2018368758"/></text:h>
      <text:p text:style-name="P65">The Paired T-test tool compares the population means of two related sample sets and determines the difference between the two. Select <text:span text:style-name="Strong_20_Emphasis">Data &gt; Statistics &gt; Paired t-test</text:span> in the Menu bar to access the Paired t-test dialog (Figure <text:sequence-ref text:reference-format="value" text:ref-name="refFigure51">52</text:sequence-ref>).</text:p>
      <text:p text:style-name="P84"><text:soft-page-break/>Variable 1 range</text:p>
      <text:p text:style-name="P127">Specifies the cell range containing the first set of input data.</text:p>
      <text:p text:style-name="P84">Variable 2 range</text:p>
      <text:p text:style-name="P127">Specifies the cell range containing the second set of input data.</text:p>
      <text:p text:style-name="P84">Results to</text:p>
      <text:p text:style-name="P127">Specifies the top left cell of the results area. When you run the tool, it will generate the paired t-test table starting at this cell.</text:p>
      <text:p text:style-name="P84">Columns / Rows</text:p>
      <text:p text:style-name="P97">Specifies whether the data to be analyzed is organized in columns or rows.</text:p>
      <text:p text:style-name="Figure"><draw:frame draw:style-name="fr2" draw:name="Frame31" text:anchor-type="as-char" svg:width="10.086cm" draw:z-index="130"><draw:text-box fo:min-height="7.639cm"><text:p text:style-name="Caption"><draw:frame draw:style-name="fr12" draw:name="Image10" text:anchor-type="paragraph" svg:width="10.135cm" svg:height="7.518cm" draw:z-index="131"><draw:image xlink:href="Pictures/100000000000017F0000011CEBF2B97F7C72C237.png" xlink:type="simple" xlink:show="embed" xlink:actuate="onLoad" loext:mime-type="image/png"/></draw:frame>Figure <text:sequence text:ref-name="refFigure51" text:name="Figure" text:formula="ooow:Figure+1" style:num-format="1">52</text:sequence>: Paired t-test dialog</text:p></draw:text-box></draw:frame></text:p>
      <text:p text:style-name="P64">To provide an example of using this tool, we make use of the input data set shown in Figure <text:sequence-ref text:reference-format="value" text:ref-name="refFigure52">53</text:sequence-ref>. The data sets in columns A and B represent two sets of paired values referred to as <text:span text:style-name="Emphasis">Variable 1</text:span> and <text:span text:style-name="Emphasis">Variable 2</text:span>.</text:p>
      <text:p text:style-name="Figure"><draw:frame draw:style-name="fr2" draw:name="Frame49" text:anchor-type="as-char" svg:width="5.226cm" draw:z-index="132"><draw:text-box fo:min-height="7.378cm"><text:p text:style-name="Caption"><draw:frame draw:style-name="fr12" draw:name="Image28" text:anchor-type="paragraph" svg:width="5.211cm" svg:height="6.38cm" draw:z-index="133"><draw:image xlink:href="Pictures/10000000000000C5000000F1D09C8E5A45D38711.png" xlink:type="simple" xlink:show="embed" xlink:actuate="onLoad" loext:mime-type="image/png"/></draw:frame>Figure <text:sequence text:ref-name="refFigure52" text:name="Figure" text:formula="ooow:Figure+1" style:num-format="1">53</text:sequence>: Input data for paired t-test example</text:p></draw:text-box></draw:frame></text:p>
      <text:p text:style-name="P64">Figure <text:sequence-ref text:reference-format="value" text:ref-name="refFigure53">54</text:sequence-ref><text:s/>shows the paired t-test results calculated for this input data using the settings shown in Figure <text:sequence-ref text:reference-format="value" text:ref-name="refFigure51">52</text:sequence-ref>.</text:p>
      <text:list xml:id="list142311524462978" text:continue-numbering="true" text:style-name="Heading_20_Tip">
        <text:list-item>
          <text:p text:style-name="P242"><text:soft-page-break/>Tip</text:p>
        </text:list-item>
      </text:list>
      <text:p text:style-name="P155">For more information on paired t-tests, refer to the corresponding Wikipedia article at <text:a xlink:type="simple" xlink:href="https://en.wikipedia.org/wiki/Student's_t-test" text:style-name="Internet_20_link" text:visited-style-name="Visited_20_Internet_20_Link">https://en.wikipedia.org/wiki/Student's_t-test</text:a>.</text:p>
      <text:p text:style-name="Figure"><draw:frame draw:style-name="fr2" draw:name="Frame50" text:anchor-type="as-char" svg:width="9.525cm" draw:z-index="3"><draw:text-box fo:min-height="8.35cm"><text:p text:style-name="Caption"><draw:frame draw:style-name="fr12" draw:name="Image29" text:anchor-type="paragraph" svg:width="9.449cm" svg:height="7.729cm" draw:z-index="4"><draw:image xlink:href="Pictures/1000000000000165000001241F7B88F7C4E98186.png" xlink:type="simple" xlink:show="embed" xlink:actuate="onLoad" loext:mime-type="image/png"/></draw:frame>Figure <text:sequence text:ref-name="refFigure53" text:name="Figure" text:formula="ooow:Figure+1" style:num-format="1">54</text:sequence>: Results from Paired T-test tool</text:p></draw:text-box></draw:frame></text:p>
      <text:h text:style-name="P206" text:outline-level="2"><text:bookmark-start text:name="__RefHeading___Toc5597_2018368758"/><text:alphabetical-index-mark text:string-value="F-test dialog"/><text:alphabetical-index-mark text:string-value="F-test" text:key1="statistics tools"/>F-test tool<text:bookmark-end text:name="__RefHeading___Toc5597_2018368758"/></text:h>
      <text:p text:style-name="P24">The F-test tool calculates the F-Test of two data samples. The tool is used to test the hypothesis that the variance of two populations are equal. Click <text:span text:style-name="Strong_20_Emphasis">Data &gt; Statistics &gt; F-test</text:span> in the Menu bar to access the F-test dialog shown in Figure <text:sequence-ref text:reference-format="value" text:ref-name="refFigure54">55</text:sequence-ref><text:s/>and define the required inputs to the tool.</text:p>
      <text:p text:style-name="Figure"><draw:frame draw:style-name="fr2" draw:name="Frame32" text:anchor-type="as-char" svg:width="10.075cm" draw:z-index="5"><draw:text-box fo:min-height="8.029cm"><text:p text:style-name="Caption"><draw:frame draw:style-name="fr12" draw:name="Image11" text:anchor-type="paragraph" svg:width="10.081cm" svg:height="7.489cm" draw:z-index="6"><draw:image xlink:href="Pictures/100000000000017D0000011B0635950934AF57E8.png" xlink:type="simple" xlink:show="embed" xlink:actuate="onLoad" loext:mime-type="image/png"/></draw:frame>Figure <text:sequence text:ref-name="refFigure54" text:name="Figure" text:formula="ooow:Figure+1" style:num-format="1">55</text:sequence>: F-test dialog</text:p></draw:text-box></draw:frame></text:p>
      <text:p text:style-name="Definition_20_Term">Variable 1 range</text:p>
      <text:p text:style-name="P105">Specifies the cell range containing the first set of input data.</text:p>
      <text:p text:style-name="P75">Variable 2 range</text:p>
      <text:p text:style-name="P105">Specifies the cell range containing the second set of input data.</text:p>
      <text:p text:style-name="P75"><text:soft-page-break/>Results to</text:p>
      <text:p text:style-name="P118">Specifies the top left cell of the results area. When you run the tool, it will generate the F-test table starting at this cell.</text:p>
      <text:p text:style-name="P75">Columns / Rows</text:p>
      <text:p text:style-name="P95">Specifies whether the data to be analyzed is organized in columns or rows.</text:p>
      <text:list xml:id="list142312601869587" text:continue-numbering="true" text:style-name="Heading_20_Tip">
        <text:list-item>
          <text:p text:style-name="P239">Tip</text:p>
        </text:list-item>
      </text:list>
      <text:p text:style-name="P149">Use the <text:span text:style-name="Strong_20_Emphasis">Shrink / Expand </text:span>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P17">To illustrate how to use this tool, we again use the data set from Figure <text:sequence-ref text:reference-format="value" text:ref-name="refFigure52">53</text:sequence-ref>. In this case, the data in columns A and B represent two independent sample sets, referred to as <text:span text:style-name="Emphasis">Variable 1</text:span> and <text:span text:style-name="Emphasis">Variable 2</text:span>. Figure <text:sequence-ref text:reference-format="value" text:ref-name="refFigure55">56</text:sequence-ref><text:s/>shows the F-test results calculated for this input data using the settings shown in Figure <text:sequence-ref text:reference-format="value" text:ref-name="refFigure54">55</text:sequence-ref>.</text:p>
      <text:p text:style-name="Figure"><draw:frame draw:style-name="fr2" draw:name="Frame51" text:anchor-type="as-char" svg:width="7.054cm" draw:z-index="7"><draw:text-box fo:min-height="7.468cm"><text:p text:style-name="Caption"><draw:frame draw:style-name="fr12" draw:name="Image30" text:anchor-type="paragraph" svg:width="6.96cm" svg:height="6.83cm" draw:z-index="8"><draw:image xlink:href="Pictures/1000000000000107000001023FA846E597FCF42D.png" xlink:type="simple" xlink:show="embed" xlink:actuate="onLoad" loext:mime-type="image/png"/></draw:frame>Figure <text:sequence text:ref-name="refFigure55" text:name="Figure" text:formula="ooow:Figure+1" style:num-format="1">56</text:sequence>: Results from F-test tool</text:p></draw:text-box></draw:frame></text:p>
      <text:list xml:id="list142313028392640" text:continue-numbering="true" text:style-name="Heading_20_Tip">
        <text:list-item>
          <text:p text:style-name="Heading_20_Tip">Tip</text:p>
        </text:list-item>
      </text:list>
      <text:p text:style-name="P137">For more information on F-tests, refer to the corresponding Wikipedia article at <text:a xlink:type="simple" xlink:href="https://en.wikipedia.org/wiki/F-test" text:style-name="Internet_20_link" text:visited-style-name="Visited_20_Internet_20_Link">https://en.wikipedia.org/wiki/F-test</text:a>.</text:p>
      <text:h text:style-name="P207" text:outline-level="2"><text:bookmark-start text:name="__RefHeading___Toc5599_2018368758"/><text:alphabetical-index-mark text:string-value="z-test dialog"/><text:alphabetical-index-mark text:string-value="z-test" text:key1="statistics tools"/><text:alphabetical-index-mark text:string-value="z-test" text:key1="statistics tools"/>Z-test tool<text:bookmark-end text:name="__RefHeading___Toc5599_2018368758"/></text:h>
      <text:p text:style-name="P58">The Z-test tool calculates the Z-test of two data samples. The tool performs a two sample Z-test to test the null hypothesis that there is no difference between the means of the two data sets. Click <text:span text:style-name="Strong_20_Emphasis">Data &gt; Statistics &gt; Z-test</text:span> in the Menu bar to access the z-test dialog shown in Figure <text:sequence-ref text:reference-format="value" text:ref-name="refFigure56">57</text:sequence-ref><text:s/>and define the required inputs to the tool.</text:p>
      <text:p text:style-name="P81">Variable 1 range</text:p>
      <text:p text:style-name="P121">Specifies the cell range containing the first set of input data.</text:p>
      <text:p text:style-name="P81">Variable 2 range</text:p>
      <text:p text:style-name="P121">Specifies the cell range containing the second set of input data.</text:p>
      <text:p text:style-name="P81">Results to</text:p>
      <text:p text:style-name="P121">Specifies the top left cell of the results area. When you run the tool, it will generate the Z-test table starting at this cell.</text:p>
      <text:p text:style-name="P84">Columns / Rows</text:p>
      <text:p text:style-name="P97">Specifies whether the data to be analyzed is organized in columns or rows.</text:p>
      <text:list xml:id="list142312617600257" text:continue-numbering="true" text:style-name="Heading_20_Tip">
        <text:list-item>
          <text:p text:style-name="P240"><text:soft-page-break/>Tip</text:p>
        </text:list-item>
      </text:list>
      <text:p text:style-name="P150">Use the <text:span text:style-name="Strong_20_Emphasis">Shrink / Expand</text:span> 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Figure"><draw:frame draw:style-name="fr2" draw:name="Frame33" text:anchor-type="as-char" svg:width="10.186cm" draw:z-index="9"><draw:text-box fo:min-height="7.514cm"><text:p text:style-name="Caption"><draw:frame draw:style-name="fr12" draw:name="Image12" text:anchor-type="paragraph" svg:width="10.111cm" svg:height="7.489cm" draw:z-index="10"><draw:image xlink:href="Pictures/100000000000017E0000011B304E6DF44915B4B3.png" xlink:type="simple" xlink:show="embed" xlink:actuate="onLoad" loext:mime-type="image/png"/></draw:frame>Figure <text:sequence text:ref-name="refFigure56" text:name="Figure" text:formula="ooow:Figure+1" style:num-format="1">57</text:sequence>: z-test dialog</text:p></draw:text-box></draw:frame></text:p>
      <text:p text:style-name="P66">To provide an example of using this tool, we again make use of the input data set shown in Figure <text:sequence-ref text:reference-format="value" text:ref-name="refFigure52">53</text:sequence-ref>. In this case the data in columns A and B represent two data sets, referred to as <text:span text:style-name="Emphasis">Variable 1</text:span> and <text:span text:style-name="Emphasis">Variable 2</text:span>. Figure <text:sequence-ref text:reference-format="value" text:ref-name="refFigure57">58</text:sequence-ref><text:s/>shows the Z-test results calculated for this input data using the settings shown in Figure <text:sequence-ref text:reference-format="value" text:ref-name="refFigure56">57</text:sequence-ref>.</text:p>
      <text:p text:style-name="Figure"><draw:frame draw:style-name="fr2" draw:name="Frame52" text:anchor-type="as-char" svg:width="8.788cm" draw:z-index="11"><draw:text-box fo:min-height="6.86cm"><text:p text:style-name="Caption"><draw:frame draw:style-name="fr12" draw:name="Image31" text:anchor-type="paragraph" svg:width="8.759cm" svg:height="6.35cm" draw:z-index="12"><draw:image xlink:href="Pictures/100000000000014B000000F0142AA45666771B7F.png" xlink:type="simple" xlink:show="embed" xlink:actuate="onLoad" loext:mime-type="image/png"/></draw:frame>Figure <text:sequence text:ref-name="refFigure57" text:name="Figure" text:formula="ooow:Figure+1" style:num-format="1">58</text:sequence>: Results from Z-test tool</text:p></draw:text-box></draw:frame></text:p>
      <text:list xml:id="list142311060893586" text:continue-numbering="true" text:style-name="Heading_20_Tip">
        <text:list-item>
          <text:p text:style-name="Heading_20_Tip">Tip</text:p>
        </text:list-item>
      </text:list>
      <text:p text:style-name="P138">For more information on Z-tests, refer to the corresponding Wikipedia article at <text:a xlink:type="simple" xlink:href="https://en.wikipedia.org/wiki/Z-test" text:style-name="Internet_20_link" text:visited-style-name="Visited_20_Internet_20_Link">https://en.wikipedia.org/wiki/Z-test</text:a>.</text:p>
      <text:h text:style-name="P208" text:outline-level="2"><text:bookmark-start text:name="__RefHeading___Toc5601_2018368758"/><text:alphabetical-index-mark text:string-value="Test of Independence (Chi-Square) dialog"/><text:alphabetical-index-mark text:string-value="chi-square test of independence"/><text:alphabetical-index-mark text:string-value="independence test (chi-square)"/><text:alphabetical-index-mark text:string-value="test of independence (chi-square)" text:key1="statistics tools"/>Test of Independence (Chi-Square) tool<text:bookmark-end text:name="__RefHeading___Toc5601_2018368758"/></text:h>
      <text:p text:style-name="P68">The Test of Independence (Chi-Square) tool calculates the chi-square test of a data sample, which determines how well a set of measured values fit a corresponding set of expected values. Select <text:span text:style-name="Strong_20_Emphasis">Data &gt; Statistics &gt; Chi-square Test</text:span> in the Menu bar to access the Test of Independence (Chi-Square) dialog (Figure <text:sequence-ref text:reference-format="value" text:ref-name="refFigure58">59</text:sequence-ref>).</text:p>
      <text:p text:style-name="P84"><text:soft-page-break/>Input range</text:p>
      <text:p text:style-name="P127">Specifies the cell range containing the source data.</text:p>
      <text:p text:style-name="P84">Results to</text:p>
      <text:p text:style-name="P127">Specifies the top left cell of the results area. When you run the tool, it will generate the Chi-square table starting at this cell.</text:p>
      <text:p text:style-name="P84">Columns / Rows</text:p>
      <text:p text:style-name="P97">Specifies whether the data to be analyzed is organized in columns or rows.</text:p>
      <text:p text:style-name="Figure"><draw:frame draw:style-name="fr2" draw:name="Frame34" text:anchor-type="as-char" svg:width="9.442cm" draw:z-index="13"><draw:text-box fo:min-height="7.103cm"><text:p text:style-name="Caption"><draw:frame draw:style-name="fr12" draw:name="Image13" text:anchor-type="paragraph" svg:width="9.5cm" svg:height="6.399cm" draw:z-index="14"><draw:image xlink:href="Pictures/1000000000000167000000F2F2C9BDA203DE6A64.png" xlink:type="simple" xlink:show="embed" xlink:actuate="onLoad" loext:mime-type="image/png"/></draw:frame>Figure <text:sequence text:ref-name="refFigure58" text:name="Figure" text:formula="ooow:Figure+1" style:num-format="1">59</text:sequence>: Test of Independence (Chi-Square) dialog</text:p></draw:text-box></draw:frame></text:p>
      <text:p text:style-name="P67">To provide an example of using this tool, we again make use of the input data set shown in Figure <text:sequence-ref text:reference-format="value" text:ref-name="refFigure52">53</text:sequence-ref>. In this case the data in column A is the observed data while the data in column B are the corresponding expected values. Figure <text:sequence-ref text:reference-format="value" text:ref-name="refFigure59">60</text:sequence-ref><text:s/>shows the chi-square results calculated for this input data using the settings shown in Figure <text:sequence-ref text:reference-format="value" text:ref-name="refFigure58">59</text:sequence-ref>.</text:p>
      <text:p text:style-name="Figure"><draw:frame draw:style-name="fr2" draw:name="Frame53" text:anchor-type="as-char" svg:width="6.768cm" draw:z-index="16"><draw:text-box fo:min-height="3.881cm"><text:p text:style-name="Caption"><draw:frame draw:style-name="fr12" draw:name="Image32" text:anchor-type="paragraph" svg:width="6.669cm" svg:height="3.23cm" draw:z-index="31"><draw:image xlink:href="Pictures/10000000000000FC0000007A651A4487F4036AEC.png" xlink:type="simple" xlink:show="embed" xlink:actuate="onLoad" loext:mime-type="image/png"/></draw:frame>Figure <text:sequence text:ref-name="refFigure59" text:name="Figure" text:formula="ooow:Figure+1" style:num-format="1">60</text:sequence>: Results of chi-square test</text:p></draw:text-box></draw:frame></text:p>
      <text:list xml:id="list142312861889682" text:continue-numbering="true" text:style-name="Heading_20_Tip">
        <text:list-item>
          <text:p text:style-name="Heading_20_Tip">Tip</text:p>
        </text:list-item>
      </text:list>
      <text:p text:style-name="P156">For more information on chi-square tests, refer to the corresponding Wikipedia article at <text:a xlink:type="simple" xlink:href="https://en.wikipedia.org/wiki/Chi-squared_test" text:style-name="Internet_20_link" text:visited-style-name="Visited_20_Internet_20_Link">https://en.wikipedia.org/wiki/Chi-squared_test</text:a>.</text:p>
      <text:h text:style-name="P210" text:outline-level="2"><text:alphabetical-index-mark text:string-value="Fourier Analysis dialog"/><text:alphabetical-index-mark text:string-value="Fourier analysis" text:key1="statistics tools"/>Fourier Analysis tool</text:h>
      <text:p text:style-name="P184">The Fourier Analysis tool performs the Fourier analysis of a data set by computing the Discrete Fourier Transform (DFT) of an input array of complex numbers, using Fast Fourier Transform (FFT) algorithms. Select <text:span text:style-name="Strong_20_Emphasis">Data &gt; Statistics &gt; Fourier Analysis</text:span> in the Menu bar to access the Fourier Analysis dialog (Figure <text:sequence-ref text:reference-format="value" text:ref-name="refFigure60">61</text:sequence-ref>).</text:p>
      <text:p text:style-name="Figure"><text:soft-page-break/><draw:frame draw:style-name="fr2" draw:name="Frame3" text:anchor-type="as-char" svg:width="9.527cm" draw:z-index="128"><draw:text-box fo:min-height="10.373cm"><text:p text:style-name="Caption"><draw:frame draw:style-name="fr11" draw:name="Image26" text:anchor-type="paragraph" svg:width="9.527cm" style:rel-width="100%" svg:height="10.373cm" style:rel-height="scale" draw:z-index="129"><draw:image xlink:href="Pictures/100000000000016800000188D5BE43001425D125.png" xlink:type="simple" xlink:show="embed" xlink:actuate="onLoad" loext:mime-type="image/png"/></draw:frame><text:line-break/>Figure <text:sequence text:ref-name="refFigure60" text:name="Figure" text:formula="ooow:Figure+1" style:num-format="1">61</text:sequence>: Fourier Analysis dialog</text:p></draw:text-box></draw:frame></text:p>
      <text:p text:style-name="Definition_20_Term">Input range</text:p>
      <text:p text:style-name="Text_20_body_20_indent">Specifies the cell range containing the source data. A 2 x N or N x 2 range representing an array of complex numbers to be transformed, where N is the length of the array. The array contains the real and imaginary parts of the data.</text:p>
      <text:p text:style-name="Definition_20_Term">Results to</text:p>
      <text:p text:style-name="Text_20_body_20_indent">Specifies the top left cell of the results area. When you run the tool, it will generate the Fourier transform table starting at this cell.</text:p>
      <text:p text:style-name="Definition_20_Term">Input range has label</text:p>
      <text:p text:style-name="Text_20_body_20_indent">Specifies whether the first row or column of the input array is a label and not part of the data to be analyzed.</text:p>
      <text:p text:style-name="Definition_20_Term">Columns / Rows</text:p>
      <text:p text:style-name="Text_20_body_20_indent">Specifies whether the data to be analyzed is organized in columns or rows.</text:p>
      <text:p text:style-name="Definition_20_Term">Inverse</text:p>
      <text:p text:style-name="Text_20_body_20_indent">If ticked, the tool calculates an inverse Discrete Fourier Transform.</text:p>
      <text:p text:style-name="Definition_20_Term">Output in polar form</text:p>
      <text:p text:style-name="Text_20_body_20_indent">If ticked, the tool outputs the results in polar coordinates (that is, magnitude and phase).</text:p>
      <text:p text:style-name="Definition_20_Term">Minimum magnitude for polar form output</text:p>
      <text:p text:style-name="Text_20_body_20_indent">This option is only relevant when you select to output results in polar form. All frequency components with magnitude less than the specified value in decibels will be suppressed with a zero magnitude-phase entry. This is useful when looking at the magnitude-phase spectrum of a signal because there is always some tiny rounding error when performing FFT algorithms, which results in incorrect non-zero phase for non-existent frequencies. By providing a suitable value to this parameter, these non-existent frequency components can be suppressed.</text:p>
      <text:p text:style-name="P59">To provide an example of using this tool, we make use of the input data set shown in columns B (real values) and C (imaginary values) of the spreadsheet shown in Figure <text:sequence-ref text:reference-format="value" text:ref-name="refFigure61">62</text:sequence-ref>. The data shown in <text:soft-page-break/>columns E (real values) and F (imaginary values) of the spreadsheet are the Fourier transform results calculated by the tool for this input data, using the settings shown in Figure <text:sequence-ref text:reference-format="value" text:ref-name="refFigure60">61</text:sequence-ref>.</text:p>
      <text:p text:style-name="Text_20_body"><draw:frame draw:style-name="fr1" draw:name="Frame47" text:anchor-type="char" svg:width="15.956cm" draw:z-index="15"><draw:text-box fo:min-height="18.893cm"><text:p text:style-name="Figure"><draw:frame draw:style-name="fr10" draw:name="Image55" text:anchor-type="paragraph" svg:width="15.956cm" style:rel-width="100%" svg:height="18.893cm" style:rel-height="scale" draw:z-index="17"><draw:image xlink:href="Pictures/100000000000025B000002CAC98F33DAD0ABEE04.png" xlink:type="simple" xlink:show="embed" xlink:actuate="onLoad" loext:mime-type="image/png"/></draw:frame><text:line-break/>Figure <text:sequence text:ref-name="refFigure61" text:name="Figure" text:formula="ooow:Figure+1" style:num-format="1">62</text:sequence>: Fourier analysis tool - example input data and results</text:p></draw:text-box></draw:frame></text:p>
      <text:list xml:id="list142312018341170" text:continue-list="list142311747037750" text:style-name="Heading_20_Note">
        <text:list-item>
          <text:p text:style-name="Heading_20_Note">Poznámka</text:p>
        </text:list-item>
      </text:list>
      <text:p text:style-name="Text_20_Note">For those with a technical interest in the algorithms used by the Fourier Analysis tool, a radix-2 decimation-in-time FFT is used when the length of the input sequence is an even power of 2, while Bluestein’s FFT algorithm is used when the length of the input sequence is not an even power of 2.</text:p>
      <text:list xml:id="list142312836319786" text:continue-list="list142312861889682" text:style-name="Heading_20_Tip">
        <text:list-item>
          <text:p text:style-name="Heading_20_Tip"><text:soft-page-break/>Tip</text:p>
        </text:list-item>
      </text:list>
      <text:p text:style-name="Text_20_Note">For more information on Fourier analysis, refer to the corresponding Wikipedia article at <text:a xlink:type="simple" xlink:href="https://en.wikipedia.org/wiki/Fourier_analysis" text:style-name="Internet_20_link" text:visited-style-name="Visited_20_Internet_20_Link"><text:span text:style-name="Internet_20_link">https://en.wikipedia.org/wiki/Fourier_analysis</text:span></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3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Using the SUBTOTAL function</text:chapter> | <text:page-number text:select-page="current">9</text:page-number></text:p>
      </style:footer>
      <style:footer-left>
        <text:p text:style-name="Footer"><text:page-number text:select-page="current">48</text:page-number><text:s/>| <text:chapter text:display="name" text:outline-level="2">Fourier Analysis too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9 Data Analysis</text:title><text:s/>| <text:page-number text:select-page="current">3</text:page-number></text:p>
      </style:footer>
      <style:footer-left>
        <text:p text:style-name="MP2"><text:page-number text:select-page="current">4</text:page-number><text:s/><text:span text:style-name="MT3">| </text:span><text:title>Chapter 9 Data Analysi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5T14:04:53.162000000</meta:creation-date>
    <meta:editing-duration>P0D</meta:editing-duration>
    <meta:editing-cycles>1</meta:editing-cycles>
    <meta:generator>LibreOffice/6.4.1.2$Linux_X86_64 LibreOffice_project/4d224e95b98b138af42a64d84056446d09082932</meta:generator>
    <dc:title>Chapter 9 Data Analysis</dc:title>
    <meta:document-statistic meta:table-count="7" meta:image-count="63" meta:object-count="0" meta:page-count="49" meta:paragraph-count="844" meta:word-count="10745" meta:character-count="62652" meta:non-whitespace-character-count="52739"/>
    <meta:user-defined meta:name="Guide Name">Calc Guide</meta:user-defined>
    <meta:user-defined meta:name="LibreOffive Version" meta:value-type="float">6.4</meta:user-defined>
    <meta:template xlink:type="simple" xlink:actuate="onRequest" xlink:title="LibreOffice_6.x_Template" xlink:href="../../../../../Downloads/Documentos/TDFCloud/LibreOffice%20Documentation/English/Calc%20Guide/LibreOffice_6.x_Template.ott" meta:date="2019-06-25T14:04:52.547000000"/>
  </office:meta>
</office:document-meta>
</file>